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25.36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5.65mm"/>
    </style:style>
    <style:style style:name="co8" style:family="table-column">
      <style:table-column-properties fo:break-before="auto" style:column-width="23.64mm"/>
    </style:style>
    <style:style style:name="co9" style:family="table-column">
      <style:table-column-properties fo:break-before="auto" style:column-width="24.78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23.92mm"/>
    </style:style>
    <style:style style:name="co12" style:family="table-column">
      <style:table-column-properties fo:break-before="auto" style:column-width="18.73mm"/>
    </style:style>
    <style:style style:name="co13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9"/>
      <style:map style:condition="cell-content()&lt;=0.5" style:apply-style-name="grey_5f_background" style:base-cell-address="Zeit0.A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0"/>
      <style:map style:condition="cell-content()&lt;=0.5" style:apply-style-name="grey_5f_background" style:base-cell-address="Zeit0.A1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1"/>
      <style:map style:condition="cell-content()&lt;=0.5" style:apply-style-name="grey_5f_background" style:base-cell-address="Zeit0.A1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2"/>
      <style:map style:condition="cell-content()&lt;=0.5" style:apply-style-name="grey_5f_background" style:base-cell-address="Zeit0.A12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3"/>
      <style:map style:condition="cell-content()&lt;=0.5" style:apply-style-name="grey_5f_background" style:base-cell-address="Zeit0.A13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4"/>
      <style:map style:condition="cell-content()&lt;=0.5" style:apply-style-name="grey_5f_background" style:base-cell-address="Zeit0.A14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5"/>
      <style:map style:condition="cell-content()&lt;=0.5" style:apply-style-name="grey_5f_background" style:base-cell-address="Zeit0.A15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8"/>
      <style:map style:condition="cell-content()&lt;=0.5" style:apply-style-name="grey_5f_background" style:base-cell-address="Zeit0.A18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9"/>
      <style:map style:condition="cell-content()&lt;=0.5" style:apply-style-name="grey_5f_background" style:base-cell-address="Zeit0.B9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0"/>
      <style:map style:condition="cell-content()&lt;=0.5" style:apply-style-name="grey_5f_background" style:base-cell-address="Zeit0.B1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5"/>
      <style:map style:condition="cell-content()&lt;=0.5" style:apply-style-name="grey_5f_background" style:base-cell-address="Zeit0.B15"/>
    </style:style>
    <style:style style:name="ce34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9"/>
      <style:map style:condition="cell-content()&lt;=0.5" style:apply-style-name="grey_5f_background" style:base-cell-address="Zeit0.C9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15"/>
      <style:map style:condition="cell-content()&lt;=0.5" style:apply-style-name="grey_5f_background" style:base-cell-address="Zeit0.C15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9"/>
      <style:map style:condition="cell-content()&lt;=0.5" style:apply-style-name="grey_5f_background" style:base-cell-address="Zeit0.D9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15"/>
      <style:map style:condition="cell-content()&lt;=0.5" style:apply-style-name="grey_5f_background" style:base-cell-address="Zeit0.D15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9"/>
      <style:map style:condition="cell-content()&lt;=0.5" style:apply-style-name="grey_5f_background" style:base-cell-address="Zeit0.E9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15"/>
      <style:map style:condition="cell-content()&lt;=0.5" style:apply-style-name="grey_5f_background" style:base-cell-address="Zeit0.E15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9"/>
      <style:map style:condition="cell-content()&lt;=0.5" style:apply-style-name="grey_5f_background" style:base-cell-address="Zeit0.F9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15"/>
      <style:map style:condition="cell-content()&lt;=0.5" style:apply-style-name="grey_5f_background" style:base-cell-address="Zeit0.F1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9"/>
      <style:map style:condition="cell-content()&lt;=0.5" style:apply-style-name="grey_5f_background" style:base-cell-address="Zeit0.G9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15"/>
      <style:map style:condition="cell-content()&lt;=0.5" style:apply-style-name="grey_5f_background" style:base-cell-address="Zeit0.G15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9"/>
      <style:map style:condition="cell-content()&lt;=0.5" style:apply-style-name="grey_5f_background" style:base-cell-address="Zeit0.H9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0"/>
      <style:map style:condition="cell-content()&lt;=0.5" style:apply-style-name="grey_5f_background" style:base-cell-address="Zeit0.H1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1"/>
      <style:map style:condition="cell-content()&lt;=0.5" style:apply-style-name="grey_5f_background" style:base-cell-address="Zeit0.H11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2"/>
      <style:map style:condition="cell-content()&lt;=0.5" style:apply-style-name="grey_5f_background" style:base-cell-address="Zeit0.H12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3"/>
      <style:map style:condition="cell-content()&lt;=0.5" style:apply-style-name="grey_5f_background" style:base-cell-address="Zeit0.H1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4"/>
      <style:map style:condition="cell-content()&lt;=0.5" style:apply-style-name="grey_5f_background" style:base-cell-address="Zeit0.H14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5"/>
      <style:map style:condition="cell-content()&lt;=0.5" style:apply-style-name="grey_5f_background" style:base-cell-address="Zeit0.H15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9"/>
      <style:map style:condition="cell-content()&lt;=0.5" style:apply-style-name="grey_5f_background" style:base-cell-address="Zeit1.A9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18"/>
      <style:map style:condition="cell-content()&lt;=0.5" style:apply-style-name="grey_5f_background" style:base-cell-address="Zeit1.A18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.AppleSystemUIFon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9"/>
      <style:map style:condition="cell-content()&lt;=0.5" style:apply-style-name="grey_5f_background" style:base-cell-address="Zeit2.A9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18"/>
      <style:map style:condition="cell-content()&lt;=0.5" style:apply-style-name="grey_5f_background" style:base-cell-address="Zeit2.A18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9"/>
      <style:map style:condition="cell-content()&lt;=0.5" style:apply-style-name="grey_5f_background" style:base-cell-address="Zeit3.A9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18"/>
      <style:map style:condition="cell-content()&lt;=0.5" style:apply-style-name="grey_5f_background" style:base-cell-address="Zeit3.A18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9"/>
      <style:map style:condition="cell-content()&lt;=0.5" style:apply-style-name="grey_5f_background" style:base-cell-address="Zeit4.A9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18"/>
      <style:map style:condition="cell-content()&lt;=0.5" style:apply-style-name="grey_5f_background" style:base-cell-address="Zeit4.A18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9"/>
      <style:map style:condition="cell-content()&lt;=0.5" style:apply-style-name="grey_5f_background" style:base-cell-address="Zeit5.A9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18"/>
      <style:map style:condition="cell-content()&lt;=0.5" style:apply-style-name="grey_5f_background" style:base-cell-address="Zeit5.A18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9"/>
      <style:map style:condition="cell-content()&lt;=0.5" style:apply-style-name="grey_5f_background" style:base-cell-address="Zeit6.A9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18"/>
      <style:map style:condition="cell-content()&lt;=0.5" style:apply-style-name="grey_5f_background" style:base-cell-address="Zeit6.A18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A9"/>
      <style:map style:condition="cell-content()&lt;=0.5" style:apply-style-name="grey_5f_background" style:base-cell-address="Zeit7.A9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A18"/>
      <style:map style:condition="cell-content()&lt;=0.5" style:apply-style-name="grey_5f_background" style:base-cell-address="Zeit7.A18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9"/>
      <style:map style:condition="cell-content()&lt;=0.5" style:apply-style-name="grey_5f_background" style:base-cell-address="Zeit8.A9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18"/>
      <style:map style:condition="cell-content()&lt;=0.5" style:apply-style-name="grey_5f_background" style:base-cell-address="Zeit8.A18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9"/>
      <style:map style:condition="cell-content()&lt;=0.5" style:apply-style-name="grey_5f_background" style:base-cell-address="Zeit9.A9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18"/>
      <style:map style:condition="cell-content()&lt;=0.5" style:apply-style-name="grey_5f_background" style:base-cell-address="Zeit9.A18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A9"/>
      <style:map style:condition="cell-content()&lt;=0.5" style:apply-style-name="grey_5f_background" style:base-cell-address="Zeit10.A9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A18"/>
      <style:map style:condition="cell-content()&lt;=0.5" style:apply-style-name="grey_5f_background" style:base-cell-address="Zeit10.A18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25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143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font-weight="bold"/>
    </style:style>
    <style:style style:name="ce144" style:family="table-cell" style:parent-style-name="Default">
      <style:table-cell-properties fo:background-color="#adc5e7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vertical-align="middle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79" style:family="table-cell" style:parent-style-name="Default">
      <style:text-properties fo:color="#407927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  <style:map style:condition="cell-content()&lt;0.5" style:apply-style-name="blue_5f_dark_5f_background" style:base-cell-address="Verteilung.X18"/>
      <style:map style:condition="cell-content()&gt;=0.5" style:apply-style-name="grey_5f_background" style:base-cell-address="Verteilung.X18"/>
    </style:style>
    <style:style style:name="ce15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08" table:default-cell-style-name="ce1"/>
        <table:table-row table:style-name="ro1">
          <table:table-cell/>
          <table:table-cell table:style-name="Default" table:number-columns-repeated="2"/>
          <table:table-cell table:style-name="ce14" office:value-type="string" calcext:value-type="string">
            <text:p>EDITIERBARE STARTVERTEILUNG</text:p>
          </table:table-cell>
          <table:table-cell table:number-columns-repeated="6"/>
          <table:table-cell table:style-name="Default"/>
          <table:table-cell table:number-columns-repeated="3"/>
          <table:table-cell table:style-name="ce15" office:value-type="string" calcext:value-type="string">
            <text:p>Summe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3"/>
          <table:table-cell table:style-name="ce16" table:formula="of:=SUM([.B2:.G6])" office:value-type="float" office:value="2100" calcext:value-type="float">
            <text:p>210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4" office:value-type="float" office:value="1000" calcext:value-type="float">
            <text:p>100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22" table:formula="of:=1-[.A9]" office:value-type="float" office:value="0" calcext:value-type="float">
            <text:p>0</text:p>
          </table:table-cell>
          <table:table-cell table:style-name="ce22" table:formula="of:=1-[.B9]" office:value-type="float" office:value="0" calcext:value-type="float">
            <text:p>0</text:p>
          </table:table-cell>
          <table:table-cell table:style-name="ce22" table:formula="of:=1-[.C9]" office:value-type="float" office:value="0" calcext:value-type="float">
            <text:p>0</text:p>
          </table:table-cell>
          <table:table-cell table:style-name="ce22" table:formula="of:=1-[.D9]" office:value-type="float" office:value="0" calcext:value-type="float">
            <text:p>0</text:p>
          </table:table-cell>
          <table:table-cell table:style-name="ce22" table:formula="of:=1-[.E9]" office:value-type="float" office:value="0" calcext:value-type="float">
            <text:p>0</text:p>
          </table:table-cell>
          <table:table-cell table:style-name="ce22" table:formula="of:=1-[.F9]" office:value-type="float" office:value="0" calcext:value-type="float">
            <text:p>0</text:p>
          </table:table-cell>
          <table:table-cell table:style-name="ce22" table:formula="of:=1-[.G9]" office:value-type="float" office:value="0" calcext:value-type="float">
            <text:p>0</text:p>
          </table:table-cell>
          <table:table-cell table:style-name="ce22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0]" office:value-type="float" office:value="0" calcext:value-type="float">
            <text:p>0</text:p>
          </table:table-cell>
          <table:table-cell table:style-name="ce22" table:formula="of:=1-[.B10]" office:value-type="float" office:value="1" calcext:value-type="float">
            <text:p>1</text:p>
          </table:table-cell>
          <table:table-cell table:style-name="ce22" table:formula="of:=1-[.C10]" office:value-type="float" office:value="1" calcext:value-type="float">
            <text:p>1</text:p>
          </table:table-cell>
          <table:table-cell table:style-name="ce22" table:formula="of:=1-[.D10]" office:value-type="float" office:value="1" calcext:value-type="float">
            <text:p>1</text:p>
          </table:table-cell>
          <table:table-cell table:style-name="ce22" table:formula="of:=1-[.E10]" office:value-type="float" office:value="1" calcext:value-type="float">
            <text:p>1</text:p>
          </table:table-cell>
          <table:table-cell table:style-name="ce22" table:formula="of:=1-[.F10]" office:value-type="float" office:value="1" calcext:value-type="float">
            <text:p>1</text:p>
          </table:table-cell>
          <table:table-cell table:style-name="ce22" table:formula="of:=1-[.G10]" office:value-type="float" office:value="1" calcext:value-type="float">
            <text:p>1</text:p>
          </table:table-cell>
          <table:table-cell table:style-name="ce22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1]" office:value-type="float" office:value="0" calcext:value-type="float">
            <text:p>0</text:p>
          </table:table-cell>
          <table:table-cell table:style-name="ce22" table:formula="of:=1-[.B11]" office:value-type="float" office:value="1" calcext:value-type="float">
            <text:p>1</text:p>
          </table:table-cell>
          <table:table-cell table:style-name="ce22" table:formula="of:=1-[.C11]" office:value-type="float" office:value="0" calcext:value-type="float">
            <text:p>0</text:p>
          </table:table-cell>
          <table:table-cell table:style-name="ce22" table:formula="of:=1-[.D11]" office:value-type="float" office:value="0" calcext:value-type="float">
            <text:p>0</text:p>
          </table:table-cell>
          <table:table-cell table:style-name="ce22" table:formula="of:=1-[.E11]" office:value-type="float" office:value="1" calcext:value-type="float">
            <text:p>1</text:p>
          </table:table-cell>
          <table:table-cell table:style-name="ce22" table:formula="of:=1-[.F11]" office:value-type="float" office:value="1" calcext:value-type="float">
            <text:p>1</text:p>
          </table:table-cell>
          <table:table-cell table:style-name="ce22" table:formula="of:=1-[.G11]" office:value-type="float" office:value="1" calcext:value-type="float">
            <text:p>1</text:p>
          </table:table-cell>
          <table:table-cell table:style-name="ce22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2]" office:value-type="float" office:value="0" calcext:value-type="float">
            <text:p>0</text:p>
          </table:table-cell>
          <table:table-cell table:style-name="ce22" table:formula="of:=1-[.B12]" office:value-type="float" office:value="1" calcext:value-type="float">
            <text:p>1</text:p>
          </table:table-cell>
          <table:table-cell table:style-name="ce22" table:formula="of:=1-[.C12]" office:value-type="float" office:value="1" calcext:value-type="float">
            <text:p>1</text:p>
          </table:table-cell>
          <table:table-cell table:style-name="ce22" table:formula="of:=1-[.D12]" office:value-type="float" office:value="1" calcext:value-type="float">
            <text:p>1</text:p>
          </table:table-cell>
          <table:table-cell table:style-name="ce22" table:formula="of:=1-[.E12]" office:value-type="float" office:value="1" calcext:value-type="float">
            <text:p>1</text:p>
          </table:table-cell>
          <table:table-cell table:style-name="ce22" table:formula="of:=1-[.F12]" office:value-type="float" office:value="1" calcext:value-type="float">
            <text:p>1</text:p>
          </table:table-cell>
          <table:table-cell table:style-name="ce22" table:formula="of:=1-[.G12]" office:value-type="float" office:value="1" calcext:value-type="float">
            <text:p>1</text:p>
          </table:table-cell>
          <table:table-cell table:style-name="ce22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3]" office:value-type="float" office:value="0" calcext:value-type="float">
            <text:p>0</text:p>
          </table:table-cell>
          <table:table-cell table:style-name="ce22" table:formula="of:=1-[.B13]" office:value-type="float" office:value="1" calcext:value-type="float">
            <text:p>1</text:p>
          </table:table-cell>
          <table:table-cell table:style-name="ce22" table:formula="of:=1-[.C13]" office:value-type="float" office:value="1" calcext:value-type="float">
            <text:p>1</text:p>
          </table:table-cell>
          <table:table-cell table:style-name="ce22" table:formula="of:=1-[.D13]" office:value-type="float" office:value="1" calcext:value-type="float">
            <text:p>1</text:p>
          </table:table-cell>
          <table:table-cell table:style-name="ce22" table:formula="of:=1-[.E13]" office:value-type="float" office:value="1" calcext:value-type="float">
            <text:p>1</text:p>
          </table:table-cell>
          <table:table-cell table:style-name="ce22" table:formula="of:=1-[.F13]" office:value-type="float" office:value="1" calcext:value-type="float">
            <text:p>1</text:p>
          </table:table-cell>
          <table:table-cell table:style-name="ce22" table:formula="of:=1-[.G13]" office:value-type="float" office:value="1" calcext:value-type="float">
            <text:p>1</text:p>
          </table:table-cell>
          <table:table-cell table:style-name="ce22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4]" office:value-type="float" office:value="0" calcext:value-type="float">
            <text:p>0</text:p>
          </table:table-cell>
          <table:table-cell table:style-name="ce22" table:formula="of:=1-[.B14]" office:value-type="float" office:value="1" calcext:value-type="float">
            <text:p>1</text:p>
          </table:table-cell>
          <table:table-cell table:style-name="ce22" table:formula="of:=1-[.C14]" office:value-type="float" office:value="1" calcext:value-type="float">
            <text:p>1</text:p>
          </table:table-cell>
          <table:table-cell table:style-name="ce22" table:formula="of:=1-[.D14]" office:value-type="float" office:value="1" calcext:value-type="float">
            <text:p>1</text:p>
          </table:table-cell>
          <table:table-cell table:style-name="ce22" table:formula="of:=1-[.E14]" office:value-type="float" office:value="1" calcext:value-type="float">
            <text:p>1</text:p>
          </table:table-cell>
          <table:table-cell table:style-name="ce22" table:formula="of:=1-[.F14]" office:value-type="float" office:value="0" calcext:value-type="float">
            <text:p>0</text:p>
          </table:table-cell>
          <table:table-cell table:style-name="ce22" table:formula="of:=1-[.G14]" office:value-type="float" office:value="0" calcext:value-type="float">
            <text:p>0</text:p>
          </table:table-cell>
          <table:table-cell table:style-name="ce22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5]" office:value-type="float" office:value="0" calcext:value-type="float">
            <text:p>0</text:p>
          </table:table-cell>
          <table:table-cell table:style-name="ce22" table:formula="of:=1-[.B15]" office:value-type="float" office:value="0" calcext:value-type="float">
            <text:p>0</text:p>
          </table:table-cell>
          <table:table-cell table:style-name="ce22" table:formula="of:=1-[.C15]" office:value-type="float" office:value="0" calcext:value-type="float">
            <text:p>0</text:p>
          </table:table-cell>
          <table:table-cell table:style-name="ce22" table:formula="of:=1-[.D15]" office:value-type="float" office:value="0" calcext:value-type="float">
            <text:p>0</text:p>
          </table:table-cell>
          <table:table-cell table:style-name="ce22" table:formula="of:=1-[.E15]" office:value-type="float" office:value="0" calcext:value-type="float">
            <text:p>0</text:p>
          </table:table-cell>
          <table:table-cell table:style-name="ce22" table:formula="of:=1-[.F15]" office:value-type="float" office:value="0" calcext:value-type="float">
            <text:p>0</text:p>
          </table:table-cell>
          <table:table-cell table:style-name="ce22" table:formula="of:=1-[.G15]" office:value-type="float" office:value="0" calcext:value-type="float">
            <text:p>0</text:p>
          </table:table-cell>
          <table:table-cell table:style-name="ce22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B2:Zeit0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0.B10:Zeit0.G14">
            <calcext:condition calcext:apply-style-name="blue_dark_background" calcext:value="&gt;0.5" calcext:base-cell-address="Zeit0.B10"/>
            <calcext:condition calcext:apply-style-name="grey_background" calcext:value="&lt;=0.5" calcext:base-cell-address="Zeit0.B10"/>
          </calcext:conditional-format>
          <calcext:conditional-format calcext:target-range-address="Zeit0.A9:Zeit0.A9">
            <calcext:condition calcext:apply-style-name="blue_dark_background" calcext:value="&gt;0.5" calcext:base-cell-address="Zeit0.A9"/>
            <calcext:condition calcext:apply-style-name="grey_background" calcext:value="&lt;=0.5" calcext:base-cell-address="Zeit0.A9"/>
          </calcext:conditional-format>
          <calcext:conditional-format calcext:target-range-address="Zeit0.B9:Zeit0.B9">
            <calcext:condition calcext:apply-style-name="blue_dark_background" calcext:value="&gt;0.5" calcext:base-cell-address="Zeit0.B9"/>
            <calcext:condition calcext:apply-style-name="grey_background" calcext:value="&lt;=0.5" calcext:base-cell-address="Zeit0.B9"/>
          </calcext:conditional-format>
          <calcext:conditional-format calcext:target-range-address="Zeit0.C9:Zeit0.C9">
            <calcext:condition calcext:apply-style-name="blue_dark_background" calcext:value="&gt;0.5" calcext:base-cell-address="Zeit0.C9"/>
            <calcext:condition calcext:apply-style-name="grey_background" calcext:value="&lt;=0.5" calcext:base-cell-address="Zeit0.C9"/>
          </calcext:conditional-format>
          <calcext:conditional-format calcext:target-range-address="Zeit0.D9:Zeit0.D9">
            <calcext:condition calcext:apply-style-name="blue_dark_background" calcext:value="&gt;0.5" calcext:base-cell-address="Zeit0.D9"/>
            <calcext:condition calcext:apply-style-name="grey_background" calcext:value="&lt;=0.5" calcext:base-cell-address="Zeit0.D9"/>
          </calcext:conditional-format>
          <calcext:conditional-format calcext:target-range-address="Zeit0.E9:Zeit0.E9">
            <calcext:condition calcext:apply-style-name="blue_dark_background" calcext:value="&gt;0.5" calcext:base-cell-address="Zeit0.E9"/>
            <calcext:condition calcext:apply-style-name="grey_background" calcext:value="&lt;=0.5" calcext:base-cell-address="Zeit0.E9"/>
          </calcext:conditional-format>
          <calcext:conditional-format calcext:target-range-address="Zeit0.F9:Zeit0.F9">
            <calcext:condition calcext:apply-style-name="blue_dark_background" calcext:value="&gt;0.5" calcext:base-cell-address="Zeit0.F9"/>
            <calcext:condition calcext:apply-style-name="grey_background" calcext:value="&lt;=0.5" calcext:base-cell-address="Zeit0.F9"/>
          </calcext:conditional-format>
          <calcext:conditional-format calcext:target-range-address="Zeit0.G9:Zeit0.G9">
            <calcext:condition calcext:apply-style-name="blue_dark_background" calcext:value="&gt;0.5" calcext:base-cell-address="Zeit0.G9"/>
            <calcext:condition calcext:apply-style-name="grey_background" calcext:value="&lt;=0.5" calcext:base-cell-address="Zeit0.G9"/>
          </calcext:conditional-format>
          <calcext:conditional-format calcext:target-range-address="Zeit0.H9:Zeit0.H9">
            <calcext:condition calcext:apply-style-name="blue_dark_background" calcext:value="&gt;0.5" calcext:base-cell-address="Zeit0.H9"/>
            <calcext:condition calcext:apply-style-name="grey_background" calcext:value="&lt;=0.5" calcext:base-cell-address="Zeit0.H9"/>
          </calcext:conditional-format>
          <calcext:conditional-format calcext:target-range-address="Zeit0.H10:Zeit0.H10">
            <calcext:condition calcext:apply-style-name="blue_dark_background" calcext:value="&gt;0.5" calcext:base-cell-address="Zeit0.H10"/>
            <calcext:condition calcext:apply-style-name="grey_background" calcext:value="&lt;=0.5" calcext:base-cell-address="Zeit0.H10"/>
          </calcext:conditional-format>
          <calcext:conditional-format calcext:target-range-address="Zeit0.H11:Zeit0.H11">
            <calcext:condition calcext:apply-style-name="blue_dark_background" calcext:value="&gt;0.5" calcext:base-cell-address="Zeit0.H11"/>
            <calcext:condition calcext:apply-style-name="grey_background" calcext:value="&lt;=0.5" calcext:base-cell-address="Zeit0.H11"/>
          </calcext:conditional-format>
          <calcext:conditional-format calcext:target-range-address="Zeit0.H12:Zeit0.H12">
            <calcext:condition calcext:apply-style-name="blue_dark_background" calcext:value="&gt;0.5" calcext:base-cell-address="Zeit0.H12"/>
            <calcext:condition calcext:apply-style-name="grey_background" calcext:value="&lt;=0.5" calcext:base-cell-address="Zeit0.H12"/>
          </calcext:conditional-format>
          <calcext:conditional-format calcext:target-range-address="Zeit0.H13:Zeit0.H13">
            <calcext:condition calcext:apply-style-name="blue_dark_background" calcext:value="&gt;0.5" calcext:base-cell-address="Zeit0.H13"/>
            <calcext:condition calcext:apply-style-name="grey_background" calcext:value="&lt;=0.5" calcext:base-cell-address="Zeit0.H13"/>
          </calcext:conditional-format>
          <calcext:conditional-format calcext:target-range-address="Zeit0.H14:Zeit0.H14">
            <calcext:condition calcext:apply-style-name="blue_dark_background" calcext:value="&gt;0.5" calcext:base-cell-address="Zeit0.H14"/>
            <calcext:condition calcext:apply-style-name="grey_background" calcext:value="&lt;=0.5" calcext:base-cell-address="Zeit0.H14"/>
          </calcext:conditional-format>
          <calcext:conditional-format calcext:target-range-address="Zeit0.H15:Zeit0.H15">
            <calcext:condition calcext:apply-style-name="blue_dark_background" calcext:value="&gt;0.5" calcext:base-cell-address="Zeit0.H15"/>
            <calcext:condition calcext:apply-style-name="grey_background" calcext:value="&lt;=0.5" calcext:base-cell-address="Zeit0.H15"/>
          </calcext:conditional-format>
          <calcext:conditional-format calcext:target-range-address="Zeit0.G15:Zeit0.G15">
            <calcext:condition calcext:apply-style-name="blue_dark_background" calcext:value="&gt;0.5" calcext:base-cell-address="Zeit0.G15"/>
            <calcext:condition calcext:apply-style-name="grey_background" calcext:value="&lt;=0.5" calcext:base-cell-address="Zeit0.G15"/>
          </calcext:conditional-format>
          <calcext:conditional-format calcext:target-range-address="Zeit0.F15:Zeit0.F15">
            <calcext:condition calcext:apply-style-name="blue_dark_background" calcext:value="&gt;0.5" calcext:base-cell-address="Zeit0.F15"/>
            <calcext:condition calcext:apply-style-name="grey_background" calcext:value="&lt;=0.5" calcext:base-cell-address="Zeit0.F15"/>
          </calcext:conditional-format>
          <calcext:conditional-format calcext:target-range-address="Zeit0.E15:Zeit0.E15">
            <calcext:condition calcext:apply-style-name="blue_dark_background" calcext:value="&gt;0.5" calcext:base-cell-address="Zeit0.E15"/>
            <calcext:condition calcext:apply-style-name="grey_background" calcext:value="&lt;=0.5" calcext:base-cell-address="Zeit0.E15"/>
          </calcext:conditional-format>
          <calcext:conditional-format calcext:target-range-address="Zeit0.D15:Zeit0.D15">
            <calcext:condition calcext:apply-style-name="blue_dark_background" calcext:value="&gt;0.5" calcext:base-cell-address="Zeit0.D15"/>
            <calcext:condition calcext:apply-style-name="grey_background" calcext:value="&lt;=0.5" calcext:base-cell-address="Zeit0.D15"/>
          </calcext:conditional-format>
          <calcext:conditional-format calcext:target-range-address="Zeit0.C15:Zeit0.C15">
            <calcext:condition calcext:apply-style-name="blue_dark_background" calcext:value="&gt;0.5" calcext:base-cell-address="Zeit0.C15"/>
            <calcext:condition calcext:apply-style-name="grey_background" calcext:value="&lt;=0.5" calcext:base-cell-address="Zeit0.C15"/>
          </calcext:conditional-format>
          <calcext:conditional-format calcext:target-range-address="Zeit0.B15:Zeit0.B15">
            <calcext:condition calcext:apply-style-name="blue_dark_background" calcext:value="&gt;0.5" calcext:base-cell-address="Zeit0.B15"/>
            <calcext:condition calcext:apply-style-name="grey_background" calcext:value="&lt;=0.5" calcext:base-cell-address="Zeit0.B15"/>
          </calcext:conditional-format>
          <calcext:conditional-format calcext:target-range-address="Zeit0.A15:Zeit0.A15">
            <calcext:condition calcext:apply-style-name="blue_dark_background" calcext:value="&gt;0.5" calcext:base-cell-address="Zeit0.A15"/>
            <calcext:condition calcext:apply-style-name="grey_background" calcext:value="&lt;=0.5" calcext:base-cell-address="Zeit0.A15"/>
          </calcext:conditional-format>
          <calcext:conditional-format calcext:target-range-address="Zeit0.A14:Zeit0.A14">
            <calcext:condition calcext:apply-style-name="blue_dark_background" calcext:value="&gt;0.5" calcext:base-cell-address="Zeit0.A14"/>
            <calcext:condition calcext:apply-style-name="grey_background" calcext:value="&lt;=0.5" calcext:base-cell-address="Zeit0.A14"/>
          </calcext:conditional-format>
          <calcext:conditional-format calcext:target-range-address="Zeit0.A13:Zeit0.A13">
            <calcext:condition calcext:apply-style-name="blue_dark_background" calcext:value="&gt;0.5" calcext:base-cell-address="Zeit0.A13"/>
            <calcext:condition calcext:apply-style-name="grey_background" calcext:value="&lt;=0.5" calcext:base-cell-address="Zeit0.A13"/>
          </calcext:conditional-format>
          <calcext:conditional-format calcext:target-range-address="Zeit0.A12:Zeit0.A12">
            <calcext:condition calcext:apply-style-name="blue_dark_background" calcext:value="&gt;0.5" calcext:base-cell-address="Zeit0.A12"/>
            <calcext:condition calcext:apply-style-name="grey_background" calcext:value="&lt;=0.5" calcext:base-cell-address="Zeit0.A12"/>
          </calcext:conditional-format>
          <calcext:conditional-format calcext:target-range-address="Zeit0.A11:Zeit0.A11">
            <calcext:condition calcext:apply-style-name="blue_dark_background" calcext:value="&gt;0.5" calcext:base-cell-address="Zeit0.A11"/>
            <calcext:condition calcext:apply-style-name="grey_background" calcext:value="&lt;=0.5" calcext:base-cell-address="Zeit0.A11"/>
          </calcext:conditional-format>
          <calcext:conditional-format calcext:target-range-address="Zeit0.A10:Zeit0.A10">
            <calcext:condition calcext:apply-style-name="blue_dark_background" calcext:value="&gt;0.5" calcext:base-cell-address="Zeit0.A10"/>
            <calcext:condition calcext:apply-style-name="grey_background" calcext:value="&lt;=0.5" calcext:base-cell-address="Zeit0.A10"/>
          </calcext:conditional-format>
          <calcext:conditional-format calcext:target-range-address="Zeit0.A18:Zeit0.H24">
            <calcext:condition calcext:apply-style-name="blue_dark_background" calcext:value="&gt;0.5" calcext:base-cell-address="Zeit0.A18"/>
            <calcext:condition calcext:apply-style-name="grey_background" calcext:value="&lt;=0.5" calcext:base-cell-address="Zeit0.A18"/>
          </calcext:conditional-format>
        </calcext:conditional-formats>
      </table:table>
      <table:table table:name="Zeit1" table:style-name="ta1">
        <table:table-column table:style-name="co1" table:number-columns-repeated="14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08" table:default-cell-style-name="ce1"/>
        <table:table-row table:style-name="ro2">
          <table:table-cell/>
          <table:table-cell table:style-name="ce16"/>
          <table:table-cell table:style-name="ce15" office:value-type="string" calcext:value-type="string">
            <text:p>Tabelle</text:p>
          </table:table-cell>
          <table:table-cell table:style-name="ce15"/>
          <table:table-cell table:style-name="ce91" table:formula="of:=MID(CELL(&quot;Filename&quot;);FIND(&quot;$&quot;;CELL(&quot;Filename&quot;))+1;99)" office:value-type="string" office:string-value="Zeit1" calcext:value-type="string">
            <text:p>Zeit1</text:p>
          </table:table-cell>
          <table:table-cell table:style-name="ce16" table:number-columns-repeated="2"/>
          <table:table-cell table:number-columns-repeated="8"/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89" table:formula="of:==SUMPRODUCT([Zeit0.B2:.C3];[$Verteilung.B19:$Verteilung.C20])" office:value-type="float" office:value="0" calcext:value-type="float">
            <text:p>0</text:p>
          </table:table-cell>
          <table:table-cell table:style-name="ce89" table:formula="of:=SUMPRODUCT([Zeit0.B2:.D3];[$Verteilung.F19:$Verteilung.H20])" office:value-type="float" office:value="0" calcext:value-type="float">
            <text:p>0</text:p>
          </table:table-cell>
          <table:table-cell table:style-name="ce89" table:formula="of:=SUMPRODUCT([Zeit0.C2:.E3];[$Verteilung.$J$19:$Verteilung.$L$20])" office:value-type="float" office:value="3.53553390593274" calcext:value-type="float">
            <text:p>3,53553390593274</text:p>
          </table:table-cell>
          <table:table-cell table:style-name="ce89" table:formula="of:=SUMPRODUCT([Zeit0.D2:.F3];[$Verteilung.$J$19:$Verteilung.$L$20])" office:value-type="float" office:value="5" calcext:value-type="float">
            <text:p>5</text:p>
          </table:table-cell>
          <table:table-cell table:style-name="ce89" table:formula="of:=SUMPRODUCT([Zeit0.E2:.G3];[$Verteilung.N19:$Verteilung.P20])" office:value-type="float" office:value="66.5130623677783" calcext:value-type="float">
            <text:p>66,5130623677783</text:p>
          </table:table-cell>
          <table:table-cell table:style-name="ce89" table:formula="of:=SUMPRODUCT([Zeit0.F2:.G3];[$Verteilung.S19:$Verteilung.T20])" office:value-type="float" office:value="829.513105638569" calcext:value-type="float">
            <text:p>829,513105638569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89" table:formula="of:=SUMPRODUCT([Zeit0.B2:.C4];[$Verteilung.B23:$Verteilung.C25])" office:value-type="float" office:value="0" calcext:value-type="float">
            <text:p>0</text:p>
          </table:table-cell>
          <table:table-cell table:style-name="ce89" table:formula="of:=SUMPRODUCT([Zeit0.B2:.D4];[$Verteilung.F23:$Verteilung.H25])" office:value-type="float" office:value="0" calcext:value-type="float">
            <text:p>0</text:p>
          </table:table-cell>
          <table:table-cell table:style-name="ce90" table:formula="of:=SUMPRODUCT([Zeit0.C2:.E4];[$Verteilung.$J$23:$Verteilung.$L$25])" office:value-type="float" office:value="5" calcext:value-type="float">
            <text:p>5</text:p>
          </table:table-cell>
          <table:table-cell table:style-name="ce23" table:formula="of:=SUMPRODUCT([Zeit0.D2:.F4];[$Verteilung.$J$23:$Verteilung.$L$25])" office:value-type="float" office:value="65.8578643762691" calcext:value-type="float">
            <text:p>65,8578643762691</text:p>
          </table:table-cell>
          <table:table-cell table:style-name="ce89" table:formula="of:=SUMPRODUCT([Zeit0.E2:.G4];[$Verteilung.N23:$Verteilung.P25])" office:value-type="float" office:value="49.5318374377398" calcext:value-type="float">
            <text:p>49,5318374377398</text:p>
          </table:table-cell>
          <table:table-cell table:style-name="ce89" table:formula="of:=SUMPRODUCT([Zeit0.F2:.G4];[$Verteilung.S23:$Verteilung.T25])" office:value-type="float" office:value="62.9775284618455" calcext:value-type="float">
            <text:p>62,9775284618455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89" table:formula="of:=SUMPRODUCT([Zeit0.B3:.C5];[$Verteilung.B27:$Verteilung.C29])" office:value-type="float" office:value="56.8641046305657" calcext:value-type="float">
            <text:p>56,8641046305657</text:p>
          </table:table-cell>
          <table:table-cell table:style-name="ce89" table:formula="of:=SUMPRODUCT([Zeit0.B3:.D5];[$Verteilung.F27:$Verteilung.H29])" office:value-type="float" office:value="40.2089939903744" calcext:value-type="float">
            <text:p>40,2089939903744</text:p>
          </table:table-cell>
          <table:table-cell table:style-name="ce90" table:formula="of:=SUMPRODUCT([Zeit0.C3:.E5];[$Verteilung.$J$27:$Verteilung.$L$29])" office:value-type="float" office:value="3.53553390593274" calcext:value-type="float">
            <text:p>3,53553390593274</text:p>
          </table:table-cell>
          <table:table-cell table:style-name="ce89" table:formula="of:=SUMPRODUCT([Zeit0.D3:.F5];[$Verteilung.$J$27:$Verteilung.$L$29])" office:value-type="float" office:value="5" calcext:value-type="float">
            <text:p>5</text:p>
          </table:table-cell>
          <table:table-cell table:style-name="ce89" table:formula="of:=SUMPRODUCT([Zeit0.E3:.G5];[$Verteilung.N27:$Verteilung.P29])" office:value-type="float" office:value="3.53553390593274" calcext:value-type="float">
            <text:p>3,53553390593274</text:p>
          </table:table-cell>
          <table:table-cell table:style-name="ce89" table:formula="of:=SUMPRODUCT([Zeit0.F3:.G5];[$Verteilung.S27:$Verteilung.T29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89" table:formula="of:=SUMPRODUCT([Zeit0.B4:.C6];[$Verteilung.B31:$Verteilung.C33])" office:value-type="float" office:value="748.989698127554" calcext:value-type="float">
            <text:p>748,989698127554</text:p>
          </table:table-cell>
          <table:table-cell table:style-name="ce89" table:formula="of:=SUMPRODUCT([Zeit0.B4:.D6];[$Verteilung.F31:$Verteilung.H33])" office:value-type="float" office:value="56.8641046305657" calcext:value-type="float">
            <text:p>56,8641046305657</text:p>
          </table:table-cell>
          <table:table-cell table:style-name="ce89" table:formula="of:=SUMPRODUCT([Zeit0.C4:.E6];[$Verteilung.$J$31:$Verteilung.$L$33])" office:value-type="float" office:value="0" calcext:value-type="float">
            <text:p>0</text:p>
          </table:table-cell>
          <table:table-cell table:style-name="ce89" table:formula="of:=SUMPRODUCT([Zeit0.D4:.F6];[$Verteilung.$J$31:$Verteilung.$L$33])" office:value-type="float" office:value="0" calcext:value-type="float">
            <text:p>0</text:p>
          </table:table-cell>
          <table:table-cell table:style-name="ce89" table:formula="of:=SUMPRODUCT([Zeit0.E4:.G6];[$Verteilung.N31:$Verteilung.P33])" office:value-type="float" office:value="0" calcext:value-type="float">
            <text:p>0</text:p>
          </table:table-cell>
          <table:table-cell table:style-name="ce89" table:formula="of:=SUMPRODUCT([Zeit0.F4:.G6];[$Verteilung.S31:$Verteilung.T33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89" table:formula="of:=SUMPRODUCT([Zeit0.B5:.C6];[$Verteilung.B36:$Verteilung.C37])" office:value-type="float" office:value="56.8641046305657" calcext:value-type="float">
            <text:p>56,8641046305657</text:p>
          </table:table-cell>
          <table:table-cell table:style-name="ce89" table:formula="of:=SUMPRODUCT([Zeit0.B5:.D6];[$Verteilung.F36:$Verteilung.H37])" office:value-type="float" office:value="40.2089939903744" calcext:value-type="float">
            <text:p>40,2089939903744</text:p>
          </table:table-cell>
          <table:table-cell table:style-name="ce89" table:formula="of:=SUMPRODUCT([Zeit0.C5:.E6];[$Verteilung.$J$36:$Verteilung.$L$37])" office:value-type="float" office:value="0" calcext:value-type="float">
            <text:p>0</text:p>
          </table:table-cell>
          <table:table-cell table:style-name="ce89" table:formula="of:=SUMPRODUCT([Zeit0.D5:.F6];[$Verteilung.$J$36:$Verteilung.$L$37])" office:value-type="float" office:value="0" calcext:value-type="float">
            <text:p>0</text:p>
          </table:table-cell>
          <table:table-cell table:style-name="ce89" table:formula="of:=SUMPRODUCT([Zeit0.E5:.G6];[$Verteilung.N36:$Verteilung.P37])" office:value-type="float" office:value="0" calcext:value-type="float">
            <text:p>0</text:p>
          </table:table-cell>
          <table:table-cell table:style-name="ce89" table:formula="of:=SUMPRODUCT([Zeit0.F5:.G6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 table:number-columns-repeated="3"/>
          <table:table-cell table:style-name="Default"/>
          <table:table-cell table:number-columns-repeated="13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Default" table:number-columns-repeated="2"/>
          <table:table-cell/>
          <table:table-cell table:style-name="ce14" table:formula="of:=[Zeit0.D8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7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87" table:formula="of:=[Zeit0.A9]" office:value-type="float" office:value="1" calcext:value-type="float">
            <text:p>1</text:p>
          </table:table-cell>
          <table:table-cell table:style-name="ce87" table:formula="of:=[Zeit0.B9]" office:value-type="float" office:value="1" calcext:value-type="float">
            <text:p>1</text:p>
          </table:table-cell>
          <table:table-cell table:style-name="ce87" table:formula="of:=[Zeit0.C9]" office:value-type="float" office:value="1" calcext:value-type="float">
            <text:p>1</text:p>
          </table:table-cell>
          <table:table-cell table:style-name="ce87" table:formula="of:=[Zeit0.D9]" office:value-type="float" office:value="1" calcext:value-type="float">
            <text:p>1</text:p>
          </table:table-cell>
          <table:table-cell table:style-name="ce87" table:formula="of:=[Zeit0.E9]" office:value-type="float" office:value="1" calcext:value-type="float">
            <text:p>1</text:p>
          </table:table-cell>
          <table:table-cell table:style-name="ce87" table:formula="of:=[Zeit0.F9]" office:value-type="float" office:value="1" calcext:value-type="float">
            <text:p>1</text:p>
          </table:table-cell>
          <table:table-cell table:style-name="ce87" table:formula="of:=[Zeit0.G9]" office:value-type="float" office:value="1" calcext:value-type="float">
            <text:p>1</text:p>
          </table:table-cell>
          <table:table-cell table:style-name="ce87" table:formula="of:=[Zeit0.H9]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87" table:formula="of:=[Zeit0.A10]" office:value-type="float" office:value="1" calcext:value-type="float">
            <text:p>1</text:p>
          </table:table-cell>
          <table:table-cell table:style-name="ce87" table:formula="of:=[Zeit0.B10]" office:value-type="float" office:value="0" calcext:value-type="float">
            <text:p>0</text:p>
          </table:table-cell>
          <table:table-cell table:style-name="ce87" table:formula="of:=[Zeit0.C10]" office:value-type="float" office:value="0" calcext:value-type="float">
            <text:p>0</text:p>
          </table:table-cell>
          <table:table-cell table:style-name="ce87" table:formula="of:=[Zeit0.D10]" office:value-type="float" office:value="0" calcext:value-type="float">
            <text:p>0</text:p>
          </table:table-cell>
          <table:table-cell table:style-name="ce87" table:formula="of:=[Zeit0.E10]" office:value-type="float" office:value="0" calcext:value-type="float">
            <text:p>0</text:p>
          </table:table-cell>
          <table:table-cell table:style-name="ce87" table:formula="of:=[Zeit0.F10]" office:value-type="float" office:value="0" calcext:value-type="float">
            <text:p>0</text:p>
          </table:table-cell>
          <table:table-cell table:style-name="ce87" table:formula="of:=[Zeit0.G10]" office:value-type="float" office:value="0" calcext:value-type="float">
            <text:p>0</text:p>
          </table:table-cell>
          <table:table-cell table:style-name="ce87" table:formula="of:=[Zeit0.H10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87" table:formula="of:=[Zeit0.A11]" office:value-type="float" office:value="1" calcext:value-type="float">
            <text:p>1</text:p>
          </table:table-cell>
          <table:table-cell table:style-name="ce87" table:formula="of:=[Zeit0.B11]" office:value-type="float" office:value="0" calcext:value-type="float">
            <text:p>0</text:p>
          </table:table-cell>
          <table:table-cell table:style-name="ce87" table:formula="of:=[Zeit0.C11]" office:value-type="float" office:value="1" calcext:value-type="float">
            <text:p>1</text:p>
          </table:table-cell>
          <table:table-cell table:style-name="ce87" table:formula="of:=[Zeit0.D11]" office:value-type="float" office:value="1" calcext:value-type="float">
            <text:p>1</text:p>
          </table:table-cell>
          <table:table-cell table:style-name="ce87" table:formula="of:=[Zeit0.E11]" office:value-type="float" office:value="0" calcext:value-type="float">
            <text:p>0</text:p>
          </table:table-cell>
          <table:table-cell table:style-name="ce87" table:formula="of:=[Zeit0.F11]" office:value-type="float" office:value="0" calcext:value-type="float">
            <text:p>0</text:p>
          </table:table-cell>
          <table:table-cell table:style-name="ce87" table:formula="of:=[Zeit0.G11]" office:value-type="float" office:value="0" calcext:value-type="float">
            <text:p>0</text:p>
          </table:table-cell>
          <table:table-cell table:style-name="ce87" table:formula="of:=[Zeit0.H11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87" table:formula="of:=[Zeit0.A12]" office:value-type="float" office:value="1" calcext:value-type="float">
            <text:p>1</text:p>
          </table:table-cell>
          <table:table-cell table:style-name="ce87" table:formula="of:=[Zeit0.B12]" office:value-type="float" office:value="0" calcext:value-type="float">
            <text:p>0</text:p>
          </table:table-cell>
          <table:table-cell table:style-name="ce87" table:formula="of:=[Zeit0.C12]" office:value-type="float" office:value="0" calcext:value-type="float">
            <text:p>0</text:p>
          </table:table-cell>
          <table:table-cell table:style-name="ce87" table:formula="of:=[Zeit0.D12]" office:value-type="float" office:value="0" calcext:value-type="float">
            <text:p>0</text:p>
          </table:table-cell>
          <table:table-cell table:style-name="ce87" table:formula="of:=[Zeit0.E12]" office:value-type="float" office:value="0" calcext:value-type="float">
            <text:p>0</text:p>
          </table:table-cell>
          <table:table-cell table:style-name="ce87" table:formula="of:=[Zeit0.F12]" office:value-type="float" office:value="0" calcext:value-type="float">
            <text:p>0</text:p>
          </table:table-cell>
          <table:table-cell table:style-name="ce87" table:formula="of:=[Zeit0.G12]" office:value-type="float" office:value="0" calcext:value-type="float">
            <text:p>0</text:p>
          </table:table-cell>
          <table:table-cell table:style-name="ce87" table:formula="of:=[Zeit0.H12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87" table:formula="of:=[Zeit0.A13]" office:value-type="float" office:value="1" calcext:value-type="float">
            <text:p>1</text:p>
          </table:table-cell>
          <table:table-cell table:style-name="ce87" table:formula="of:=[Zeit0.B13]" office:value-type="float" office:value="0" calcext:value-type="float">
            <text:p>0</text:p>
          </table:table-cell>
          <table:table-cell table:style-name="ce87" table:formula="of:=[Zeit0.C13]" office:value-type="float" office:value="0" calcext:value-type="float">
            <text:p>0</text:p>
          </table:table-cell>
          <table:table-cell table:style-name="ce87" table:formula="of:=[Zeit0.D13]" office:value-type="float" office:value="0" calcext:value-type="float">
            <text:p>0</text:p>
          </table:table-cell>
          <table:table-cell table:style-name="ce87" table:formula="of:=[Zeit0.E13]" office:value-type="float" office:value="0" calcext:value-type="float">
            <text:p>0</text:p>
          </table:table-cell>
          <table:table-cell table:style-name="ce87" table:formula="of:=[Zeit0.F13]" office:value-type="float" office:value="0" calcext:value-type="float">
            <text:p>0</text:p>
          </table:table-cell>
          <table:table-cell table:style-name="ce87" table:formula="of:=[Zeit0.G13]" office:value-type="float" office:value="0" calcext:value-type="float">
            <text:p>0</text:p>
          </table:table-cell>
          <table:table-cell table:style-name="ce87" table:formula="of:=[Zeit0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7" table:formula="of:=[Zeit0.A14]" office:value-type="float" office:value="1" calcext:value-type="float">
            <text:p>1</text:p>
          </table:table-cell>
          <table:table-cell table:style-name="ce87" table:formula="of:=[Zeit0.B14]" office:value-type="float" office:value="0" calcext:value-type="float">
            <text:p>0</text:p>
          </table:table-cell>
          <table:table-cell table:style-name="ce87" table:formula="of:=[Zeit0.C14]" office:value-type="float" office:value="0" calcext:value-type="float">
            <text:p>0</text:p>
          </table:table-cell>
          <table:table-cell table:style-name="ce87" table:formula="of:=[Zeit0.D14]" office:value-type="float" office:value="0" calcext:value-type="float">
            <text:p>0</text:p>
          </table:table-cell>
          <table:table-cell table:style-name="ce87" table:formula="of:=[Zeit0.E14]" office:value-type="float" office:value="0" calcext:value-type="float">
            <text:p>0</text:p>
          </table:table-cell>
          <table:table-cell table:style-name="ce87" table:formula="of:=[Zeit0.F14]" office:value-type="float" office:value="1" calcext:value-type="float">
            <text:p>1</text:p>
          </table:table-cell>
          <table:table-cell table:style-name="ce87" table:formula="of:=[Zeit0.G14]" office:value-type="float" office:value="1" calcext:value-type="float">
            <text:p>1</text:p>
          </table:table-cell>
          <table:table-cell table:style-name="ce87" table:formula="of:=[Zeit0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7" table:formula="of:=[Zeit0.A15]" office:value-type="float" office:value="1" calcext:value-type="float">
            <text:p>1</text:p>
          </table:table-cell>
          <table:table-cell table:style-name="ce87" table:formula="of:=[Zeit0.B15]" office:value-type="float" office:value="1" calcext:value-type="float">
            <text:p>1</text:p>
          </table:table-cell>
          <table:table-cell table:style-name="ce87" table:formula="of:=[Zeit0.C15]" office:value-type="float" office:value="1" calcext:value-type="float">
            <text:p>1</text:p>
          </table:table-cell>
          <table:table-cell table:style-name="ce87" table:formula="of:=[Zeit0.D15]" office:value-type="float" office:value="1" calcext:value-type="float">
            <text:p>1</text:p>
          </table:table-cell>
          <table:table-cell table:style-name="ce87" table:formula="of:=[Zeit0.E15]" office:value-type="float" office:value="1" calcext:value-type="float">
            <text:p>1</text:p>
          </table:table-cell>
          <table:table-cell table:style-name="ce87" table:formula="of:=[Zeit0.F15]" office:value-type="float" office:value="1" calcext:value-type="float">
            <text:p>1</text:p>
          </table:table-cell>
          <table:table-cell table:style-name="ce87" table:formula="of:=[Zeit0.G15]" office:value-type="float" office:value="1" calcext:value-type="float">
            <text:p>1</text:p>
          </table:table-cell>
          <table:table-cell table:style-name="ce87" table:formula="of:=[Zeit0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88" table:formula="of:=1-[.A9]" office:value-type="float" office:value="0" calcext:value-type="float">
            <text:p>0</text:p>
          </table:table-cell>
          <table:table-cell table:style-name="ce88" table:formula="of:=1-[.B9]" office:value-type="float" office:value="0" calcext:value-type="float">
            <text:p>0</text:p>
          </table:table-cell>
          <table:table-cell table:style-name="ce88" table:formula="of:=1-[.C9]" office:value-type="float" office:value="0" calcext:value-type="float">
            <text:p>0</text:p>
          </table:table-cell>
          <table:table-cell table:style-name="ce88" table:formula="of:=1-[.D9]" office:value-type="float" office:value="0" calcext:value-type="float">
            <text:p>0</text:p>
          </table:table-cell>
          <table:table-cell table:style-name="ce88" table:formula="of:=1-[.E9]" office:value-type="float" office:value="0" calcext:value-type="float">
            <text:p>0</text:p>
          </table:table-cell>
          <table:table-cell table:style-name="ce88" table:formula="of:=1-[.F9]" office:value-type="float" office:value="0" calcext:value-type="float">
            <text:p>0</text:p>
          </table:table-cell>
          <table:table-cell table:style-name="ce88" table:formula="of:=1-[.G9]" office:value-type="float" office:value="0" calcext:value-type="float">
            <text:p>0</text:p>
          </table:table-cell>
          <table:table-cell table:style-name="ce88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0]" office:value-type="float" office:value="0" calcext:value-type="float">
            <text:p>0</text:p>
          </table:table-cell>
          <table:table-cell table:style-name="ce88" table:formula="of:=1-[.B10]" office:value-type="float" office:value="1" calcext:value-type="float">
            <text:p>1</text:p>
          </table:table-cell>
          <table:table-cell table:style-name="ce88" table:formula="of:=1-[.C10]" office:value-type="float" office:value="1" calcext:value-type="float">
            <text:p>1</text:p>
          </table:table-cell>
          <table:table-cell table:style-name="ce88" table:formula="of:=1-[.D10]" office:value-type="float" office:value="1" calcext:value-type="float">
            <text:p>1</text:p>
          </table:table-cell>
          <table:table-cell table:style-name="ce88" table:formula="of:=1-[.E10]" office:value-type="float" office:value="1" calcext:value-type="float">
            <text:p>1</text:p>
          </table:table-cell>
          <table:table-cell table:style-name="ce88" table:formula="of:=1-[.F10]" office:value-type="float" office:value="1" calcext:value-type="float">
            <text:p>1</text:p>
          </table:table-cell>
          <table:table-cell table:style-name="ce88" table:formula="of:=1-[.G10]" office:value-type="float" office:value="1" calcext:value-type="float">
            <text:p>1</text:p>
          </table:table-cell>
          <table:table-cell table:style-name="ce88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1]" office:value-type="float" office:value="0" calcext:value-type="float">
            <text:p>0</text:p>
          </table:table-cell>
          <table:table-cell table:style-name="ce88" table:formula="of:=1-[.B11]" office:value-type="float" office:value="1" calcext:value-type="float">
            <text:p>1</text:p>
          </table:table-cell>
          <table:table-cell table:style-name="ce88" table:formula="of:=1-[.C11]" office:value-type="float" office:value="0" calcext:value-type="float">
            <text:p>0</text:p>
          </table:table-cell>
          <table:table-cell table:style-name="ce88" table:formula="of:=1-[.D11]" office:value-type="float" office:value="0" calcext:value-type="float">
            <text:p>0</text:p>
          </table:table-cell>
          <table:table-cell table:style-name="ce88" table:formula="of:=1-[.E11]" office:value-type="float" office:value="1" calcext:value-type="float">
            <text:p>1</text:p>
          </table:table-cell>
          <table:table-cell table:style-name="ce88" table:formula="of:=1-[.F11]" office:value-type="float" office:value="1" calcext:value-type="float">
            <text:p>1</text:p>
          </table:table-cell>
          <table:table-cell table:style-name="ce88" table:formula="of:=1-[.G11]" office:value-type="float" office:value="1" calcext:value-type="float">
            <text:p>1</text:p>
          </table:table-cell>
          <table:table-cell table:style-name="ce88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2]" office:value-type="float" office:value="0" calcext:value-type="float">
            <text:p>0</text:p>
          </table:table-cell>
          <table:table-cell table:style-name="ce88" table:formula="of:=1-[.B12]" office:value-type="float" office:value="1" calcext:value-type="float">
            <text:p>1</text:p>
          </table:table-cell>
          <table:table-cell table:style-name="ce88" table:formula="of:=1-[.C12]" office:value-type="float" office:value="1" calcext:value-type="float">
            <text:p>1</text:p>
          </table:table-cell>
          <table:table-cell table:style-name="ce88" table:formula="of:=1-[.D12]" office:value-type="float" office:value="1" calcext:value-type="float">
            <text:p>1</text:p>
          </table:table-cell>
          <table:table-cell table:style-name="ce88" table:formula="of:=1-[.E12]" office:value-type="float" office:value="1" calcext:value-type="float">
            <text:p>1</text:p>
          </table:table-cell>
          <table:table-cell table:style-name="ce88" table:formula="of:=1-[.F12]" office:value-type="float" office:value="1" calcext:value-type="float">
            <text:p>1</text:p>
          </table:table-cell>
          <table:table-cell table:style-name="ce88" table:formula="of:=1-[.G12]" office:value-type="float" office:value="1" calcext:value-type="float">
            <text:p>1</text:p>
          </table:table-cell>
          <table:table-cell table:style-name="ce88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3]" office:value-type="float" office:value="0" calcext:value-type="float">
            <text:p>0</text:p>
          </table:table-cell>
          <table:table-cell table:style-name="ce88" table:formula="of:=1-[.B13]" office:value-type="float" office:value="1" calcext:value-type="float">
            <text:p>1</text:p>
          </table:table-cell>
          <table:table-cell table:style-name="ce88" table:formula="of:=1-[.C13]" office:value-type="float" office:value="1" calcext:value-type="float">
            <text:p>1</text:p>
          </table:table-cell>
          <table:table-cell table:style-name="ce88" table:formula="of:=1-[.D13]" office:value-type="float" office:value="1" calcext:value-type="float">
            <text:p>1</text:p>
          </table:table-cell>
          <table:table-cell table:style-name="ce88" table:formula="of:=1-[.E13]" office:value-type="float" office:value="1" calcext:value-type="float">
            <text:p>1</text:p>
          </table:table-cell>
          <table:table-cell table:style-name="ce88" table:formula="of:=1-[.F13]" office:value-type="float" office:value="1" calcext:value-type="float">
            <text:p>1</text:p>
          </table:table-cell>
          <table:table-cell table:style-name="ce88" table:formula="of:=1-[.G13]" office:value-type="float" office:value="1" calcext:value-type="float">
            <text:p>1</text:p>
          </table:table-cell>
          <table:table-cell table:style-name="ce88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4]" office:value-type="float" office:value="0" calcext:value-type="float">
            <text:p>0</text:p>
          </table:table-cell>
          <table:table-cell table:style-name="ce88" table:formula="of:=1-[.B14]" office:value-type="float" office:value="1" calcext:value-type="float">
            <text:p>1</text:p>
          </table:table-cell>
          <table:table-cell table:style-name="ce88" table:formula="of:=1-[.C14]" office:value-type="float" office:value="1" calcext:value-type="float">
            <text:p>1</text:p>
          </table:table-cell>
          <table:table-cell table:style-name="ce88" table:formula="of:=1-[.D14]" office:value-type="float" office:value="1" calcext:value-type="float">
            <text:p>1</text:p>
          </table:table-cell>
          <table:table-cell table:style-name="ce88" table:formula="of:=1-[.E14]" office:value-type="float" office:value="1" calcext:value-type="float">
            <text:p>1</text:p>
          </table:table-cell>
          <table:table-cell table:style-name="ce88" table:formula="of:=1-[.F14]" office:value-type="float" office:value="0" calcext:value-type="float">
            <text:p>0</text:p>
          </table:table-cell>
          <table:table-cell table:style-name="ce88" table:formula="of:=1-[.G14]" office:value-type="float" office:value="0" calcext:value-type="float">
            <text:p>0</text:p>
          </table:table-cell>
          <table:table-cell table:style-name="ce88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5]" office:value-type="float" office:value="0" calcext:value-type="float">
            <text:p>0</text:p>
          </table:table-cell>
          <table:table-cell table:style-name="ce88" table:formula="of:=1-[.B15]" office:value-type="float" office:value="0" calcext:value-type="float">
            <text:p>0</text:p>
          </table:table-cell>
          <table:table-cell table:style-name="ce88" table:formula="of:=1-[.C15]" office:value-type="float" office:value="0" calcext:value-type="float">
            <text:p>0</text:p>
          </table:table-cell>
          <table:table-cell table:style-name="ce88" table:formula="of:=1-[.D15]" office:value-type="float" office:value="0" calcext:value-type="float">
            <text:p>0</text:p>
          </table:table-cell>
          <table:table-cell table:style-name="ce88" table:formula="of:=1-[.E15]" office:value-type="float" office:value="0" calcext:value-type="float">
            <text:p>0</text:p>
          </table:table-cell>
          <table:table-cell table:style-name="ce88" table:formula="of:=1-[.F15]" office:value-type="float" office:value="0" calcext:value-type="float">
            <text:p>0</text:p>
          </table:table-cell>
          <table:table-cell table:style-name="ce88" table:formula="of:=1-[.G15]" office:value-type="float" office:value="0" calcext:value-type="float">
            <text:p>0</text:p>
          </table:table-cell>
          <table:table-cell table:style-name="ce88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B2:Zeit1.G2 Zeit1.B5:Zeit1.G6 Zeit1.B3:Zeit1.C4 Zeit1.E3:Zeit1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D3:Zeit1.D4 Zeit1.E3:Zeit1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A9:Zeit1.H15">
            <calcext:condition calcext:apply-style-name="blue_dark_background" calcext:value="&gt;0.5" calcext:base-cell-address="Zeit1.A9"/>
            <calcext:condition calcext:apply-style-name="grey_background" calcext:value="&lt;=0.5" calcext:base-cell-address="Zeit1.A9"/>
          </calcext:conditional-format>
          <calcext:conditional-format calcext:target-range-address="Zeit1.A18:Zeit1.H24">
            <calcext:condition calcext:apply-style-name="blue_dark_background" calcext:value="&gt;0.5" calcext:base-cell-address="Zeit1.A18"/>
            <calcext:condition calcext:apply-style-name="grey_background" calcext:value="&lt;=0.5" calcext:base-cell-address="Zeit1.A18"/>
          </calcext:conditional-format>
        </calcext:conditional-formats>
      </table:table>
      <table:table table:name="Zeit2" table:style-name="ta1">
        <table:table-column table:style-name="co1" table:number-columns-repeated="14" table:default-cell-style-name="ce1"/>
        <table:table-column table:style-name="co6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16"/>
          <table:table-cell table:style-name="ce15" office:value-type="string" calcext:value-type="string">
            <text:p>Tabelle</text:p>
          </table:table-cell>
          <table:table-cell table:style-name="ce15"/>
          <table:table-cell table:style-name="ce91" table:formula="of:=MID(CELL(&quot;Filename&quot;);FIND(&quot;$&quot;;CELL(&quot;Filename&quot;))+1;99)" office:value-type="string" office:string-value="Zeit2" calcext:value-type="string">
            <text:p>Zeit2</text:p>
          </table:table-cell>
          <table:table-cell table:style-name="ce16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95" table:formula="of:==SUMPRODUCT([Zeit1.B2:.C3];[$Verteilung.B19:$Verteilung.C20])" office:value-type="float" office:value="0" calcext:value-type="float">
            <text:p>0</text:p>
          </table:table-cell>
          <table:table-cell table:style-name="ce95" table:formula="of:=SUMPRODUCT([Zeit1.B2:.D3];[$Verteilung.F19:$Verteilung.H20])" office:value-type="float" office:value="0.377821665248509" calcext:value-type="float">
            <text:p>0,377821665248509</text:p>
          </table:table-cell>
          <table:table-cell table:style-name="ce95" table:formula="of:=SUMPRODUCT([Zeit1.C2:.E3];[$Verteilung.$J$19:$Verteilung.$L$20])" office:value-type="float" office:value="5.51082612082331" calcext:value-type="float">
            <text:p>5,51082612082331</text:p>
          </table:table-cell>
          <table:table-cell table:style-name="ce95" table:formula="of:=SUMPRODUCT([Zeit1.D2:.F3];[$Verteilung.$J$19:$Verteilung.$L$20])" office:value-type="float" office:value="12.9490840193232" calcext:value-type="float">
            <text:p>12,9490840193232</text:p>
          </table:table-cell>
          <table:table-cell table:style-name="ce95" table:formula="of:=SUMPRODUCT([Zeit1.E2:.G3];[$Verteilung.N19:$Verteilung.P20])" office:value-type="float" office:value="109.679886307445" calcext:value-type="float">
            <text:p>109,679886307445</text:p>
          </table:table-cell>
          <table:table-cell table:style-name="ce95" table:formula="of:=SUMPRODUCT([Zeit1.F2:.G3];[$Verteilung.S19:$Verteilung.T20])" office:value-type="float" office:value="697.206573838596" calcext:value-type="float">
            <text:p>697,206573838596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95" table:formula="of:=SUMPRODUCT([Zeit1.B2:.C4];[$Verteilung.B23:$Verteilung.C25])" office:value-type="float" office:value="4.65512901120007" calcext:value-type="float">
            <text:p>4,65512901120007</text:p>
          </table:table-cell>
          <table:table-cell table:style-name="ce95" table:formula="of:=SUMPRODUCT([Zeit1.B2:.D4];[$Verteilung.F23:$Verteilung.H25])" office:value-type="float" office:value="4.81405840245357" calcext:value-type="float">
            <text:p>4,81405840245357</text:p>
          </table:table-cell>
          <table:table-cell table:style-name="ce96" table:formula="of:=SUMPRODUCT([Zeit1.C2:.E4];[$Verteilung.$J$23:$Verteilung.$L$25])" office:value-type="float" office:value="8.76303238388807" calcext:value-type="float">
            <text:p>8,76303238388807</text:p>
          </table:table-cell>
          <table:table-cell table:style-name="ce97" table:formula="of:=SUMPRODUCT([Zeit1.D2:.F4];[$Verteilung.$J$23:$Verteilung.$L$25])" office:value-type="float" office:value="49.7000789836741" calcext:value-type="float">
            <text:p>49,7000789836741</text:p>
          </table:table-cell>
          <table:table-cell table:style-name="ce95" table:formula="of:=SUMPRODUCT([Zeit1.E2:.G4];[$Verteilung.N23:$Verteilung.P25])" office:value-type="float" office:value="80.7712111805602" calcext:value-type="float">
            <text:p>80,7712111805602</text:p>
          </table:table-cell>
          <table:table-cell table:style-name="ce95" table:formula="of:=SUMPRODUCT([Zeit1.F2:.G4];[$Verteilung.S23:$Verteilung.T25])" office:value-type="float" office:value="104.686220448198" calcext:value-type="float">
            <text:p>104,686220448198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95" table:formula="of:=SUMPRODUCT([Zeit1.B3:.C5];[$Verteilung.B27:$Verteilung.C29])" office:value-type="float" office:value="89.2021565221196" calcext:value-type="float">
            <text:p>89,2021565221196</text:p>
          </table:table-cell>
          <table:table-cell table:style-name="ce95" table:formula="of:=SUMPRODUCT([Zeit1.B3:.D5];[$Verteilung.F27:$Verteilung.H29])" office:value-type="float" office:value="63.0271920176636" calcext:value-type="float">
            <text:p>63,0271920176636</text:p>
          </table:table-cell>
          <table:table-cell table:style-name="ce96" table:formula="of:=SUMPRODUCT([Zeit1.C3:.E5];[$Verteilung.$J$27:$Verteilung.$L$29])" office:value-type="float" office:value="9.17775364852982" calcext:value-type="float">
            <text:p>9,17775364852982</text:p>
          </table:table-cell>
          <table:table-cell table:style-name="ce95" table:formula="of:=SUMPRODUCT([Zeit1.D3:.F5];[$Verteilung.$J$27:$Verteilung.$L$29])" office:value-type="float" office:value="8.86733143035959" calcext:value-type="float">
            <text:p>8,86733143035959</text:p>
          </table:table-cell>
          <table:table-cell table:style-name="ce95" table:formula="of:=SUMPRODUCT([Zeit1.E3:.G5];[$Verteilung.N27:$Verteilung.P29])" office:value-type="float" office:value="9.91570918483034" calcext:value-type="float">
            <text:p>9,91570918483034</text:p>
          </table:table-cell>
          <table:table-cell table:style-name="ce95" table:formula="of:=SUMPRODUCT([Zeit1.F3:.G5];[$Verteilung.S27:$Verteilung.T29])" office:value-type="float" office:value="5.50915236996823" calcext:value-type="float">
            <text:p>5,50915236996823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95" table:formula="of:=SUMPRODUCT([Zeit1.B4:.C6];[$Verteilung.B31:$Verteilung.C33])" office:value-type="float" office:value="573.68182610948" calcext:value-type="float">
            <text:p>573,68182610948</text:p>
          </table:table-cell>
          <table:table-cell table:style-name="ce95" table:formula="of:=SUMPRODUCT([Zeit1.B4:.D6];[$Verteilung.F31:$Verteilung.H33])" office:value-type="float" office:value="89.2807231136053" calcext:value-type="float">
            <text:p>89,2807231136053</text:p>
          </table:table-cell>
          <table:table-cell table:style-name="ce95" table:formula="of:=SUMPRODUCT([Zeit1.C4:.E6];[$Verteilung.$J$31:$Verteilung.$L$33])" office:value-type="float" office:value="6.23512443560367" calcext:value-type="float">
            <text:p>6,23512443560367</text:p>
          </table:table-cell>
          <table:table-cell table:style-name="ce95" table:formula="of:=SUMPRODUCT([Zeit1.D4:.F6];[$Verteilung.$J$31:$Verteilung.$L$33])" office:value-type="float" office:value="0.5" calcext:value-type="float">
            <text:p>0,5</text:p>
          </table:table-cell>
          <table:table-cell table:style-name="ce95" table:formula="of:=SUMPRODUCT([Zeit1.E4:.G6];[$Verteilung.N31:$Verteilung.P33])" office:value-type="float" office:value="0.353553390593274" calcext:value-type="float">
            <text:p>0,353553390593274</text:p>
          </table:table-cell>
          <table:table-cell table:style-name="ce95" table:formula="of:=SUMPRODUCT([Zeit1.F4:.G6];[$Verteilung.S31:$Verteilung.T33])" office:value-type="float" office:value="0.125" calcext:value-type="float">
            <text:p>0,125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95" table:formula="of:=SUMPRODUCT([Zeit1.B5:.C6];[$Verteilung.B36:$Verteilung.C37])" office:value-type="float" office:value="94.0570467338753" calcext:value-type="float">
            <text:p>94,0570467338753</text:p>
          </table:table-cell>
          <table:table-cell table:style-name="ce95" table:formula="of:=SUMPRODUCT([Zeit1.B5:.D6];[$Verteilung.F36:$Verteilung.H37])" office:value-type="float" office:value="66.6566105410834" calcext:value-type="float">
            <text:p>66,6566105410834</text:p>
          </table:table-cell>
          <table:table-cell table:style-name="ce95" table:formula="of:=SUMPRODUCT([Zeit1.C5:.E6];[$Verteilung.$J$36:$Verteilung.$L$37])" office:value-type="float" office:value="4.29689814087716" calcext:value-type="float">
            <text:p>4,29689814087716</text:p>
          </table:table-cell>
          <table:table-cell table:style-name="ce95" table:formula="of:=SUMPRODUCT([Zeit1.D5:.F6];[$Verteilung.$J$36:$Verteilung.$L$37])" office:value-type="float" office:value="0" calcext:value-type="float">
            <text:p>0</text:p>
          </table:table-cell>
          <table:table-cell table:style-name="ce95" table:formula="of:=SUMPRODUCT([Zeit1.E5:.G6];[$Verteilung.N36:$Verteilung.P37])" office:value-type="float" office:value="0" calcext:value-type="float">
            <text:p>0</text:p>
          </table:table-cell>
          <table:table-cell table:style-name="ce95" table:formula="of:=SUMPRODUCT([Zeit1.F5:.G6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/>
          <table:table-cell table:style-name="ce14" table:formula="of:=[Zeit1.D8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93" table:formula="of:=[Zeit1.A9]" office:value-type="float" office:value="1" calcext:value-type="float">
            <text:p>1</text:p>
          </table:table-cell>
          <table:table-cell table:style-name="ce93" table:formula="of:=[Zeit1.B9]" office:value-type="float" office:value="1" calcext:value-type="float">
            <text:p>1</text:p>
          </table:table-cell>
          <table:table-cell table:style-name="ce93" table:formula="of:=[Zeit1.C9]" office:value-type="float" office:value="1" calcext:value-type="float">
            <text:p>1</text:p>
          </table:table-cell>
          <table:table-cell table:style-name="ce93" table:formula="of:=[Zeit1.D9]" office:value-type="float" office:value="1" calcext:value-type="float">
            <text:p>1</text:p>
          </table:table-cell>
          <table:table-cell table:style-name="ce93" table:formula="of:=[Zeit1.E9]" office:value-type="float" office:value="1" calcext:value-type="float">
            <text:p>1</text:p>
          </table:table-cell>
          <table:table-cell table:style-name="ce93" table:formula="of:=[Zeit1.F9]" office:value-type="float" office:value="1" calcext:value-type="float">
            <text:p>1</text:p>
          </table:table-cell>
          <table:table-cell table:style-name="ce93" table:formula="of:=[Zeit1.G9]" office:value-type="float" office:value="1" calcext:value-type="float">
            <text:p>1</text:p>
          </table:table-cell>
          <table:table-cell table:style-name="ce93" table:formula="of:=[Zeit1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1.A10]" office:value-type="float" office:value="1" calcext:value-type="float">
            <text:p>1</text:p>
          </table:table-cell>
          <table:table-cell table:style-name="ce93" table:formula="of:=[Zeit1.B10]" office:value-type="float" office:value="0" calcext:value-type="float">
            <text:p>0</text:p>
          </table:table-cell>
          <table:table-cell table:style-name="ce93" table:formula="of:=[Zeit1.C10]" office:value-type="float" office:value="0" calcext:value-type="float">
            <text:p>0</text:p>
          </table:table-cell>
          <table:table-cell table:style-name="ce93" table:formula="of:=[Zeit1.D10]" office:value-type="float" office:value="0" calcext:value-type="float">
            <text:p>0</text:p>
          </table:table-cell>
          <table:table-cell table:style-name="ce93" table:formula="of:=[Zeit1.E10]" office:value-type="float" office:value="0" calcext:value-type="float">
            <text:p>0</text:p>
          </table:table-cell>
          <table:table-cell table:style-name="ce93" table:formula="of:=[Zeit1.F10]" office:value-type="float" office:value="0" calcext:value-type="float">
            <text:p>0</text:p>
          </table:table-cell>
          <table:table-cell table:style-name="ce93" table:formula="of:=[Zeit1.G10]" office:value-type="float" office:value="0" calcext:value-type="float">
            <text:p>0</text:p>
          </table:table-cell>
          <table:table-cell table:style-name="ce93" table:formula="of:=[Zeit1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1.A11]" office:value-type="float" office:value="1" calcext:value-type="float">
            <text:p>1</text:p>
          </table:table-cell>
          <table:table-cell table:style-name="ce93" table:formula="of:=[Zeit1.B11]" office:value-type="float" office:value="0" calcext:value-type="float">
            <text:p>0</text:p>
          </table:table-cell>
          <table:table-cell table:style-name="ce93" table:formula="of:=[Zeit1.C11]" office:value-type="float" office:value="1" calcext:value-type="float">
            <text:p>1</text:p>
          </table:table-cell>
          <table:table-cell table:style-name="ce93" table:formula="of:=[Zeit1.D11]" office:value-type="float" office:value="1" calcext:value-type="float">
            <text:p>1</text:p>
          </table:table-cell>
          <table:table-cell table:style-name="ce93" table:formula="of:=[Zeit1.E11]" office:value-type="float" office:value="0" calcext:value-type="float">
            <text:p>0</text:p>
          </table:table-cell>
          <table:table-cell table:style-name="ce93" table:formula="of:=[Zeit1.F11]" office:value-type="float" office:value="0" calcext:value-type="float">
            <text:p>0</text:p>
          </table:table-cell>
          <table:table-cell table:style-name="ce93" table:formula="of:=[Zeit1.G11]" office:value-type="float" office:value="0" calcext:value-type="float">
            <text:p>0</text:p>
          </table:table-cell>
          <table:table-cell table:style-name="ce93" table:formula="of:=[Zeit1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1.A12]" office:value-type="float" office:value="1" calcext:value-type="float">
            <text:p>1</text:p>
          </table:table-cell>
          <table:table-cell table:style-name="ce93" table:formula="of:=[Zeit1.B12]" office:value-type="float" office:value="0" calcext:value-type="float">
            <text:p>0</text:p>
          </table:table-cell>
          <table:table-cell table:style-name="ce93" table:formula="of:=[Zeit1.C12]" office:value-type="float" office:value="0" calcext:value-type="float">
            <text:p>0</text:p>
          </table:table-cell>
          <table:table-cell table:style-name="ce93" table:formula="of:=[Zeit1.D12]" office:value-type="float" office:value="0" calcext:value-type="float">
            <text:p>0</text:p>
          </table:table-cell>
          <table:table-cell table:style-name="ce93" table:formula="of:=[Zeit1.E12]" office:value-type="float" office:value="0" calcext:value-type="float">
            <text:p>0</text:p>
          </table:table-cell>
          <table:table-cell table:style-name="ce93" table:formula="of:=[Zeit1.F12]" office:value-type="float" office:value="0" calcext:value-type="float">
            <text:p>0</text:p>
          </table:table-cell>
          <table:table-cell table:style-name="ce93" table:formula="of:=[Zeit1.G12]" office:value-type="float" office:value="0" calcext:value-type="float">
            <text:p>0</text:p>
          </table:table-cell>
          <table:table-cell table:style-name="ce93" table:formula="of:=[Zeit1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1.A13]" office:value-type="float" office:value="1" calcext:value-type="float">
            <text:p>1</text:p>
          </table:table-cell>
          <table:table-cell table:style-name="ce93" table:formula="of:=[Zeit1.B13]" office:value-type="float" office:value="0" calcext:value-type="float">
            <text:p>0</text:p>
          </table:table-cell>
          <table:table-cell table:style-name="ce93" table:formula="of:=[Zeit1.C13]" office:value-type="float" office:value="0" calcext:value-type="float">
            <text:p>0</text:p>
          </table:table-cell>
          <table:table-cell table:style-name="ce93" table:formula="of:=[Zeit1.D13]" office:value-type="float" office:value="0" calcext:value-type="float">
            <text:p>0</text:p>
          </table:table-cell>
          <table:table-cell table:style-name="ce93" table:formula="of:=[Zeit1.E13]" office:value-type="float" office:value="0" calcext:value-type="float">
            <text:p>0</text:p>
          </table:table-cell>
          <table:table-cell table:style-name="ce93" table:formula="of:=[Zeit1.F13]" office:value-type="float" office:value="0" calcext:value-type="float">
            <text:p>0</text:p>
          </table:table-cell>
          <table:table-cell table:style-name="ce93" table:formula="of:=[Zeit1.G13]" office:value-type="float" office:value="0" calcext:value-type="float">
            <text:p>0</text:p>
          </table:table-cell>
          <table:table-cell table:style-name="ce93" table:formula="of:=[Zeit1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1.A14]" office:value-type="float" office:value="1" calcext:value-type="float">
            <text:p>1</text:p>
          </table:table-cell>
          <table:table-cell table:style-name="ce93" table:formula="of:=[Zeit1.B14]" office:value-type="float" office:value="0" calcext:value-type="float">
            <text:p>0</text:p>
          </table:table-cell>
          <table:table-cell table:style-name="ce93" table:formula="of:=[Zeit1.C14]" office:value-type="float" office:value="0" calcext:value-type="float">
            <text:p>0</text:p>
          </table:table-cell>
          <table:table-cell table:style-name="ce93" table:formula="of:=[Zeit1.D14]" office:value-type="float" office:value="0" calcext:value-type="float">
            <text:p>0</text:p>
          </table:table-cell>
          <table:table-cell table:style-name="ce93" table:formula="of:=[Zeit1.E14]" office:value-type="float" office:value="0" calcext:value-type="float">
            <text:p>0</text:p>
          </table:table-cell>
          <table:table-cell table:style-name="ce93" table:formula="of:=[Zeit1.F14]" office:value-type="float" office:value="1" calcext:value-type="float">
            <text:p>1</text:p>
          </table:table-cell>
          <table:table-cell table:style-name="ce93" table:formula="of:=[Zeit1.G14]" office:value-type="float" office:value="1" calcext:value-type="float">
            <text:p>1</text:p>
          </table:table-cell>
          <table:table-cell table:style-name="ce93" table:formula="of:=[Zeit1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1.A15]" office:value-type="float" office:value="1" calcext:value-type="float">
            <text:p>1</text:p>
          </table:table-cell>
          <table:table-cell table:style-name="ce93" table:formula="of:=[Zeit1.B15]" office:value-type="float" office:value="1" calcext:value-type="float">
            <text:p>1</text:p>
          </table:table-cell>
          <table:table-cell table:style-name="ce93" table:formula="of:=[Zeit1.C15]" office:value-type="float" office:value="1" calcext:value-type="float">
            <text:p>1</text:p>
          </table:table-cell>
          <table:table-cell table:style-name="ce93" table:formula="of:=[Zeit1.D15]" office:value-type="float" office:value="1" calcext:value-type="float">
            <text:p>1</text:p>
          </table:table-cell>
          <table:table-cell table:style-name="ce93" table:formula="of:=[Zeit1.E15]" office:value-type="float" office:value="1" calcext:value-type="float">
            <text:p>1</text:p>
          </table:table-cell>
          <table:table-cell table:style-name="ce93" table:formula="of:=[Zeit1.F15]" office:value-type="float" office:value="1" calcext:value-type="float">
            <text:p>1</text:p>
          </table:table-cell>
          <table:table-cell table:style-name="ce93" table:formula="of:=[Zeit1.G15]" office:value-type="float" office:value="1" calcext:value-type="float">
            <text:p>1</text:p>
          </table:table-cell>
          <table:table-cell table:style-name="ce93" table:formula="of:=[Zeit1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94" table:formula="of:=1-[.A9]" office:value-type="float" office:value="0" calcext:value-type="float">
            <text:p>0</text:p>
          </table:table-cell>
          <table:table-cell table:style-name="ce94" table:formula="of:=1-[.B9]" office:value-type="float" office:value="0" calcext:value-type="float">
            <text:p>0</text:p>
          </table:table-cell>
          <table:table-cell table:style-name="ce94" table:formula="of:=1-[.C9]" office:value-type="float" office:value="0" calcext:value-type="float">
            <text:p>0</text:p>
          </table:table-cell>
          <table:table-cell table:style-name="ce94" table:formula="of:=1-[.D9]" office:value-type="float" office:value="0" calcext:value-type="float">
            <text:p>0</text:p>
          </table:table-cell>
          <table:table-cell table:style-name="ce94" table:formula="of:=1-[.E9]" office:value-type="float" office:value="0" calcext:value-type="float">
            <text:p>0</text:p>
          </table:table-cell>
          <table:table-cell table:style-name="ce94" table:formula="of:=1-[.F9]" office:value-type="float" office:value="0" calcext:value-type="float">
            <text:p>0</text:p>
          </table:table-cell>
          <table:table-cell table:style-name="ce94" table:formula="of:=1-[.G9]" office:value-type="float" office:value="0" calcext:value-type="float">
            <text:p>0</text:p>
          </table:table-cell>
          <table:table-cell table:style-name="ce94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0]" office:value-type="float" office:value="0" calcext:value-type="float">
            <text:p>0</text:p>
          </table:table-cell>
          <table:table-cell table:style-name="ce94" table:formula="of:=1-[.B10]" office:value-type="float" office:value="1" calcext:value-type="float">
            <text:p>1</text:p>
          </table:table-cell>
          <table:table-cell table:style-name="ce94" table:formula="of:=1-[.C10]" office:value-type="float" office:value="1" calcext:value-type="float">
            <text:p>1</text:p>
          </table:table-cell>
          <table:table-cell table:style-name="ce94" table:formula="of:=1-[.D10]" office:value-type="float" office:value="1" calcext:value-type="float">
            <text:p>1</text:p>
          </table:table-cell>
          <table:table-cell table:style-name="ce94" table:formula="of:=1-[.E10]" office:value-type="float" office:value="1" calcext:value-type="float">
            <text:p>1</text:p>
          </table:table-cell>
          <table:table-cell table:style-name="ce94" table:formula="of:=1-[.F10]" office:value-type="float" office:value="1" calcext:value-type="float">
            <text:p>1</text:p>
          </table:table-cell>
          <table:table-cell table:style-name="ce94" table:formula="of:=1-[.G10]" office:value-type="float" office:value="1" calcext:value-type="float">
            <text:p>1</text:p>
          </table:table-cell>
          <table:table-cell table:style-name="ce94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1]" office:value-type="float" office:value="0" calcext:value-type="float">
            <text:p>0</text:p>
          </table:table-cell>
          <table:table-cell table:style-name="ce94" table:formula="of:=1-[.B11]" office:value-type="float" office:value="1" calcext:value-type="float">
            <text:p>1</text:p>
          </table:table-cell>
          <table:table-cell table:style-name="ce94" table:formula="of:=1-[.C11]" office:value-type="float" office:value="0" calcext:value-type="float">
            <text:p>0</text:p>
          </table:table-cell>
          <table:table-cell table:style-name="ce94" table:formula="of:=1-[.D11]" office:value-type="float" office:value="0" calcext:value-type="float">
            <text:p>0</text:p>
          </table:table-cell>
          <table:table-cell table:style-name="ce94" table:formula="of:=1-[.E11]" office:value-type="float" office:value="1" calcext:value-type="float">
            <text:p>1</text:p>
          </table:table-cell>
          <table:table-cell table:style-name="ce94" table:formula="of:=1-[.F11]" office:value-type="float" office:value="1" calcext:value-type="float">
            <text:p>1</text:p>
          </table:table-cell>
          <table:table-cell table:style-name="ce94" table:formula="of:=1-[.G11]" office:value-type="float" office:value="1" calcext:value-type="float">
            <text:p>1</text:p>
          </table:table-cell>
          <table:table-cell table:style-name="ce94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2]" office:value-type="float" office:value="0" calcext:value-type="float">
            <text:p>0</text:p>
          </table:table-cell>
          <table:table-cell table:style-name="ce94" table:formula="of:=1-[.B12]" office:value-type="float" office:value="1" calcext:value-type="float">
            <text:p>1</text:p>
          </table:table-cell>
          <table:table-cell table:style-name="ce94" table:formula="of:=1-[.C12]" office:value-type="float" office:value="1" calcext:value-type="float">
            <text:p>1</text:p>
          </table:table-cell>
          <table:table-cell table:style-name="ce94" table:formula="of:=1-[.D12]" office:value-type="float" office:value="1" calcext:value-type="float">
            <text:p>1</text:p>
          </table:table-cell>
          <table:table-cell table:style-name="ce94" table:formula="of:=1-[.E12]" office:value-type="float" office:value="1" calcext:value-type="float">
            <text:p>1</text:p>
          </table:table-cell>
          <table:table-cell table:style-name="ce94" table:formula="of:=1-[.F12]" office:value-type="float" office:value="1" calcext:value-type="float">
            <text:p>1</text:p>
          </table:table-cell>
          <table:table-cell table:style-name="ce94" table:formula="of:=1-[.G12]" office:value-type="float" office:value="1" calcext:value-type="float">
            <text:p>1</text:p>
          </table:table-cell>
          <table:table-cell table:style-name="ce94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3]" office:value-type="float" office:value="0" calcext:value-type="float">
            <text:p>0</text:p>
          </table:table-cell>
          <table:table-cell table:style-name="ce94" table:formula="of:=1-[.B13]" office:value-type="float" office:value="1" calcext:value-type="float">
            <text:p>1</text:p>
          </table:table-cell>
          <table:table-cell table:style-name="ce94" table:formula="of:=1-[.C13]" office:value-type="float" office:value="1" calcext:value-type="float">
            <text:p>1</text:p>
          </table:table-cell>
          <table:table-cell table:style-name="ce94" table:formula="of:=1-[.D13]" office:value-type="float" office:value="1" calcext:value-type="float">
            <text:p>1</text:p>
          </table:table-cell>
          <table:table-cell table:style-name="ce94" table:formula="of:=1-[.E13]" office:value-type="float" office:value="1" calcext:value-type="float">
            <text:p>1</text:p>
          </table:table-cell>
          <table:table-cell table:style-name="ce94" table:formula="of:=1-[.F13]" office:value-type="float" office:value="1" calcext:value-type="float">
            <text:p>1</text:p>
          </table:table-cell>
          <table:table-cell table:style-name="ce94" table:formula="of:=1-[.G13]" office:value-type="float" office:value="1" calcext:value-type="float">
            <text:p>1</text:p>
          </table:table-cell>
          <table:table-cell table:style-name="ce94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4]" office:value-type="float" office:value="0" calcext:value-type="float">
            <text:p>0</text:p>
          </table:table-cell>
          <table:table-cell table:style-name="ce94" table:formula="of:=1-[.B14]" office:value-type="float" office:value="1" calcext:value-type="float">
            <text:p>1</text:p>
          </table:table-cell>
          <table:table-cell table:style-name="ce94" table:formula="of:=1-[.C14]" office:value-type="float" office:value="1" calcext:value-type="float">
            <text:p>1</text:p>
          </table:table-cell>
          <table:table-cell table:style-name="ce94" table:formula="of:=1-[.D14]" office:value-type="float" office:value="1" calcext:value-type="float">
            <text:p>1</text:p>
          </table:table-cell>
          <table:table-cell table:style-name="ce94" table:formula="of:=1-[.E14]" office:value-type="float" office:value="1" calcext:value-type="float">
            <text:p>1</text:p>
          </table:table-cell>
          <table:table-cell table:style-name="ce94" table:formula="of:=1-[.F14]" office:value-type="float" office:value="0" calcext:value-type="float">
            <text:p>0</text:p>
          </table:table-cell>
          <table:table-cell table:style-name="ce94" table:formula="of:=1-[.G14]" office:value-type="float" office:value="0" calcext:value-type="float">
            <text:p>0</text:p>
          </table:table-cell>
          <table:table-cell table:style-name="ce94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5]" office:value-type="float" office:value="0" calcext:value-type="float">
            <text:p>0</text:p>
          </table:table-cell>
          <table:table-cell table:style-name="ce94" table:formula="of:=1-[.B15]" office:value-type="float" office:value="0" calcext:value-type="float">
            <text:p>0</text:p>
          </table:table-cell>
          <table:table-cell table:style-name="ce94" table:formula="of:=1-[.C15]" office:value-type="float" office:value="0" calcext:value-type="float">
            <text:p>0</text:p>
          </table:table-cell>
          <table:table-cell table:style-name="ce94" table:formula="of:=1-[.D15]" office:value-type="float" office:value="0" calcext:value-type="float">
            <text:p>0</text:p>
          </table:table-cell>
          <table:table-cell table:style-name="ce94" table:formula="of:=1-[.E15]" office:value-type="float" office:value="0" calcext:value-type="float">
            <text:p>0</text:p>
          </table:table-cell>
          <table:table-cell table:style-name="ce94" table:formula="of:=1-[.F15]" office:value-type="float" office:value="0" calcext:value-type="float">
            <text:p>0</text:p>
          </table:table-cell>
          <table:table-cell table:style-name="ce94" table:formula="of:=1-[.G15]" office:value-type="float" office:value="0" calcext:value-type="float">
            <text:p>0</text:p>
          </table:table-cell>
          <table:table-cell table:style-name="ce94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A9:Zeit2.H15">
            <calcext:condition calcext:apply-style-name="blue_dark_background" calcext:value="&gt;0.5" calcext:base-cell-address="Zeit2.A9"/>
            <calcext:condition calcext:apply-style-name="grey_background" calcext:value="&lt;=0.5" calcext:base-cell-address="Zeit2.A9"/>
          </calcext:conditional-format>
          <calcext:conditional-format calcext:target-range-address="Zeit2.A18:Zeit2.H24">
            <calcext:condition calcext:apply-style-name="blue_dark_background" calcext:value="&gt;0.5" calcext:base-cell-address="Zeit2.A18"/>
            <calcext:condition calcext:apply-style-name="grey_background" calcext:value="&lt;=0.5" calcext:base-cell-address="Zeit2.A18"/>
          </calcext:conditional-format>
          <calcext:conditional-format calcext:target-range-address="Zeit2.B2:Zeit2.G2 Zeit2.B5:Zeit2.G6 Zeit2.B3:Zeit2.C4 Zeit2.E3:Zeit2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D3:Zeit2.D4 Zeit2.E3:Zeit2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1" table:number-columns-repeated="14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16"/>
          <table:table-cell table:style-name="ce15" office:value-type="string" calcext:value-type="string">
            <text:p>Tabelle</text:p>
          </table:table-cell>
          <table:table-cell table:style-name="ce15"/>
          <table:table-cell table:style-name="ce91" table:formula="of:=MID(CELL(&quot;Filename&quot;);FIND(&quot;$&quot;;CELL(&quot;Filename&quot;))+1;99)" office:value-type="string" office:string-value="Zeit3" calcext:value-type="string">
            <text:p>Zeit3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00" table:formula="of:==SUMPRODUCT([Zeit2.B2:.C3];[$Verteilung.B19:$Verteilung.C20])" office:value-type="float" office:value="0.456396900936198" calcext:value-type="float">
            <text:p>0,456396900936198</text:p>
          </table:table-cell>
          <table:table-cell table:style-name="ce100" table:formula="of:=SUMPRODUCT([Zeit2.B2:.D3];[$Verteilung.F19:$Verteilung.H20])" office:value-type="float" office:value="1.33405368381455" calcext:value-type="float">
            <text:p>1,33405368381455</text:p>
          </table:table-cell>
          <table:table-cell table:style-name="ce100" table:formula="of:=SUMPRODUCT([Zeit2.C2:.E3];[$Verteilung.$J$19:$Verteilung.$L$20])" office:value-type="float" office:value="7.25089198192576" calcext:value-type="float">
            <text:p>7,25089198192576</text:p>
          </table:table-cell>
          <table:table-cell table:style-name="ce100" table:formula="of:=SUMPRODUCT([Zeit2.D2:.F3];[$Verteilung.$J$19:$Verteilung.$L$20])" office:value-type="float" office:value="21.8994647424769" calcext:value-type="float">
            <text:p>21,8994647424769</text:p>
          </table:table-cell>
          <table:table-cell table:style-name="ce100" table:formula="of:=SUMPRODUCT([Zeit2.E2:.G3];[$Verteilung.N19:$Verteilung.P20])" office:value-type="float" office:value="136.798841163976" calcext:value-type="float">
            <text:p>136,798841163976</text:p>
          </table:table-cell>
          <table:table-cell table:style-name="ce100" table:formula="of:=SUMPRODUCT([Zeit2.F2:.G3];[$Verteilung.S19:$Verteilung.T20])" office:value-type="float" office:value="593.387420617801" calcext:value-type="float">
            <text:p>593,387420617801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00" table:formula="of:=SUMPRODUCT([Zeit2.B2:.C4];[$Verteilung.B23:$Verteilung.C25])" office:value-type="float" office:value="11.0432869275214" calcext:value-type="float">
            <text:p>11,0432869275214</text:p>
          </table:table-cell>
          <table:table-cell table:style-name="ce100" table:formula="of:=SUMPRODUCT([Zeit2.B2:.D4];[$Verteilung.F23:$Verteilung.H25])" office:value-type="float" office:value="11.1789378495732" calcext:value-type="float">
            <text:p>11,1789378495732</text:p>
          </table:table-cell>
          <table:table-cell table:style-name="ce101" table:formula="of:=SUMPRODUCT([Zeit2.C2:.E4];[$Verteilung.$J$23:$Verteilung.$L$25])" office:value-type="float" office:value="12.3468254510926" calcext:value-type="float">
            <text:p>12,3468254510926</text:p>
          </table:table-cell>
          <table:table-cell table:style-name="ce102" table:formula="of:=SUMPRODUCT([Zeit2.D2:.F4];[$Verteilung.$J$23:$Verteilung.$L$25])" office:value-type="float" office:value="43.6945859463172" calcext:value-type="float">
            <text:p>43,6945859463172</text:p>
          </table:table-cell>
          <table:table-cell table:style-name="ce100" table:formula="of:=SUMPRODUCT([Zeit2.E2:.G4];[$Verteilung.N23:$Verteilung.P25])" office:value-type="float" office:value="100.468305278614" calcext:value-type="float">
            <text:p>100,468305278614</text:p>
          </table:table-cell>
          <table:table-cell table:style-name="ce100" table:formula="of:=SUMPRODUCT([Zeit2.F2:.G4];[$Verteilung.S23:$Verteilung.T25])" office:value-type="float" office:value="131.429772224781" calcext:value-type="float">
            <text:p>131,429772224781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100" table:formula="of:=SUMPRODUCT([Zeit2.B3:.C5];[$Verteilung.B27:$Verteilung.C29])" office:value-type="float" office:value="106.176221918631" calcext:value-type="float">
            <text:p>106,176221918631</text:p>
          </table:table-cell>
          <table:table-cell table:style-name="ce100" table:formula="of:=SUMPRODUCT([Zeit2.B3:.D5];[$Verteilung.F27:$Verteilung.H29])" office:value-type="float" office:value="75.5290022316158" calcext:value-type="float">
            <text:p>75,5290022316158</text:p>
          </table:table-cell>
          <table:table-cell table:style-name="ce101" table:formula="of:=SUMPRODUCT([Zeit2.C3:.E5];[$Verteilung.$J$27:$Verteilung.$L$29])" office:value-type="float" office:value="15.490500281499" calcext:value-type="float">
            <text:p>15,490500281499</text:p>
          </table:table-cell>
          <table:table-cell table:style-name="ce100" table:formula="of:=SUMPRODUCT([Zeit2.D3:.F5];[$Verteilung.$J$27:$Verteilung.$L$29])" office:value-type="float" office:value="12.7029706751915" calcext:value-type="float">
            <text:p>12,7029706751915</text:p>
          </table:table-cell>
          <table:table-cell table:style-name="ce100" table:formula="of:=SUMPRODUCT([Zeit2.E3:.G5];[$Verteilung.N27:$Verteilung.P29])" office:value-type="float" office:value="17.3323466701563" calcext:value-type="float">
            <text:p>17,3323466701563</text:p>
          </table:table-cell>
          <table:table-cell table:style-name="ce100" table:formula="of:=SUMPRODUCT([Zeit2.F3:.G5];[$Verteilung.S27:$Verteilung.T29])" office:value-type="float" office:value="13.4502735933076" calcext:value-type="float">
            <text:p>13,4502735933076</text:p>
          </table:table-cell>
          <table:table-cell table:number-columns-repeated="1017"/>
        </table:table-row>
        <table:table-row table:style-name="ro1">
          <table:table-cell/>
          <table:table-cell table:style-name="ce100" table:formula="of:=SUMPRODUCT([Zeit2.B4:.C6];[$Verteilung.B31:$Verteilung.C33])" office:value-type="float" office:value="450.050238010556" calcext:value-type="float">
            <text:p>450,050238010556</text:p>
          </table:table-cell>
          <table:table-cell table:style-name="ce100" table:formula="of:=SUMPRODUCT([Zeit2.B4:.D6];[$Verteilung.F31:$Verteilung.H33])" office:value-type="float" office:value="106.946283859768" calcext:value-type="float">
            <text:p>106,946283859768</text:p>
          </table:table-cell>
          <table:table-cell table:style-name="ce100" table:formula="of:=SUMPRODUCT([Zeit2.C4:.E6];[$Verteilung.$J$31:$Verteilung.$L$33])" office:value-type="float" office:value="14.5206334037467" calcext:value-type="float">
            <text:p>14,5206334037467</text:p>
          </table:table-cell>
          <table:table-cell table:style-name="ce100" table:formula="of:=SUMPRODUCT([Zeit2.D4:.F6];[$Verteilung.$J$31:$Verteilung.$L$33])" office:value-type="float" office:value="1.94991958852307" calcext:value-type="float">
            <text:p>1,94991958852307</text:p>
          </table:table-cell>
          <table:table-cell table:style-name="ce100" table:formula="of:=SUMPRODUCT([Zeit2.E4:.G6];[$Verteilung.N31:$Verteilung.P33])" office:value-type="float" office:value="1.29576116860286" calcext:value-type="float">
            <text:p>1,29576116860286</text:p>
          </table:table-cell>
          <table:table-cell table:style-name="ce100" table:formula="of:=SUMPRODUCT([Zeit2.F4:.G6];[$Verteilung.S31:$Verteilung.T33])" office:value-type="float" office:value="0.775147658830574" calcext:value-type="float">
            <text:p>0,775147658830574</text:p>
          </table:table-cell>
          <table:table-cell table:number-columns-repeated="1017"/>
        </table:table-row>
        <table:table-row table:style-name="ro1">
          <table:table-cell/>
          <table:table-cell table:style-name="ce100" table:formula="of:=SUMPRODUCT([Zeit2.B5:.C6];[$Verteilung.B36:$Verteilung.C37])" office:value-type="float" office:value="117.590375041223" calcext:value-type="float">
            <text:p>117,590375041223</text:p>
          </table:table-cell>
          <table:table-cell table:style-name="ce100" table:formula="of:=SUMPRODUCT([Zeit2.B5:.D6];[$Verteilung.F36:$Verteilung.H37])" office:value-type="float" office:value="83.8445844031627" calcext:value-type="float">
            <text:p>83,8445844031627</text:p>
          </table:table-cell>
          <table:table-cell table:style-name="ce100" table:formula="of:=SUMPRODUCT([Zeit2.C5:.E6];[$Verteilung.$J$36:$Verteilung.$L$37])" office:value-type="float" office:value="10.4946850460008" calcext:value-type="float">
            <text:p>10,4946850460008</text:p>
          </table:table-cell>
          <table:table-cell table:style-name="ce100" table:formula="of:=SUMPRODUCT([Zeit2.D5:.F6];[$Verteilung.$J$36:$Verteilung.$L$37])" office:value-type="float" office:value="0.502284203967587" calcext:value-type="float">
            <text:p>0,502284203967587</text:p>
          </table:table-cell>
          <table:table-cell table:style-name="ce100" table:formula="of:=SUMPRODUCT([Zeit2.E5:.G6];[$Verteilung.N36:$Verteilung.P37])" office:value-type="float" office:value="0.0403814633081242" calcext:value-type="float">
            <text:p>0,040381463308124</text:p>
          </table:table-cell>
          <table:table-cell table:style-name="ce100" table:formula="of:=SUMPRODUCT([Zeit2.F5:.G6];[$Verteilung.S36:$Verteilung.T37])" office:value-type="float" office:value="0.0196080130788207" calcext:value-type="float">
            <text:p>0,0196080130788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2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98" table:formula="of:=[Zeit2.A9]" office:value-type="float" office:value="1" calcext:value-type="float">
            <text:p>1</text:p>
          </table:table-cell>
          <table:table-cell table:style-name="ce98" table:formula="of:=[Zeit2.B9]" office:value-type="float" office:value="1" calcext:value-type="float">
            <text:p>1</text:p>
          </table:table-cell>
          <table:table-cell table:style-name="ce98" table:formula="of:=[Zeit2.C9]" office:value-type="float" office:value="1" calcext:value-type="float">
            <text:p>1</text:p>
          </table:table-cell>
          <table:table-cell table:style-name="ce98" table:formula="of:=[Zeit2.D9]" office:value-type="float" office:value="1" calcext:value-type="float">
            <text:p>1</text:p>
          </table:table-cell>
          <table:table-cell table:style-name="ce98" table:formula="of:=[Zeit2.E9]" office:value-type="float" office:value="1" calcext:value-type="float">
            <text:p>1</text:p>
          </table:table-cell>
          <table:table-cell table:style-name="ce98" table:formula="of:=[Zeit2.F9]" office:value-type="float" office:value="1" calcext:value-type="float">
            <text:p>1</text:p>
          </table:table-cell>
          <table:table-cell table:style-name="ce98" table:formula="of:=[Zeit2.G9]" office:value-type="float" office:value="1" calcext:value-type="float">
            <text:p>1</text:p>
          </table:table-cell>
          <table:table-cell table:style-name="ce98" table:formula="of:=[Zeit2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2.A10]" office:value-type="float" office:value="1" calcext:value-type="float">
            <text:p>1</text:p>
          </table:table-cell>
          <table:table-cell table:style-name="ce98" table:formula="of:=[Zeit2.B10]" office:value-type="float" office:value="0" calcext:value-type="float">
            <text:p>0</text:p>
          </table:table-cell>
          <table:table-cell table:style-name="ce98" table:formula="of:=[Zeit2.C10]" office:value-type="float" office:value="0" calcext:value-type="float">
            <text:p>0</text:p>
          </table:table-cell>
          <table:table-cell table:style-name="ce98" table:formula="of:=[Zeit2.D10]" office:value-type="float" office:value="0" calcext:value-type="float">
            <text:p>0</text:p>
          </table:table-cell>
          <table:table-cell table:style-name="ce98" table:formula="of:=[Zeit2.E10]" office:value-type="float" office:value="0" calcext:value-type="float">
            <text:p>0</text:p>
          </table:table-cell>
          <table:table-cell table:style-name="ce98" table:formula="of:=[Zeit2.F10]" office:value-type="float" office:value="0" calcext:value-type="float">
            <text:p>0</text:p>
          </table:table-cell>
          <table:table-cell table:style-name="ce98" table:formula="of:=[Zeit2.G10]" office:value-type="float" office:value="0" calcext:value-type="float">
            <text:p>0</text:p>
          </table:table-cell>
          <table:table-cell table:style-name="ce98" table:formula="of:=[Zeit2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2.A11]" office:value-type="float" office:value="1" calcext:value-type="float">
            <text:p>1</text:p>
          </table:table-cell>
          <table:table-cell table:style-name="ce98" table:formula="of:=[Zeit2.B11]" office:value-type="float" office:value="0" calcext:value-type="float">
            <text:p>0</text:p>
          </table:table-cell>
          <table:table-cell table:style-name="ce98" table:formula="of:=[Zeit2.C11]" office:value-type="float" office:value="1" calcext:value-type="float">
            <text:p>1</text:p>
          </table:table-cell>
          <table:table-cell table:style-name="ce98" table:formula="of:=[Zeit2.D11]" office:value-type="float" office:value="1" calcext:value-type="float">
            <text:p>1</text:p>
          </table:table-cell>
          <table:table-cell table:style-name="ce98" table:formula="of:=[Zeit2.E11]" office:value-type="float" office:value="0" calcext:value-type="float">
            <text:p>0</text:p>
          </table:table-cell>
          <table:table-cell table:style-name="ce98" table:formula="of:=[Zeit2.F11]" office:value-type="float" office:value="0" calcext:value-type="float">
            <text:p>0</text:p>
          </table:table-cell>
          <table:table-cell table:style-name="ce98" table:formula="of:=[Zeit2.G11]" office:value-type="float" office:value="0" calcext:value-type="float">
            <text:p>0</text:p>
          </table:table-cell>
          <table:table-cell table:style-name="ce98" table:formula="of:=[Zeit2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2.A12]" office:value-type="float" office:value="1" calcext:value-type="float">
            <text:p>1</text:p>
          </table:table-cell>
          <table:table-cell table:style-name="ce98" table:formula="of:=[Zeit2.B12]" office:value-type="float" office:value="0" calcext:value-type="float">
            <text:p>0</text:p>
          </table:table-cell>
          <table:table-cell table:style-name="ce98" table:formula="of:=[Zeit2.C12]" office:value-type="float" office:value="0" calcext:value-type="float">
            <text:p>0</text:p>
          </table:table-cell>
          <table:table-cell table:style-name="ce98" table:formula="of:=[Zeit2.D12]" office:value-type="float" office:value="0" calcext:value-type="float">
            <text:p>0</text:p>
          </table:table-cell>
          <table:table-cell table:style-name="ce98" table:formula="of:=[Zeit2.E12]" office:value-type="float" office:value="0" calcext:value-type="float">
            <text:p>0</text:p>
          </table:table-cell>
          <table:table-cell table:style-name="ce98" table:formula="of:=[Zeit2.F12]" office:value-type="float" office:value="0" calcext:value-type="float">
            <text:p>0</text:p>
          </table:table-cell>
          <table:table-cell table:style-name="ce98" table:formula="of:=[Zeit2.G12]" office:value-type="float" office:value="0" calcext:value-type="float">
            <text:p>0</text:p>
          </table:table-cell>
          <table:table-cell table:style-name="ce98" table:formula="of:=[Zeit2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2.A13]" office:value-type="float" office:value="1" calcext:value-type="float">
            <text:p>1</text:p>
          </table:table-cell>
          <table:table-cell table:style-name="ce98" table:formula="of:=[Zeit2.B13]" office:value-type="float" office:value="0" calcext:value-type="float">
            <text:p>0</text:p>
          </table:table-cell>
          <table:table-cell table:style-name="ce98" table:formula="of:=[Zeit2.C13]" office:value-type="float" office:value="0" calcext:value-type="float">
            <text:p>0</text:p>
          </table:table-cell>
          <table:table-cell table:style-name="ce98" table:formula="of:=[Zeit2.D13]" office:value-type="float" office:value="0" calcext:value-type="float">
            <text:p>0</text:p>
          </table:table-cell>
          <table:table-cell table:style-name="ce98" table:formula="of:=[Zeit2.E13]" office:value-type="float" office:value="0" calcext:value-type="float">
            <text:p>0</text:p>
          </table:table-cell>
          <table:table-cell table:style-name="ce98" table:formula="of:=[Zeit2.F13]" office:value-type="float" office:value="0" calcext:value-type="float">
            <text:p>0</text:p>
          </table:table-cell>
          <table:table-cell table:style-name="ce98" table:formula="of:=[Zeit2.G13]" office:value-type="float" office:value="0" calcext:value-type="float">
            <text:p>0</text:p>
          </table:table-cell>
          <table:table-cell table:style-name="ce98" table:formula="of:=[Zeit2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2.A14]" office:value-type="float" office:value="1" calcext:value-type="float">
            <text:p>1</text:p>
          </table:table-cell>
          <table:table-cell table:style-name="ce98" table:formula="of:=[Zeit2.B14]" office:value-type="float" office:value="0" calcext:value-type="float">
            <text:p>0</text:p>
          </table:table-cell>
          <table:table-cell table:style-name="ce98" table:formula="of:=[Zeit2.C14]" office:value-type="float" office:value="0" calcext:value-type="float">
            <text:p>0</text:p>
          </table:table-cell>
          <table:table-cell table:style-name="ce98" table:formula="of:=[Zeit2.D14]" office:value-type="float" office:value="0" calcext:value-type="float">
            <text:p>0</text:p>
          </table:table-cell>
          <table:table-cell table:style-name="ce98" table:formula="of:=[Zeit2.E14]" office:value-type="float" office:value="0" calcext:value-type="float">
            <text:p>0</text:p>
          </table:table-cell>
          <table:table-cell table:style-name="ce98" table:formula="of:=[Zeit2.F14]" office:value-type="float" office:value="1" calcext:value-type="float">
            <text:p>1</text:p>
          </table:table-cell>
          <table:table-cell table:style-name="ce98" table:formula="of:=[Zeit2.G14]" office:value-type="float" office:value="1" calcext:value-type="float">
            <text:p>1</text:p>
          </table:table-cell>
          <table:table-cell table:style-name="ce98" table:formula="of:=[Zeit2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2.A15]" office:value-type="float" office:value="1" calcext:value-type="float">
            <text:p>1</text:p>
          </table:table-cell>
          <table:table-cell table:style-name="ce98" table:formula="of:=[Zeit2.B15]" office:value-type="float" office:value="1" calcext:value-type="float">
            <text:p>1</text:p>
          </table:table-cell>
          <table:table-cell table:style-name="ce98" table:formula="of:=[Zeit2.C15]" office:value-type="float" office:value="1" calcext:value-type="float">
            <text:p>1</text:p>
          </table:table-cell>
          <table:table-cell table:style-name="ce98" table:formula="of:=[Zeit2.D15]" office:value-type="float" office:value="1" calcext:value-type="float">
            <text:p>1</text:p>
          </table:table-cell>
          <table:table-cell table:style-name="ce98" table:formula="of:=[Zeit2.E15]" office:value-type="float" office:value="1" calcext:value-type="float">
            <text:p>1</text:p>
          </table:table-cell>
          <table:table-cell table:style-name="ce98" table:formula="of:=[Zeit2.F15]" office:value-type="float" office:value="1" calcext:value-type="float">
            <text:p>1</text:p>
          </table:table-cell>
          <table:table-cell table:style-name="ce98" table:formula="of:=[Zeit2.G15]" office:value-type="float" office:value="1" calcext:value-type="float">
            <text:p>1</text:p>
          </table:table-cell>
          <table:table-cell table:style-name="ce98" table:formula="of:=[Zeit2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99" table:formula="of:=1-[.A9]" office:value-type="float" office:value="0" calcext:value-type="float">
            <text:p>0</text:p>
          </table:table-cell>
          <table:table-cell table:style-name="ce99" table:formula="of:=1-[.B9]" office:value-type="float" office:value="0" calcext:value-type="float">
            <text:p>0</text:p>
          </table:table-cell>
          <table:table-cell table:style-name="ce99" table:formula="of:=1-[.C9]" office:value-type="float" office:value="0" calcext:value-type="float">
            <text:p>0</text:p>
          </table:table-cell>
          <table:table-cell table:style-name="ce99" table:formula="of:=1-[.D9]" office:value-type="float" office:value="0" calcext:value-type="float">
            <text:p>0</text:p>
          </table:table-cell>
          <table:table-cell table:style-name="ce99" table:formula="of:=1-[.E9]" office:value-type="float" office:value="0" calcext:value-type="float">
            <text:p>0</text:p>
          </table:table-cell>
          <table:table-cell table:style-name="ce99" table:formula="of:=1-[.F9]" office:value-type="float" office:value="0" calcext:value-type="float">
            <text:p>0</text:p>
          </table:table-cell>
          <table:table-cell table:style-name="ce99" table:formula="of:=1-[.G9]" office:value-type="float" office:value="0" calcext:value-type="float">
            <text:p>0</text:p>
          </table:table-cell>
          <table:table-cell table:style-name="ce99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0]" office:value-type="float" office:value="0" calcext:value-type="float">
            <text:p>0</text:p>
          </table:table-cell>
          <table:table-cell table:style-name="ce99" table:formula="of:=1-[.B10]" office:value-type="float" office:value="1" calcext:value-type="float">
            <text:p>1</text:p>
          </table:table-cell>
          <table:table-cell table:style-name="ce99" table:formula="of:=1-[.C10]" office:value-type="float" office:value="1" calcext:value-type="float">
            <text:p>1</text:p>
          </table:table-cell>
          <table:table-cell table:style-name="ce99" table:formula="of:=1-[.D10]" office:value-type="float" office:value="1" calcext:value-type="float">
            <text:p>1</text:p>
          </table:table-cell>
          <table:table-cell table:style-name="ce99" table:formula="of:=1-[.E10]" office:value-type="float" office:value="1" calcext:value-type="float">
            <text:p>1</text:p>
          </table:table-cell>
          <table:table-cell table:style-name="ce99" table:formula="of:=1-[.F10]" office:value-type="float" office:value="1" calcext:value-type="float">
            <text:p>1</text:p>
          </table:table-cell>
          <table:table-cell table:style-name="ce99" table:formula="of:=1-[.G10]" office:value-type="float" office:value="1" calcext:value-type="float">
            <text:p>1</text:p>
          </table:table-cell>
          <table:table-cell table:style-name="ce99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1]" office:value-type="float" office:value="0" calcext:value-type="float">
            <text:p>0</text:p>
          </table:table-cell>
          <table:table-cell table:style-name="ce99" table:formula="of:=1-[.B11]" office:value-type="float" office:value="1" calcext:value-type="float">
            <text:p>1</text:p>
          </table:table-cell>
          <table:table-cell table:style-name="ce99" table:formula="of:=1-[.C11]" office:value-type="float" office:value="0" calcext:value-type="float">
            <text:p>0</text:p>
          </table:table-cell>
          <table:table-cell table:style-name="ce99" table:formula="of:=1-[.D11]" office:value-type="float" office:value="0" calcext:value-type="float">
            <text:p>0</text:p>
          </table:table-cell>
          <table:table-cell table:style-name="ce99" table:formula="of:=1-[.E11]" office:value-type="float" office:value="1" calcext:value-type="float">
            <text:p>1</text:p>
          </table:table-cell>
          <table:table-cell table:style-name="ce99" table:formula="of:=1-[.F11]" office:value-type="float" office:value="1" calcext:value-type="float">
            <text:p>1</text:p>
          </table:table-cell>
          <table:table-cell table:style-name="ce99" table:formula="of:=1-[.G11]" office:value-type="float" office:value="1" calcext:value-type="float">
            <text:p>1</text:p>
          </table:table-cell>
          <table:table-cell table:style-name="ce99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2]" office:value-type="float" office:value="0" calcext:value-type="float">
            <text:p>0</text:p>
          </table:table-cell>
          <table:table-cell table:style-name="ce99" table:formula="of:=1-[.B12]" office:value-type="float" office:value="1" calcext:value-type="float">
            <text:p>1</text:p>
          </table:table-cell>
          <table:table-cell table:style-name="ce99" table:formula="of:=1-[.C12]" office:value-type="float" office:value="1" calcext:value-type="float">
            <text:p>1</text:p>
          </table:table-cell>
          <table:table-cell table:style-name="ce99" table:formula="of:=1-[.D12]" office:value-type="float" office:value="1" calcext:value-type="float">
            <text:p>1</text:p>
          </table:table-cell>
          <table:table-cell table:style-name="ce99" table:formula="of:=1-[.E12]" office:value-type="float" office:value="1" calcext:value-type="float">
            <text:p>1</text:p>
          </table:table-cell>
          <table:table-cell table:style-name="ce99" table:formula="of:=1-[.F12]" office:value-type="float" office:value="1" calcext:value-type="float">
            <text:p>1</text:p>
          </table:table-cell>
          <table:table-cell table:style-name="ce99" table:formula="of:=1-[.G12]" office:value-type="float" office:value="1" calcext:value-type="float">
            <text:p>1</text:p>
          </table:table-cell>
          <table:table-cell table:style-name="ce99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3]" office:value-type="float" office:value="0" calcext:value-type="float">
            <text:p>0</text:p>
          </table:table-cell>
          <table:table-cell table:style-name="ce99" table:formula="of:=1-[.B13]" office:value-type="float" office:value="1" calcext:value-type="float">
            <text:p>1</text:p>
          </table:table-cell>
          <table:table-cell table:style-name="ce99" table:formula="of:=1-[.C13]" office:value-type="float" office:value="1" calcext:value-type="float">
            <text:p>1</text:p>
          </table:table-cell>
          <table:table-cell table:style-name="ce99" table:formula="of:=1-[.D13]" office:value-type="float" office:value="1" calcext:value-type="float">
            <text:p>1</text:p>
          </table:table-cell>
          <table:table-cell table:style-name="ce99" table:formula="of:=1-[.E13]" office:value-type="float" office:value="1" calcext:value-type="float">
            <text:p>1</text:p>
          </table:table-cell>
          <table:table-cell table:style-name="ce99" table:formula="of:=1-[.F13]" office:value-type="float" office:value="1" calcext:value-type="float">
            <text:p>1</text:p>
          </table:table-cell>
          <table:table-cell table:style-name="ce99" table:formula="of:=1-[.G13]" office:value-type="float" office:value="1" calcext:value-type="float">
            <text:p>1</text:p>
          </table:table-cell>
          <table:table-cell table:style-name="ce99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4]" office:value-type="float" office:value="0" calcext:value-type="float">
            <text:p>0</text:p>
          </table:table-cell>
          <table:table-cell table:style-name="ce99" table:formula="of:=1-[.B14]" office:value-type="float" office:value="1" calcext:value-type="float">
            <text:p>1</text:p>
          </table:table-cell>
          <table:table-cell table:style-name="ce99" table:formula="of:=1-[.C14]" office:value-type="float" office:value="1" calcext:value-type="float">
            <text:p>1</text:p>
          </table:table-cell>
          <table:table-cell table:style-name="ce99" table:formula="of:=1-[.D14]" office:value-type="float" office:value="1" calcext:value-type="float">
            <text:p>1</text:p>
          </table:table-cell>
          <table:table-cell table:style-name="ce99" table:formula="of:=1-[.E14]" office:value-type="float" office:value="1" calcext:value-type="float">
            <text:p>1</text:p>
          </table:table-cell>
          <table:table-cell table:style-name="ce99" table:formula="of:=1-[.F14]" office:value-type="float" office:value="0" calcext:value-type="float">
            <text:p>0</text:p>
          </table:table-cell>
          <table:table-cell table:style-name="ce99" table:formula="of:=1-[.G14]" office:value-type="float" office:value="0" calcext:value-type="float">
            <text:p>0</text:p>
          </table:table-cell>
          <table:table-cell table:style-name="ce99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5]" office:value-type="float" office:value="0" calcext:value-type="float">
            <text:p>0</text:p>
          </table:table-cell>
          <table:table-cell table:style-name="ce99" table:formula="of:=1-[.B15]" office:value-type="float" office:value="0" calcext:value-type="float">
            <text:p>0</text:p>
          </table:table-cell>
          <table:table-cell table:style-name="ce99" table:formula="of:=1-[.C15]" office:value-type="float" office:value="0" calcext:value-type="float">
            <text:p>0</text:p>
          </table:table-cell>
          <table:table-cell table:style-name="ce99" table:formula="of:=1-[.D15]" office:value-type="float" office:value="0" calcext:value-type="float">
            <text:p>0</text:p>
          </table:table-cell>
          <table:table-cell table:style-name="ce99" table:formula="of:=1-[.E15]" office:value-type="float" office:value="0" calcext:value-type="float">
            <text:p>0</text:p>
          </table:table-cell>
          <table:table-cell table:style-name="ce99" table:formula="of:=1-[.F15]" office:value-type="float" office:value="0" calcext:value-type="float">
            <text:p>0</text:p>
          </table:table-cell>
          <table:table-cell table:style-name="ce99" table:formula="of:=1-[.G15]" office:value-type="float" office:value="0" calcext:value-type="float">
            <text:p>0</text:p>
          </table:table-cell>
          <table:table-cell table:style-name="ce99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A9:Zeit3.H15">
            <calcext:condition calcext:apply-style-name="blue_dark_background" calcext:value="&gt;0.5" calcext:base-cell-address="Zeit3.A9"/>
            <calcext:condition calcext:apply-style-name="grey_background" calcext:value="&lt;=0.5" calcext:base-cell-address="Zeit3.A9"/>
          </calcext:conditional-format>
          <calcext:conditional-format calcext:target-range-address="Zeit3.A18:Zeit3.H24">
            <calcext:condition calcext:apply-style-name="blue_dark_background" calcext:value="&gt;0.5" calcext:base-cell-address="Zeit3.A18"/>
            <calcext:condition calcext:apply-style-name="grey_background" calcext:value="&lt;=0.5" calcext:base-cell-address="Zeit3.A18"/>
          </calcext:conditional-format>
          <calcext:conditional-format calcext:target-range-address="Zeit3.B2:Zeit3.G2 Zeit3.B5:Zeit3.G6 Zeit3.B3:Zeit3.C4 Zeit3.E3:Zeit3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D3:Zeit3.D4 Zeit3.E3:Zeit3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4" table:style-name="ta1">
        <table:table-column table:style-name="co1" table:number-columns-repeated="14" table:default-cell-style-name="ce1"/>
        <table:table-column table:style-name="co8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16"/>
          <table:table-cell table:style-name="ce15" office:value-type="string" calcext:value-type="string">
            <text:p>Tabelle</text:p>
          </table:table-cell>
          <table:table-cell table:style-name="ce15"/>
          <table:table-cell table:style-name="ce91" table:formula="of:=MID(CELL(&quot;Filename&quot;);FIND(&quot;$&quot;;CELL(&quot;Filename&quot;))+1;99)" office:value-type="string" office:string-value="Zeit4" calcext:value-type="string">
            <text:p>Zeit4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05" table:formula="of:==SUMPRODUCT([Zeit3.B2:.C3];[$Verteilung.B19:$Verteilung.C20])" office:value-type="float" office:value="1.47764874026537" calcext:value-type="float">
            <text:p>1,47764874026537</text:p>
          </table:table-cell>
          <table:table-cell table:style-name="ce105" table:formula="of:=SUMPRODUCT([Zeit3.B2:.D3];[$Verteilung.F19:$Verteilung.H20])" office:value-type="float" office:value="2.87976324538103" calcext:value-type="float">
            <text:p>2,87976324538103</text:p>
          </table:table-cell>
          <table:table-cell table:style-name="ce105" table:formula="of:=SUMPRODUCT([Zeit3.C2:.E3];[$Verteilung.$J$19:$Verteilung.$L$20])" office:value-type="float" office:value="9.30940993116529" calcext:value-type="float">
            <text:p>9,30940993116529</text:p>
          </table:table-cell>
          <table:table-cell table:style-name="ce105" table:formula="of:=SUMPRODUCT([Zeit3.D2:.F3];[$Verteilung.$J$19:$Verteilung.$L$20])" office:value-type="float" office:value="30.7670790795234" calcext:value-type="float">
            <text:p>30,7670790795234</text:p>
          </table:table-cell>
          <table:table-cell table:style-name="ce105" table:formula="of:=SUMPRODUCT([Zeit3.E2:.G3];[$Verteilung.N19:$Verteilung.P20])" office:value-type="float" office:value="152.929200459596" calcext:value-type="float">
            <text:p>152,929200459596</text:p>
          </table:table-cell>
          <table:table-cell table:style-name="ce105" table:formula="of:=SUMPRODUCT([Zeit3.F2:.G3];[$Verteilung.S19:$Verteilung.T20])" office:value-type="float" office:value="511.027313058024" calcext:value-type="float">
            <text:p>511,027313058024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05" table:formula="of:=SUMPRODUCT([Zeit3.B2:.C4];[$Verteilung.B23:$Verteilung.C25])" office:value-type="float" office:value="17.6206080152035" calcext:value-type="float">
            <text:p>17,6206080152035</text:p>
          </table:table-cell>
          <table:table-cell table:style-name="ce105" table:formula="of:=SUMPRODUCT([Zeit3.B2:.D4];[$Verteilung.F23:$Verteilung.H25])" office:value-type="float" office:value="17.5886137268095" calcext:value-type="float">
            <text:p>17,5886137268095</text:p>
          </table:table-cell>
          <table:table-cell table:style-name="ce106" table:formula="of:=SUMPRODUCT([Zeit3.C2:.E4];[$Verteilung.$J$23:$Verteilung.$L$25])" office:value-type="float" office:value="16.1155399653214" calcext:value-type="float">
            <text:p>16,1155399653214</text:p>
          </table:table-cell>
          <table:table-cell table:style-name="ce107" table:formula="of:=SUMPRODUCT([Zeit3.D2:.F4];[$Verteilung.$J$23:$Verteilung.$L$25])" office:value-type="float" office:value="43.2500774142592" calcext:value-type="float">
            <text:p>43,2500774142592</text:p>
          </table:table-cell>
          <table:table-cell table:style-name="ce105" table:formula="of:=SUMPRODUCT([Zeit3.E2:.G4];[$Verteilung.N23:$Verteilung.P25])" office:value-type="float" office:value="112.765334203138" calcext:value-type="float">
            <text:p>112,765334203138</text:p>
          </table:table-cell>
          <table:table-cell table:style-name="ce105" table:formula="of:=SUMPRODUCT([Zeit3.F2:.G4];[$Verteilung.S23:$Verteilung.T25])" office:value-type="float" office:value="147.71120639879" calcext:value-type="float">
            <text:p>147,71120639879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105" table:formula="of:=SUMPRODUCT([Zeit3.B3:.C5];[$Verteilung.B27:$Verteilung.C29])" office:value-type="float" office:value="113.697374226288" calcext:value-type="float">
            <text:p>113,697374226288</text:p>
          </table:table-cell>
          <table:table-cell table:style-name="ce105" table:formula="of:=SUMPRODUCT([Zeit3.B3:.D5];[$Verteilung.F27:$Verteilung.H29])" office:value-type="float" office:value="81.950204637159" calcext:value-type="float">
            <text:p>81,950204637159</text:p>
          </table:table-cell>
          <table:table-cell table:style-name="ce106" table:formula="of:=SUMPRODUCT([Zeit3.C3:.E5];[$Verteilung.$J$27:$Verteilung.$L$29])" office:value-type="float" office:value="21.7468184890491" calcext:value-type="float">
            <text:p>21,7468184890491</text:p>
          </table:table-cell>
          <table:table-cell table:style-name="ce105" table:formula="of:=SUMPRODUCT([Zeit3.D3:.F5];[$Verteilung.$J$27:$Verteilung.$L$29])" office:value-type="float" office:value="16.8370840141223" calcext:value-type="float">
            <text:p>16,8370840141223</text:p>
          </table:table-cell>
          <table:table-cell table:style-name="ce105" table:formula="of:=SUMPRODUCT([Zeit3.E3:.G5];[$Verteilung.N27:$Verteilung.P29])" office:value-type="float" office:value="24.832506782774" calcext:value-type="float">
            <text:p>24,832506782774</text:p>
          </table:table-cell>
          <table:table-cell table:style-name="ce105" table:formula="of:=SUMPRODUCT([Zeit3.F3:.G5];[$Verteilung.S27:$Verteilung.T29])" office:value-type="float" office:value="22.0563511621268" calcext:value-type="float">
            <text:p>22,0563511621268</text:p>
          </table:table-cell>
          <table:table-cell table:number-columns-repeated="1017"/>
        </table:table-row>
        <table:table-row table:style-name="ro1">
          <table:table-cell/>
          <table:table-cell table:style-name="ce105" table:formula="of:=SUMPRODUCT([Zeit3.B4:.C6];[$Verteilung.B31:$Verteilung.C33])" office:value-type="float" office:value="361.915132959309" calcext:value-type="float">
            <text:p>361,915132959309</text:p>
          </table:table-cell>
          <table:table-cell table:style-name="ce105" table:formula="of:=SUMPRODUCT([Zeit3.B4:.D6];[$Verteilung.F31:$Verteilung.H33])" office:value-type="float" office:value="115.769878557267" calcext:value-type="float">
            <text:p>115,769878557267</text:p>
          </table:table-cell>
          <table:table-cell table:style-name="ce105" table:formula="of:=SUMPRODUCT([Zeit3.C4:.E6];[$Verteilung.$J$31:$Verteilung.$L$33])" office:value-type="float" office:value="22.8900591595494" calcext:value-type="float">
            <text:p>22,8900591595494</text:p>
          </table:table-cell>
          <table:table-cell table:style-name="ce105" table:formula="of:=SUMPRODUCT([Zeit3.D4:.F6];[$Verteilung.$J$31:$Verteilung.$L$33])" office:value-type="float" office:value="4.32277291079075" calcext:value-type="float">
            <text:p>4,32277291079075</text:p>
          </table:table-cell>
          <table:table-cell table:style-name="ce105" table:formula="of:=SUMPRODUCT([Zeit3.E4:.G6];[$Verteilung.N31:$Verteilung.P33])" office:value-type="float" office:value="2.87485760807735" calcext:value-type="float">
            <text:p>2,87485760807735</text:p>
          </table:table-cell>
          <table:table-cell table:style-name="ce105" table:formula="of:=SUMPRODUCT([Zeit3.F4:.G6];[$Verteilung.S31:$Verteilung.T33])" office:value-type="float" office:value="2.02585298977592" calcext:value-type="float">
            <text:p>2,02585298977592</text:p>
          </table:table-cell>
          <table:table-cell table:number-columns-repeated="1017"/>
        </table:table-row>
        <table:table-row table:style-name="ro1">
          <table:table-cell/>
          <table:table-cell table:style-name="ce105" table:formula="of:=SUMPRODUCT([Zeit3.B5:.C6];[$Verteilung.B36:$Verteilung.C37])" office:value-type="float" office:value="131.683330364097" calcext:value-type="float">
            <text:p>131,683330364097</text:p>
          </table:table-cell>
          <table:table-cell table:style-name="ce105" table:formula="of:=SUMPRODUCT([Zeit3.B5:.D6];[$Verteilung.F36:$Verteilung.H37])" office:value-type="float" office:value="94.7578154471404" calcext:value-type="float">
            <text:p>94,7578154471404</text:p>
          </table:table-cell>
          <table:table-cell table:style-name="ce105" table:formula="of:=SUMPRODUCT([Zeit3.C5:.E6];[$Verteilung.$J$36:$Verteilung.$L$37])" office:value-type="float" office:value="17.2328140116595" calcext:value-type="float">
            <text:p>17,2328140116595</text:p>
          </table:table-cell>
          <table:table-cell table:style-name="ce105" table:formula="of:=SUMPRODUCT([Zeit3.D5:.F6];[$Verteilung.$J$36:$Verteilung.$L$37])" office:value-type="float" office:value="1.63196279080691" calcext:value-type="float">
            <text:p>1,63196279080691</text:p>
          </table:table-cell>
          <table:table-cell table:style-name="ce105" table:formula="of:=SUMPRODUCT([Zeit3.E5:.G6];[$Verteilung.N36:$Verteilung.P37])" office:value-type="float" office:value="0.224938139919917" calcext:value-type="float">
            <text:p>0,224938139919917</text:p>
          </table:table-cell>
          <table:table-cell table:style-name="ce105" table:formula="of:=SUMPRODUCT([Zeit3.F5:.G6];[$Verteilung.S36:$Verteilung.T37])" office:value-type="float" office:value="0.108451512610847" calcext:value-type="float">
            <text:p>0,10845151261084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3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103" table:formula="of:=[Zeit3.A9]" office:value-type="float" office:value="1" calcext:value-type="float">
            <text:p>1</text:p>
          </table:table-cell>
          <table:table-cell table:style-name="ce103" table:formula="of:=[Zeit3.B9]" office:value-type="float" office:value="1" calcext:value-type="float">
            <text:p>1</text:p>
          </table:table-cell>
          <table:table-cell table:style-name="ce103" table:formula="of:=[Zeit3.C9]" office:value-type="float" office:value="1" calcext:value-type="float">
            <text:p>1</text:p>
          </table:table-cell>
          <table:table-cell table:style-name="ce103" table:formula="of:=[Zeit3.D9]" office:value-type="float" office:value="1" calcext:value-type="float">
            <text:p>1</text:p>
          </table:table-cell>
          <table:table-cell table:style-name="ce103" table:formula="of:=[Zeit3.E9]" office:value-type="float" office:value="1" calcext:value-type="float">
            <text:p>1</text:p>
          </table:table-cell>
          <table:table-cell table:style-name="ce103" table:formula="of:=[Zeit3.F9]" office:value-type="float" office:value="1" calcext:value-type="float">
            <text:p>1</text:p>
          </table:table-cell>
          <table:table-cell table:style-name="ce103" table:formula="of:=[Zeit3.G9]" office:value-type="float" office:value="1" calcext:value-type="float">
            <text:p>1</text:p>
          </table:table-cell>
          <table:table-cell table:style-name="ce103" table:formula="of:=[Zeit3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3.A10]" office:value-type="float" office:value="1" calcext:value-type="float">
            <text:p>1</text:p>
          </table:table-cell>
          <table:table-cell table:style-name="ce103" table:formula="of:=[Zeit3.B10]" office:value-type="float" office:value="0" calcext:value-type="float">
            <text:p>0</text:p>
          </table:table-cell>
          <table:table-cell table:style-name="ce103" table:formula="of:=[Zeit3.C10]" office:value-type="float" office:value="0" calcext:value-type="float">
            <text:p>0</text:p>
          </table:table-cell>
          <table:table-cell table:style-name="ce103" table:formula="of:=[Zeit3.D10]" office:value-type="float" office:value="0" calcext:value-type="float">
            <text:p>0</text:p>
          </table:table-cell>
          <table:table-cell table:style-name="ce103" table:formula="of:=[Zeit3.E10]" office:value-type="float" office:value="0" calcext:value-type="float">
            <text:p>0</text:p>
          </table:table-cell>
          <table:table-cell table:style-name="ce103" table:formula="of:=[Zeit3.F10]" office:value-type="float" office:value="0" calcext:value-type="float">
            <text:p>0</text:p>
          </table:table-cell>
          <table:table-cell table:style-name="ce103" table:formula="of:=[Zeit3.G10]" office:value-type="float" office:value="0" calcext:value-type="float">
            <text:p>0</text:p>
          </table:table-cell>
          <table:table-cell table:style-name="ce103" table:formula="of:=[Zeit3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3.A11]" office:value-type="float" office:value="1" calcext:value-type="float">
            <text:p>1</text:p>
          </table:table-cell>
          <table:table-cell table:style-name="ce103" table:formula="of:=[Zeit3.B11]" office:value-type="float" office:value="0" calcext:value-type="float">
            <text:p>0</text:p>
          </table:table-cell>
          <table:table-cell table:style-name="ce103" table:formula="of:=[Zeit3.C11]" office:value-type="float" office:value="1" calcext:value-type="float">
            <text:p>1</text:p>
          </table:table-cell>
          <table:table-cell table:style-name="ce103" table:formula="of:=[Zeit3.D11]" office:value-type="float" office:value="1" calcext:value-type="float">
            <text:p>1</text:p>
          </table:table-cell>
          <table:table-cell table:style-name="ce103" table:formula="of:=[Zeit3.E11]" office:value-type="float" office:value="0" calcext:value-type="float">
            <text:p>0</text:p>
          </table:table-cell>
          <table:table-cell table:style-name="ce103" table:formula="of:=[Zeit3.F11]" office:value-type="float" office:value="0" calcext:value-type="float">
            <text:p>0</text:p>
          </table:table-cell>
          <table:table-cell table:style-name="ce103" table:formula="of:=[Zeit3.G11]" office:value-type="float" office:value="0" calcext:value-type="float">
            <text:p>0</text:p>
          </table:table-cell>
          <table:table-cell table:style-name="ce103" table:formula="of:=[Zeit3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3.A12]" office:value-type="float" office:value="1" calcext:value-type="float">
            <text:p>1</text:p>
          </table:table-cell>
          <table:table-cell table:style-name="ce103" table:formula="of:=[Zeit3.B12]" office:value-type="float" office:value="0" calcext:value-type="float">
            <text:p>0</text:p>
          </table:table-cell>
          <table:table-cell table:style-name="ce103" table:formula="of:=[Zeit3.C12]" office:value-type="float" office:value="0" calcext:value-type="float">
            <text:p>0</text:p>
          </table:table-cell>
          <table:table-cell table:style-name="ce103" table:formula="of:=[Zeit3.D12]" office:value-type="float" office:value="0" calcext:value-type="float">
            <text:p>0</text:p>
          </table:table-cell>
          <table:table-cell table:style-name="ce103" table:formula="of:=[Zeit3.E12]" office:value-type="float" office:value="0" calcext:value-type="float">
            <text:p>0</text:p>
          </table:table-cell>
          <table:table-cell table:style-name="ce103" table:formula="of:=[Zeit3.F12]" office:value-type="float" office:value="0" calcext:value-type="float">
            <text:p>0</text:p>
          </table:table-cell>
          <table:table-cell table:style-name="ce103" table:formula="of:=[Zeit3.G12]" office:value-type="float" office:value="0" calcext:value-type="float">
            <text:p>0</text:p>
          </table:table-cell>
          <table:table-cell table:style-name="ce103" table:formula="of:=[Zeit3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3.A13]" office:value-type="float" office:value="1" calcext:value-type="float">
            <text:p>1</text:p>
          </table:table-cell>
          <table:table-cell table:style-name="ce103" table:formula="of:=[Zeit3.B13]" office:value-type="float" office:value="0" calcext:value-type="float">
            <text:p>0</text:p>
          </table:table-cell>
          <table:table-cell table:style-name="ce103" table:formula="of:=[Zeit3.C13]" office:value-type="float" office:value="0" calcext:value-type="float">
            <text:p>0</text:p>
          </table:table-cell>
          <table:table-cell table:style-name="ce103" table:formula="of:=[Zeit3.D13]" office:value-type="float" office:value="0" calcext:value-type="float">
            <text:p>0</text:p>
          </table:table-cell>
          <table:table-cell table:style-name="ce103" table:formula="of:=[Zeit3.E13]" office:value-type="float" office:value="0" calcext:value-type="float">
            <text:p>0</text:p>
          </table:table-cell>
          <table:table-cell table:style-name="ce103" table:formula="of:=[Zeit3.F13]" office:value-type="float" office:value="0" calcext:value-type="float">
            <text:p>0</text:p>
          </table:table-cell>
          <table:table-cell table:style-name="ce103" table:formula="of:=[Zeit3.G13]" office:value-type="float" office:value="0" calcext:value-type="float">
            <text:p>0</text:p>
          </table:table-cell>
          <table:table-cell table:style-name="ce103" table:formula="of:=[Zeit3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3.A14]" office:value-type="float" office:value="1" calcext:value-type="float">
            <text:p>1</text:p>
          </table:table-cell>
          <table:table-cell table:style-name="ce103" table:formula="of:=[Zeit3.B14]" office:value-type="float" office:value="0" calcext:value-type="float">
            <text:p>0</text:p>
          </table:table-cell>
          <table:table-cell table:style-name="ce103" table:formula="of:=[Zeit3.C14]" office:value-type="float" office:value="0" calcext:value-type="float">
            <text:p>0</text:p>
          </table:table-cell>
          <table:table-cell table:style-name="ce103" table:formula="of:=[Zeit3.D14]" office:value-type="float" office:value="0" calcext:value-type="float">
            <text:p>0</text:p>
          </table:table-cell>
          <table:table-cell table:style-name="ce103" table:formula="of:=[Zeit3.E14]" office:value-type="float" office:value="0" calcext:value-type="float">
            <text:p>0</text:p>
          </table:table-cell>
          <table:table-cell table:style-name="ce103" table:formula="of:=[Zeit3.F14]" office:value-type="float" office:value="1" calcext:value-type="float">
            <text:p>1</text:p>
          </table:table-cell>
          <table:table-cell table:style-name="ce103" table:formula="of:=[Zeit3.G14]" office:value-type="float" office:value="1" calcext:value-type="float">
            <text:p>1</text:p>
          </table:table-cell>
          <table:table-cell table:style-name="ce103" table:formula="of:=[Zeit3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3.A15]" office:value-type="float" office:value="1" calcext:value-type="float">
            <text:p>1</text:p>
          </table:table-cell>
          <table:table-cell table:style-name="ce103" table:formula="of:=[Zeit3.B15]" office:value-type="float" office:value="1" calcext:value-type="float">
            <text:p>1</text:p>
          </table:table-cell>
          <table:table-cell table:style-name="ce103" table:formula="of:=[Zeit3.C15]" office:value-type="float" office:value="1" calcext:value-type="float">
            <text:p>1</text:p>
          </table:table-cell>
          <table:table-cell table:style-name="ce103" table:formula="of:=[Zeit3.D15]" office:value-type="float" office:value="1" calcext:value-type="float">
            <text:p>1</text:p>
          </table:table-cell>
          <table:table-cell table:style-name="ce103" table:formula="of:=[Zeit3.E15]" office:value-type="float" office:value="1" calcext:value-type="float">
            <text:p>1</text:p>
          </table:table-cell>
          <table:table-cell table:style-name="ce103" table:formula="of:=[Zeit3.F15]" office:value-type="float" office:value="1" calcext:value-type="float">
            <text:p>1</text:p>
          </table:table-cell>
          <table:table-cell table:style-name="ce103" table:formula="of:=[Zeit3.G15]" office:value-type="float" office:value="1" calcext:value-type="float">
            <text:p>1</text:p>
          </table:table-cell>
          <table:table-cell table:style-name="ce103" table:formula="of:=[Zeit3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104" table:formula="of:=1-[.A9]" office:value-type="float" office:value="0" calcext:value-type="float">
            <text:p>0</text:p>
          </table:table-cell>
          <table:table-cell table:style-name="ce104" table:formula="of:=1-[.B9]" office:value-type="float" office:value="0" calcext:value-type="float">
            <text:p>0</text:p>
          </table:table-cell>
          <table:table-cell table:style-name="ce104" table:formula="of:=1-[.C9]" office:value-type="float" office:value="0" calcext:value-type="float">
            <text:p>0</text:p>
          </table:table-cell>
          <table:table-cell table:style-name="ce104" table:formula="of:=1-[.D9]" office:value-type="float" office:value="0" calcext:value-type="float">
            <text:p>0</text:p>
          </table:table-cell>
          <table:table-cell table:style-name="ce104" table:formula="of:=1-[.E9]" office:value-type="float" office:value="0" calcext:value-type="float">
            <text:p>0</text:p>
          </table:table-cell>
          <table:table-cell table:style-name="ce104" table:formula="of:=1-[.F9]" office:value-type="float" office:value="0" calcext:value-type="float">
            <text:p>0</text:p>
          </table:table-cell>
          <table:table-cell table:style-name="ce104" table:formula="of:=1-[.G9]" office:value-type="float" office:value="0" calcext:value-type="float">
            <text:p>0</text:p>
          </table:table-cell>
          <table:table-cell table:style-name="ce104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0]" office:value-type="float" office:value="0" calcext:value-type="float">
            <text:p>0</text:p>
          </table:table-cell>
          <table:table-cell table:style-name="ce104" table:formula="of:=1-[.B10]" office:value-type="float" office:value="1" calcext:value-type="float">
            <text:p>1</text:p>
          </table:table-cell>
          <table:table-cell table:style-name="ce104" table:formula="of:=1-[.C10]" office:value-type="float" office:value="1" calcext:value-type="float">
            <text:p>1</text:p>
          </table:table-cell>
          <table:table-cell table:style-name="ce104" table:formula="of:=1-[.D10]" office:value-type="float" office:value="1" calcext:value-type="float">
            <text:p>1</text:p>
          </table:table-cell>
          <table:table-cell table:style-name="ce104" table:formula="of:=1-[.E10]" office:value-type="float" office:value="1" calcext:value-type="float">
            <text:p>1</text:p>
          </table:table-cell>
          <table:table-cell table:style-name="ce104" table:formula="of:=1-[.F10]" office:value-type="float" office:value="1" calcext:value-type="float">
            <text:p>1</text:p>
          </table:table-cell>
          <table:table-cell table:style-name="ce104" table:formula="of:=1-[.G10]" office:value-type="float" office:value="1" calcext:value-type="float">
            <text:p>1</text:p>
          </table:table-cell>
          <table:table-cell table:style-name="ce104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1]" office:value-type="float" office:value="0" calcext:value-type="float">
            <text:p>0</text:p>
          </table:table-cell>
          <table:table-cell table:style-name="ce104" table:formula="of:=1-[.B11]" office:value-type="float" office:value="1" calcext:value-type="float">
            <text:p>1</text:p>
          </table:table-cell>
          <table:table-cell table:style-name="ce104" table:formula="of:=1-[.C11]" office:value-type="float" office:value="0" calcext:value-type="float">
            <text:p>0</text:p>
          </table:table-cell>
          <table:table-cell table:style-name="ce104" table:formula="of:=1-[.D11]" office:value-type="float" office:value="0" calcext:value-type="float">
            <text:p>0</text:p>
          </table:table-cell>
          <table:table-cell table:style-name="ce104" table:formula="of:=1-[.E11]" office:value-type="float" office:value="1" calcext:value-type="float">
            <text:p>1</text:p>
          </table:table-cell>
          <table:table-cell table:style-name="ce104" table:formula="of:=1-[.F11]" office:value-type="float" office:value="1" calcext:value-type="float">
            <text:p>1</text:p>
          </table:table-cell>
          <table:table-cell table:style-name="ce104" table:formula="of:=1-[.G11]" office:value-type="float" office:value="1" calcext:value-type="float">
            <text:p>1</text:p>
          </table:table-cell>
          <table:table-cell table:style-name="ce104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2]" office:value-type="float" office:value="0" calcext:value-type="float">
            <text:p>0</text:p>
          </table:table-cell>
          <table:table-cell table:style-name="ce104" table:formula="of:=1-[.B12]" office:value-type="float" office:value="1" calcext:value-type="float">
            <text:p>1</text:p>
          </table:table-cell>
          <table:table-cell table:style-name="ce104" table:formula="of:=1-[.C12]" office:value-type="float" office:value="1" calcext:value-type="float">
            <text:p>1</text:p>
          </table:table-cell>
          <table:table-cell table:style-name="ce104" table:formula="of:=1-[.D12]" office:value-type="float" office:value="1" calcext:value-type="float">
            <text:p>1</text:p>
          </table:table-cell>
          <table:table-cell table:style-name="ce104" table:formula="of:=1-[.E12]" office:value-type="float" office:value="1" calcext:value-type="float">
            <text:p>1</text:p>
          </table:table-cell>
          <table:table-cell table:style-name="ce104" table:formula="of:=1-[.F12]" office:value-type="float" office:value="1" calcext:value-type="float">
            <text:p>1</text:p>
          </table:table-cell>
          <table:table-cell table:style-name="ce104" table:formula="of:=1-[.G12]" office:value-type="float" office:value="1" calcext:value-type="float">
            <text:p>1</text:p>
          </table:table-cell>
          <table:table-cell table:style-name="ce104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3]" office:value-type="float" office:value="0" calcext:value-type="float">
            <text:p>0</text:p>
          </table:table-cell>
          <table:table-cell table:style-name="ce104" table:formula="of:=1-[.B13]" office:value-type="float" office:value="1" calcext:value-type="float">
            <text:p>1</text:p>
          </table:table-cell>
          <table:table-cell table:style-name="ce104" table:formula="of:=1-[.C13]" office:value-type="float" office:value="1" calcext:value-type="float">
            <text:p>1</text:p>
          </table:table-cell>
          <table:table-cell table:style-name="ce104" table:formula="of:=1-[.D13]" office:value-type="float" office:value="1" calcext:value-type="float">
            <text:p>1</text:p>
          </table:table-cell>
          <table:table-cell table:style-name="ce104" table:formula="of:=1-[.E13]" office:value-type="float" office:value="1" calcext:value-type="float">
            <text:p>1</text:p>
          </table:table-cell>
          <table:table-cell table:style-name="ce104" table:formula="of:=1-[.F13]" office:value-type="float" office:value="1" calcext:value-type="float">
            <text:p>1</text:p>
          </table:table-cell>
          <table:table-cell table:style-name="ce104" table:formula="of:=1-[.G13]" office:value-type="float" office:value="1" calcext:value-type="float">
            <text:p>1</text:p>
          </table:table-cell>
          <table:table-cell table:style-name="ce104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4]" office:value-type="float" office:value="0" calcext:value-type="float">
            <text:p>0</text:p>
          </table:table-cell>
          <table:table-cell table:style-name="ce104" table:formula="of:=1-[.B14]" office:value-type="float" office:value="1" calcext:value-type="float">
            <text:p>1</text:p>
          </table:table-cell>
          <table:table-cell table:style-name="ce104" table:formula="of:=1-[.C14]" office:value-type="float" office:value="1" calcext:value-type="float">
            <text:p>1</text:p>
          </table:table-cell>
          <table:table-cell table:style-name="ce104" table:formula="of:=1-[.D14]" office:value-type="float" office:value="1" calcext:value-type="float">
            <text:p>1</text:p>
          </table:table-cell>
          <table:table-cell table:style-name="ce104" table:formula="of:=1-[.E14]" office:value-type="float" office:value="1" calcext:value-type="float">
            <text:p>1</text:p>
          </table:table-cell>
          <table:table-cell table:style-name="ce104" table:formula="of:=1-[.F14]" office:value-type="float" office:value="0" calcext:value-type="float">
            <text:p>0</text:p>
          </table:table-cell>
          <table:table-cell table:style-name="ce104" table:formula="of:=1-[.G14]" office:value-type="float" office:value="0" calcext:value-type="float">
            <text:p>0</text:p>
          </table:table-cell>
          <table:table-cell table:style-name="ce104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5]" office:value-type="float" office:value="0" calcext:value-type="float">
            <text:p>0</text:p>
          </table:table-cell>
          <table:table-cell table:style-name="ce104" table:formula="of:=1-[.B15]" office:value-type="float" office:value="0" calcext:value-type="float">
            <text:p>0</text:p>
          </table:table-cell>
          <table:table-cell table:style-name="ce104" table:formula="of:=1-[.C15]" office:value-type="float" office:value="0" calcext:value-type="float">
            <text:p>0</text:p>
          </table:table-cell>
          <table:table-cell table:style-name="ce104" table:formula="of:=1-[.D15]" office:value-type="float" office:value="0" calcext:value-type="float">
            <text:p>0</text:p>
          </table:table-cell>
          <table:table-cell table:style-name="ce104" table:formula="of:=1-[.E15]" office:value-type="float" office:value="0" calcext:value-type="float">
            <text:p>0</text:p>
          </table:table-cell>
          <table:table-cell table:style-name="ce104" table:formula="of:=1-[.F15]" office:value-type="float" office:value="0" calcext:value-type="float">
            <text:p>0</text:p>
          </table:table-cell>
          <table:table-cell table:style-name="ce104" table:formula="of:=1-[.G15]" office:value-type="float" office:value="0" calcext:value-type="float">
            <text:p>0</text:p>
          </table:table-cell>
          <table:table-cell table:style-name="ce104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4.A9:Zeit4.H15">
            <calcext:condition calcext:apply-style-name="blue_dark_background" calcext:value="&gt;0.5" calcext:base-cell-address="Zeit4.A9"/>
            <calcext:condition calcext:apply-style-name="grey_background" calcext:value="&lt;=0.5" calcext:base-cell-address="Zeit4.A9"/>
          </calcext:conditional-format>
          <calcext:conditional-format calcext:target-range-address="Zeit4.A18:Zeit4.H24">
            <calcext:condition calcext:apply-style-name="blue_dark_background" calcext:value="&gt;0.5" calcext:base-cell-address="Zeit4.A18"/>
            <calcext:condition calcext:apply-style-name="grey_background" calcext:value="&lt;=0.5" calcext:base-cell-address="Zeit4.A18"/>
          </calcext:conditional-format>
          <calcext:conditional-format calcext:target-range-address="Zeit4.B2:Zeit4.G2 Zeit4.B5:Zeit4.G6 Zeit4.B3:Zeit4.C4 Zeit4.E3:Zeit4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D3:Zeit4.D4 Zeit4.E3:Zeit4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5" table:style-name="ta1">
        <table:table-column table:style-name="co1" table:number-columns-repeated="14" table:default-cell-style-name="ce1"/>
        <table:table-column table:style-name="co4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16"/>
          <table:table-cell table:style-name="ce15" office:value-type="string" calcext:value-type="string">
            <text:p>Tabelle</text:p>
          </table:table-cell>
          <table:table-cell table:style-name="ce15"/>
          <table:table-cell table:style-name="ce91" table:formula="of:=MID(CELL(&quot;Filename&quot;);FIND(&quot;$&quot;;CELL(&quot;Filename&quot;))+1;99)" office:value-type="string" office:string-value="Zeit5" calcext:value-type="string">
            <text:p>Zeit5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10" table:formula="of:==SUMPRODUCT([Zeit4.B2:.C3];[$Verteilung.B19:$Verteilung.C20])" office:value-type="float" office:value="3.01331565380265" calcext:value-type="float">
            <text:p>3,01331565380265</text:p>
          </table:table-cell>
          <table:table-cell table:style-name="ce110" table:formula="of:=SUMPRODUCT([Zeit4.B2:.D3];[$Verteilung.F19:$Verteilung.H20])" office:value-type="float" office:value="4.93705091753666" calcext:value-type="float">
            <text:p>4,93705091753666</text:p>
          </table:table-cell>
          <table:table-cell table:style-name="ce110" table:formula="of:=SUMPRODUCT([Zeit4.C2:.E3];[$Verteilung.$J$19:$Verteilung.$L$20])" office:value-type="float" office:value="11.8426992480249" calcext:value-type="float">
            <text:p>11,8426992480249</text:p>
          </table:table-cell>
          <table:table-cell table:style-name="ce110" table:formula="of:=SUMPRODUCT([Zeit4.D2:.F3];[$Verteilung.$J$19:$Verteilung.$L$20])" office:value-type="float" office:value="38.988909463618" calcext:value-type="float">
            <text:p>38,988909463618</text:p>
          </table:table-cell>
          <table:table-cell table:style-name="ce110" table:formula="of:=SUMPRODUCT([Zeit4.E2:.G3];[$Verteilung.N19:$Verteilung.P20])" office:value-type="float" office:value="161.581882115848" calcext:value-type="float">
            <text:p>161,581882115848</text:p>
          </table:table-cell>
          <table:table-cell table:style-name="ce110" table:formula="of:=SUMPRODUCT([Zeit4.F2:.G3];[$Verteilung.S19:$Verteilung.T20])" office:value-type="float" office:value="444.986357697556" calcext:value-type="float">
            <text:p>444,986357697556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10" table:formula="of:=SUMPRODUCT([Zeit4.B2:.C4];[$Verteilung.B23:$Verteilung.C25])" office:value-type="float" office:value="23.6486122682478" calcext:value-type="float">
            <text:p>23,6486122682478</text:p>
          </table:table-cell>
          <table:table-cell table:style-name="ce110" table:formula="of:=SUMPRODUCT([Zeit4.B2:.D4];[$Verteilung.F23:$Verteilung.H25])" office:value-type="float" office:value="23.4331554599152" calcext:value-type="float">
            <text:p>23,4331554599152</text:p>
          </table:table-cell>
          <table:table-cell table:style-name="ce111" table:formula="of:=SUMPRODUCT([Zeit4.C2:.E4];[$Verteilung.$J$23:$Verteilung.$L$25])" office:value-type="float" office:value="20.1175609616002" calcext:value-type="float">
            <text:p>20,1175609616002</text:p>
          </table:table-cell>
          <table:table-cell table:style-name="ce112" table:formula="of:=SUMPRODUCT([Zeit4.D2:.F4];[$Verteilung.$J$23:$Verteilung.$L$25])" office:value-type="float" office:value="45.689296787547" calcext:value-type="float">
            <text:p>45,689296787547</text:p>
          </table:table-cell>
          <table:table-cell table:style-name="ce110" table:formula="of:=SUMPRODUCT([Zeit4.E2:.G4];[$Verteilung.N23:$Verteilung.P25])" office:value-type="float" office:value="120.240860659144" calcext:value-type="float">
            <text:p>120,240860659144</text:p>
          </table:table-cell>
          <table:table-cell table:style-name="ce110" table:formula="of:=SUMPRODUCT([Zeit4.F2:.G4];[$Verteilung.S23:$Verteilung.T25])" office:value-type="float" office:value="156.736981413218" calcext:value-type="float">
            <text:p>156,736981413218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110" table:formula="of:=SUMPRODUCT([Zeit4.B3:.C5];[$Verteilung.B27:$Verteilung.C29])" office:value-type="float" office:value="115.552567028459" calcext:value-type="float">
            <text:p>115,552567028459</text:p>
          </table:table-cell>
          <table:table-cell table:style-name="ce110" table:formula="of:=SUMPRODUCT([Zeit4.B3:.D5];[$Verteilung.F27:$Verteilung.H29])" office:value-type="float" office:value="84.8310260591441" calcext:value-type="float">
            <text:p>84,8310260591441</text:p>
          </table:table-cell>
          <table:table-cell table:style-name="ce111" table:formula="of:=SUMPRODUCT([Zeit4.C3:.E5];[$Verteilung.$J$27:$Verteilung.$L$29])" office:value-type="float" office:value="27.608523579884" calcext:value-type="float">
            <text:p>27,608523579884</text:p>
          </table:table-cell>
          <table:table-cell table:style-name="ce110" table:formula="of:=SUMPRODUCT([Zeit4.D3:.F5];[$Verteilung.$J$27:$Verteilung.$L$29])" office:value-type="float" office:value="21.263707107426" calcext:value-type="float">
            <text:p>21,263707107426</text:p>
          </table:table-cell>
          <table:table-cell table:style-name="ce110" table:formula="of:=SUMPRODUCT([Zeit4.E3:.G5];[$Verteilung.N27:$Verteilung.P29])" office:value-type="float" office:value="31.9349678640976" calcext:value-type="float">
            <text:p>31,9349678640976</text:p>
          </table:table-cell>
          <table:table-cell table:style-name="ce110" table:formula="of:=SUMPRODUCT([Zeit4.F3:.G5];[$Verteilung.S27:$Verteilung.T29])" office:value-type="float" office:value="30.3647671403712" calcext:value-type="float">
            <text:p>30,3647671403712</text:p>
          </table:table-cell>
          <table:table-cell table:number-columns-repeated="1017"/>
        </table:table-row>
        <table:table-row table:style-name="ro1">
          <table:table-cell/>
          <table:table-cell table:style-name="ce110" table:formula="of:=SUMPRODUCT([Zeit4.B4:.C6];[$Verteilung.B31:$Verteilung.C33])" office:value-type="float" office:value="298.325083883813" calcext:value-type="float">
            <text:p>298,325083883813</text:p>
          </table:table-cell>
          <table:table-cell table:style-name="ce110" table:formula="of:=SUMPRODUCT([Zeit4.B4:.D6];[$Verteilung.F31:$Verteilung.H33])" office:value-type="float" office:value="119.351419072979" calcext:value-type="float">
            <text:p>119,351419072979</text:p>
          </table:table-cell>
          <table:table-cell table:style-name="ce110" table:formula="of:=SUMPRODUCT([Zeit4.C4:.E6];[$Verteilung.$J$31:$Verteilung.$L$33])" office:value-type="float" office:value="30.5152002527581" calcext:value-type="float">
            <text:p>30,5152002527581</text:p>
          </table:table-cell>
          <table:table-cell table:style-name="ce110" table:formula="of:=SUMPRODUCT([Zeit4.D4:.F6];[$Verteilung.$J$31:$Verteilung.$L$33])" office:value-type="float" office:value="7.41857255234806" calcext:value-type="float">
            <text:p>7,41857255234806</text:p>
          </table:table-cell>
          <table:table-cell table:style-name="ce110" table:formula="of:=SUMPRODUCT([Zeit4.E4:.G6];[$Verteilung.N31:$Verteilung.P33])" office:value-type="float" office:value="5.03166666411199" calcext:value-type="float">
            <text:p>5,03166666411199</text:p>
          </table:table-cell>
          <table:table-cell table:style-name="ce110" table:formula="of:=SUMPRODUCT([Zeit4.F4:.G6];[$Verteilung.S31:$Verteilung.T33])" office:value-type="float" office:value="3.80913680145506" calcext:value-type="float">
            <text:p>3,80913680145506</text:p>
          </table:table-cell>
          <table:table-cell table:number-columns-repeated="1017"/>
        </table:table-row>
        <table:table-row table:style-name="ro1">
          <table:table-cell/>
          <table:table-cell table:style-name="ce110" table:formula="of:=SUMPRODUCT([Zeit4.B5:.C6];[$Verteilung.B36:$Verteilung.C37])" office:value-type="float" office:value="139.294429960535" calcext:value-type="float">
            <text:p>139,294429960535</text:p>
          </table:table-cell>
          <table:table-cell table:style-name="ce110" table:formula="of:=SUMPRODUCT([Zeit4.B5:.D6];[$Verteilung.F36:$Verteilung.H37])" office:value-type="float" office:value="101.395669948697" calcext:value-type="float">
            <text:p>101,395669948697</text:p>
          </table:table-cell>
          <table:table-cell table:style-name="ce110" table:formula="of:=SUMPRODUCT([Zeit4.C5:.E6];[$Verteilung.$J$36:$Verteilung.$L$37])" office:value-type="float" office:value="23.778737968685" calcext:value-type="float">
            <text:p>23,778737968685</text:p>
          </table:table-cell>
          <table:table-cell table:style-name="ce110" table:formula="of:=SUMPRODUCT([Zeit4.D5:.F6];[$Verteilung.$J$36:$Verteilung.$L$37])" office:value-type="float" office:value="3.34210877669809" calcext:value-type="float">
            <text:p>3,34210877669809</text:p>
          </table:table-cell>
          <table:table-cell table:style-name="ce110" table:formula="of:=SUMPRODUCT([Zeit4.E5:.G6];[$Verteilung.N36:$Verteilung.P37])" office:value-type="float" office:value="0.646139953660438" calcext:value-type="float">
            <text:p>0,646139953660438</text:p>
          </table:table-cell>
          <table:table-cell table:style-name="ce110" table:formula="of:=SUMPRODUCT([Zeit4.F5:.G6];[$Verteilung.S36:$Verteilung.T37])" office:value-type="float" office:value="0.319592738818459" calcext:value-type="float">
            <text:p>0,3195927388184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4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108" table:formula="of:=[Zeit4.A9]" office:value-type="float" office:value="1" calcext:value-type="float">
            <text:p>1</text:p>
          </table:table-cell>
          <table:table-cell table:style-name="ce108" table:formula="of:=[Zeit4.B9]" office:value-type="float" office:value="1" calcext:value-type="float">
            <text:p>1</text:p>
          </table:table-cell>
          <table:table-cell table:style-name="ce108" table:formula="of:=[Zeit4.C9]" office:value-type="float" office:value="1" calcext:value-type="float">
            <text:p>1</text:p>
          </table:table-cell>
          <table:table-cell table:style-name="ce108" table:formula="of:=[Zeit4.D9]" office:value-type="float" office:value="1" calcext:value-type="float">
            <text:p>1</text:p>
          </table:table-cell>
          <table:table-cell table:style-name="ce108" table:formula="of:=[Zeit4.E9]" office:value-type="float" office:value="1" calcext:value-type="float">
            <text:p>1</text:p>
          </table:table-cell>
          <table:table-cell table:style-name="ce108" table:formula="of:=[Zeit4.F9]" office:value-type="float" office:value="1" calcext:value-type="float">
            <text:p>1</text:p>
          </table:table-cell>
          <table:table-cell table:style-name="ce108" table:formula="of:=[Zeit4.G9]" office:value-type="float" office:value="1" calcext:value-type="float">
            <text:p>1</text:p>
          </table:table-cell>
          <table:table-cell table:style-name="ce108" table:formula="of:=[Zeit4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8" table:formula="of:=[Zeit4.A10]" office:value-type="float" office:value="1" calcext:value-type="float">
            <text:p>1</text:p>
          </table:table-cell>
          <table:table-cell table:style-name="ce108" table:formula="of:=[Zeit4.B10]" office:value-type="float" office:value="0" calcext:value-type="float">
            <text:p>0</text:p>
          </table:table-cell>
          <table:table-cell table:style-name="ce108" table:formula="of:=[Zeit4.C10]" office:value-type="float" office:value="0" calcext:value-type="float">
            <text:p>0</text:p>
          </table:table-cell>
          <table:table-cell table:style-name="ce108" table:formula="of:=[Zeit4.D10]" office:value-type="float" office:value="0" calcext:value-type="float">
            <text:p>0</text:p>
          </table:table-cell>
          <table:table-cell table:style-name="ce108" table:formula="of:=[Zeit4.E10]" office:value-type="float" office:value="0" calcext:value-type="float">
            <text:p>0</text:p>
          </table:table-cell>
          <table:table-cell table:style-name="ce108" table:formula="of:=[Zeit4.F10]" office:value-type="float" office:value="0" calcext:value-type="float">
            <text:p>0</text:p>
          </table:table-cell>
          <table:table-cell table:style-name="ce108" table:formula="of:=[Zeit4.G10]" office:value-type="float" office:value="0" calcext:value-type="float">
            <text:p>0</text:p>
          </table:table-cell>
          <table:table-cell table:style-name="ce108" table:formula="of:=[Zeit4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8" table:formula="of:=[Zeit4.A11]" office:value-type="float" office:value="1" calcext:value-type="float">
            <text:p>1</text:p>
          </table:table-cell>
          <table:table-cell table:style-name="ce108" table:formula="of:=[Zeit4.B11]" office:value-type="float" office:value="0" calcext:value-type="float">
            <text:p>0</text:p>
          </table:table-cell>
          <table:table-cell table:style-name="ce108" table:formula="of:=[Zeit4.C11]" office:value-type="float" office:value="1" calcext:value-type="float">
            <text:p>1</text:p>
          </table:table-cell>
          <table:table-cell table:style-name="ce108" table:formula="of:=[Zeit4.D11]" office:value-type="float" office:value="1" calcext:value-type="float">
            <text:p>1</text:p>
          </table:table-cell>
          <table:table-cell table:style-name="ce108" table:formula="of:=[Zeit4.E11]" office:value-type="float" office:value="0" calcext:value-type="float">
            <text:p>0</text:p>
          </table:table-cell>
          <table:table-cell table:style-name="ce108" table:formula="of:=[Zeit4.F11]" office:value-type="float" office:value="0" calcext:value-type="float">
            <text:p>0</text:p>
          </table:table-cell>
          <table:table-cell table:style-name="ce108" table:formula="of:=[Zeit4.G11]" office:value-type="float" office:value="0" calcext:value-type="float">
            <text:p>0</text:p>
          </table:table-cell>
          <table:table-cell table:style-name="ce108" table:formula="of:=[Zeit4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8" table:formula="of:=[Zeit4.A12]" office:value-type="float" office:value="1" calcext:value-type="float">
            <text:p>1</text:p>
          </table:table-cell>
          <table:table-cell table:style-name="ce108" table:formula="of:=[Zeit4.B12]" office:value-type="float" office:value="0" calcext:value-type="float">
            <text:p>0</text:p>
          </table:table-cell>
          <table:table-cell table:style-name="ce108" table:formula="of:=[Zeit4.C12]" office:value-type="float" office:value="0" calcext:value-type="float">
            <text:p>0</text:p>
          </table:table-cell>
          <table:table-cell table:style-name="ce108" table:formula="of:=[Zeit4.D12]" office:value-type="float" office:value="0" calcext:value-type="float">
            <text:p>0</text:p>
          </table:table-cell>
          <table:table-cell table:style-name="ce108" table:formula="of:=[Zeit4.E12]" office:value-type="float" office:value="0" calcext:value-type="float">
            <text:p>0</text:p>
          </table:table-cell>
          <table:table-cell table:style-name="ce108" table:formula="of:=[Zeit4.F12]" office:value-type="float" office:value="0" calcext:value-type="float">
            <text:p>0</text:p>
          </table:table-cell>
          <table:table-cell table:style-name="ce108" table:formula="of:=[Zeit4.G12]" office:value-type="float" office:value="0" calcext:value-type="float">
            <text:p>0</text:p>
          </table:table-cell>
          <table:table-cell table:style-name="ce108" table:formula="of:=[Zeit4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8" table:formula="of:=[Zeit4.A13]" office:value-type="float" office:value="1" calcext:value-type="float">
            <text:p>1</text:p>
          </table:table-cell>
          <table:table-cell table:style-name="ce108" table:formula="of:=[Zeit4.B13]" office:value-type="float" office:value="0" calcext:value-type="float">
            <text:p>0</text:p>
          </table:table-cell>
          <table:table-cell table:style-name="ce108" table:formula="of:=[Zeit4.C13]" office:value-type="float" office:value="0" calcext:value-type="float">
            <text:p>0</text:p>
          </table:table-cell>
          <table:table-cell table:style-name="ce108" table:formula="of:=[Zeit4.D13]" office:value-type="float" office:value="0" calcext:value-type="float">
            <text:p>0</text:p>
          </table:table-cell>
          <table:table-cell table:style-name="ce108" table:formula="of:=[Zeit4.E13]" office:value-type="float" office:value="0" calcext:value-type="float">
            <text:p>0</text:p>
          </table:table-cell>
          <table:table-cell table:style-name="ce108" table:formula="of:=[Zeit4.F13]" office:value-type="float" office:value="0" calcext:value-type="float">
            <text:p>0</text:p>
          </table:table-cell>
          <table:table-cell table:style-name="ce108" table:formula="of:=[Zeit4.G13]" office:value-type="float" office:value="0" calcext:value-type="float">
            <text:p>0</text:p>
          </table:table-cell>
          <table:table-cell table:style-name="ce108" table:formula="of:=[Zeit4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8" table:formula="of:=[Zeit4.A14]" office:value-type="float" office:value="1" calcext:value-type="float">
            <text:p>1</text:p>
          </table:table-cell>
          <table:table-cell table:style-name="ce108" table:formula="of:=[Zeit4.B14]" office:value-type="float" office:value="0" calcext:value-type="float">
            <text:p>0</text:p>
          </table:table-cell>
          <table:table-cell table:style-name="ce108" table:formula="of:=[Zeit4.C14]" office:value-type="float" office:value="0" calcext:value-type="float">
            <text:p>0</text:p>
          </table:table-cell>
          <table:table-cell table:style-name="ce108" table:formula="of:=[Zeit4.D14]" office:value-type="float" office:value="0" calcext:value-type="float">
            <text:p>0</text:p>
          </table:table-cell>
          <table:table-cell table:style-name="ce108" table:formula="of:=[Zeit4.E14]" office:value-type="float" office:value="0" calcext:value-type="float">
            <text:p>0</text:p>
          </table:table-cell>
          <table:table-cell table:style-name="ce108" table:formula="of:=[Zeit4.F14]" office:value-type="float" office:value="1" calcext:value-type="float">
            <text:p>1</text:p>
          </table:table-cell>
          <table:table-cell table:style-name="ce108" table:formula="of:=[Zeit4.G14]" office:value-type="float" office:value="1" calcext:value-type="float">
            <text:p>1</text:p>
          </table:table-cell>
          <table:table-cell table:style-name="ce108" table:formula="of:=[Zeit4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8" table:formula="of:=[Zeit4.A15]" office:value-type="float" office:value="1" calcext:value-type="float">
            <text:p>1</text:p>
          </table:table-cell>
          <table:table-cell table:style-name="ce108" table:formula="of:=[Zeit4.B15]" office:value-type="float" office:value="1" calcext:value-type="float">
            <text:p>1</text:p>
          </table:table-cell>
          <table:table-cell table:style-name="ce108" table:formula="of:=[Zeit4.C15]" office:value-type="float" office:value="1" calcext:value-type="float">
            <text:p>1</text:p>
          </table:table-cell>
          <table:table-cell table:style-name="ce108" table:formula="of:=[Zeit4.D15]" office:value-type="float" office:value="1" calcext:value-type="float">
            <text:p>1</text:p>
          </table:table-cell>
          <table:table-cell table:style-name="ce108" table:formula="of:=[Zeit4.E15]" office:value-type="float" office:value="1" calcext:value-type="float">
            <text:p>1</text:p>
          </table:table-cell>
          <table:table-cell table:style-name="ce108" table:formula="of:=[Zeit4.F15]" office:value-type="float" office:value="1" calcext:value-type="float">
            <text:p>1</text:p>
          </table:table-cell>
          <table:table-cell table:style-name="ce108" table:formula="of:=[Zeit4.G15]" office:value-type="float" office:value="1" calcext:value-type="float">
            <text:p>1</text:p>
          </table:table-cell>
          <table:table-cell table:style-name="ce108" table:formula="of:=[Zeit4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109" table:formula="of:=1-[.A9]" office:value-type="float" office:value="0" calcext:value-type="float">
            <text:p>0</text:p>
          </table:table-cell>
          <table:table-cell table:style-name="ce109" table:formula="of:=1-[.B9]" office:value-type="float" office:value="0" calcext:value-type="float">
            <text:p>0</text:p>
          </table:table-cell>
          <table:table-cell table:style-name="ce109" table:formula="of:=1-[.C9]" office:value-type="float" office:value="0" calcext:value-type="float">
            <text:p>0</text:p>
          </table:table-cell>
          <table:table-cell table:style-name="ce109" table:formula="of:=1-[.D9]" office:value-type="float" office:value="0" calcext:value-type="float">
            <text:p>0</text:p>
          </table:table-cell>
          <table:table-cell table:style-name="ce109" table:formula="of:=1-[.E9]" office:value-type="float" office:value="0" calcext:value-type="float">
            <text:p>0</text:p>
          </table:table-cell>
          <table:table-cell table:style-name="ce109" table:formula="of:=1-[.F9]" office:value-type="float" office:value="0" calcext:value-type="float">
            <text:p>0</text:p>
          </table:table-cell>
          <table:table-cell table:style-name="ce109" table:formula="of:=1-[.G9]" office:value-type="float" office:value="0" calcext:value-type="float">
            <text:p>0</text:p>
          </table:table-cell>
          <table:table-cell table:style-name="ce109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9" table:formula="of:=1-[.A10]" office:value-type="float" office:value="0" calcext:value-type="float">
            <text:p>0</text:p>
          </table:table-cell>
          <table:table-cell table:style-name="ce109" table:formula="of:=1-[.B10]" office:value-type="float" office:value="1" calcext:value-type="float">
            <text:p>1</text:p>
          </table:table-cell>
          <table:table-cell table:style-name="ce109" table:formula="of:=1-[.C10]" office:value-type="float" office:value="1" calcext:value-type="float">
            <text:p>1</text:p>
          </table:table-cell>
          <table:table-cell table:style-name="ce109" table:formula="of:=1-[.D10]" office:value-type="float" office:value="1" calcext:value-type="float">
            <text:p>1</text:p>
          </table:table-cell>
          <table:table-cell table:style-name="ce109" table:formula="of:=1-[.E10]" office:value-type="float" office:value="1" calcext:value-type="float">
            <text:p>1</text:p>
          </table:table-cell>
          <table:table-cell table:style-name="ce109" table:formula="of:=1-[.F10]" office:value-type="float" office:value="1" calcext:value-type="float">
            <text:p>1</text:p>
          </table:table-cell>
          <table:table-cell table:style-name="ce109" table:formula="of:=1-[.G10]" office:value-type="float" office:value="1" calcext:value-type="float">
            <text:p>1</text:p>
          </table:table-cell>
          <table:table-cell table:style-name="ce109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9" table:formula="of:=1-[.A11]" office:value-type="float" office:value="0" calcext:value-type="float">
            <text:p>0</text:p>
          </table:table-cell>
          <table:table-cell table:style-name="ce109" table:formula="of:=1-[.B11]" office:value-type="float" office:value="1" calcext:value-type="float">
            <text:p>1</text:p>
          </table:table-cell>
          <table:table-cell table:style-name="ce109" table:formula="of:=1-[.C11]" office:value-type="float" office:value="0" calcext:value-type="float">
            <text:p>0</text:p>
          </table:table-cell>
          <table:table-cell table:style-name="ce109" table:formula="of:=1-[.D11]" office:value-type="float" office:value="0" calcext:value-type="float">
            <text:p>0</text:p>
          </table:table-cell>
          <table:table-cell table:style-name="ce109" table:formula="of:=1-[.E11]" office:value-type="float" office:value="1" calcext:value-type="float">
            <text:p>1</text:p>
          </table:table-cell>
          <table:table-cell table:style-name="ce109" table:formula="of:=1-[.F11]" office:value-type="float" office:value="1" calcext:value-type="float">
            <text:p>1</text:p>
          </table:table-cell>
          <table:table-cell table:style-name="ce109" table:formula="of:=1-[.G11]" office:value-type="float" office:value="1" calcext:value-type="float">
            <text:p>1</text:p>
          </table:table-cell>
          <table:table-cell table:style-name="ce109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9" table:formula="of:=1-[.A12]" office:value-type="float" office:value="0" calcext:value-type="float">
            <text:p>0</text:p>
          </table:table-cell>
          <table:table-cell table:style-name="ce109" table:formula="of:=1-[.B12]" office:value-type="float" office:value="1" calcext:value-type="float">
            <text:p>1</text:p>
          </table:table-cell>
          <table:table-cell table:style-name="ce109" table:formula="of:=1-[.C12]" office:value-type="float" office:value="1" calcext:value-type="float">
            <text:p>1</text:p>
          </table:table-cell>
          <table:table-cell table:style-name="ce109" table:formula="of:=1-[.D12]" office:value-type="float" office:value="1" calcext:value-type="float">
            <text:p>1</text:p>
          </table:table-cell>
          <table:table-cell table:style-name="ce109" table:formula="of:=1-[.E12]" office:value-type="float" office:value="1" calcext:value-type="float">
            <text:p>1</text:p>
          </table:table-cell>
          <table:table-cell table:style-name="ce109" table:formula="of:=1-[.F12]" office:value-type="float" office:value="1" calcext:value-type="float">
            <text:p>1</text:p>
          </table:table-cell>
          <table:table-cell table:style-name="ce109" table:formula="of:=1-[.G12]" office:value-type="float" office:value="1" calcext:value-type="float">
            <text:p>1</text:p>
          </table:table-cell>
          <table:table-cell table:style-name="ce109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9" table:formula="of:=1-[.A13]" office:value-type="float" office:value="0" calcext:value-type="float">
            <text:p>0</text:p>
          </table:table-cell>
          <table:table-cell table:style-name="ce109" table:formula="of:=1-[.B13]" office:value-type="float" office:value="1" calcext:value-type="float">
            <text:p>1</text:p>
          </table:table-cell>
          <table:table-cell table:style-name="ce109" table:formula="of:=1-[.C13]" office:value-type="float" office:value="1" calcext:value-type="float">
            <text:p>1</text:p>
          </table:table-cell>
          <table:table-cell table:style-name="ce109" table:formula="of:=1-[.D13]" office:value-type="float" office:value="1" calcext:value-type="float">
            <text:p>1</text:p>
          </table:table-cell>
          <table:table-cell table:style-name="ce109" table:formula="of:=1-[.E13]" office:value-type="float" office:value="1" calcext:value-type="float">
            <text:p>1</text:p>
          </table:table-cell>
          <table:table-cell table:style-name="ce109" table:formula="of:=1-[.F13]" office:value-type="float" office:value="1" calcext:value-type="float">
            <text:p>1</text:p>
          </table:table-cell>
          <table:table-cell table:style-name="ce109" table:formula="of:=1-[.G13]" office:value-type="float" office:value="1" calcext:value-type="float">
            <text:p>1</text:p>
          </table:table-cell>
          <table:table-cell table:style-name="ce109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9" table:formula="of:=1-[.A14]" office:value-type="float" office:value="0" calcext:value-type="float">
            <text:p>0</text:p>
          </table:table-cell>
          <table:table-cell table:style-name="ce109" table:formula="of:=1-[.B14]" office:value-type="float" office:value="1" calcext:value-type="float">
            <text:p>1</text:p>
          </table:table-cell>
          <table:table-cell table:style-name="ce109" table:formula="of:=1-[.C14]" office:value-type="float" office:value="1" calcext:value-type="float">
            <text:p>1</text:p>
          </table:table-cell>
          <table:table-cell table:style-name="ce109" table:formula="of:=1-[.D14]" office:value-type="float" office:value="1" calcext:value-type="float">
            <text:p>1</text:p>
          </table:table-cell>
          <table:table-cell table:style-name="ce109" table:formula="of:=1-[.E14]" office:value-type="float" office:value="1" calcext:value-type="float">
            <text:p>1</text:p>
          </table:table-cell>
          <table:table-cell table:style-name="ce109" table:formula="of:=1-[.F14]" office:value-type="float" office:value="0" calcext:value-type="float">
            <text:p>0</text:p>
          </table:table-cell>
          <table:table-cell table:style-name="ce109" table:formula="of:=1-[.G14]" office:value-type="float" office:value="0" calcext:value-type="float">
            <text:p>0</text:p>
          </table:table-cell>
          <table:table-cell table:style-name="ce109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9" table:formula="of:=1-[.A15]" office:value-type="float" office:value="0" calcext:value-type="float">
            <text:p>0</text:p>
          </table:table-cell>
          <table:table-cell table:style-name="ce109" table:formula="of:=1-[.B15]" office:value-type="float" office:value="0" calcext:value-type="float">
            <text:p>0</text:p>
          </table:table-cell>
          <table:table-cell table:style-name="ce109" table:formula="of:=1-[.C15]" office:value-type="float" office:value="0" calcext:value-type="float">
            <text:p>0</text:p>
          </table:table-cell>
          <table:table-cell table:style-name="ce109" table:formula="of:=1-[.D15]" office:value-type="float" office:value="0" calcext:value-type="float">
            <text:p>0</text:p>
          </table:table-cell>
          <table:table-cell table:style-name="ce109" table:formula="of:=1-[.E15]" office:value-type="float" office:value="0" calcext:value-type="float">
            <text:p>0</text:p>
          </table:table-cell>
          <table:table-cell table:style-name="ce109" table:formula="of:=1-[.F15]" office:value-type="float" office:value="0" calcext:value-type="float">
            <text:p>0</text:p>
          </table:table-cell>
          <table:table-cell table:style-name="ce109" table:formula="of:=1-[.G15]" office:value-type="float" office:value="0" calcext:value-type="float">
            <text:p>0</text:p>
          </table:table-cell>
          <table:table-cell table:style-name="ce109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5.A9:Zeit5.H15">
            <calcext:condition calcext:apply-style-name="blue_dark_background" calcext:value="&gt;0.5" calcext:base-cell-address="Zeit5.A9"/>
            <calcext:condition calcext:apply-style-name="grey_background" calcext:value="&lt;=0.5" calcext:base-cell-address="Zeit5.A9"/>
          </calcext:conditional-format>
          <calcext:conditional-format calcext:target-range-address="Zeit5.A18:Zeit5.H24">
            <calcext:condition calcext:apply-style-name="blue_dark_background" calcext:value="&gt;0.5" calcext:base-cell-address="Zeit5.A18"/>
            <calcext:condition calcext:apply-style-name="grey_background" calcext:value="&lt;=0.5" calcext:base-cell-address="Zeit5.A18"/>
          </calcext:conditional-format>
          <calcext:conditional-format calcext:target-range-address="Zeit5.B2:Zeit5.G2 Zeit5.B5:Zeit5.G6 Zeit5.B3:Zeit5.C4 Zeit5.E3:Zeit5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D3:Zeit5.D4 Zeit5.E3:Zeit5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6" table:style-name="ta1">
        <table:table-column table:style-name="co1" table:number-columns-repeated="14" table:default-cell-style-name="ce1"/>
        <table:table-column table:style-name="co9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16"/>
          <table:table-cell table:style-name="ce15" office:value-type="string" calcext:value-type="string">
            <text:p>Tabelle</text:p>
          </table:table-cell>
          <table:table-cell table:style-name="ce15"/>
          <table:table-cell table:style-name="ce91" table:formula="of:=MID(CELL(&quot;Filename&quot;);FIND(&quot;$&quot;;CELL(&quot;Filename&quot;))+1;99)" office:value-type="string" office:string-value="Zeit6" calcext:value-type="string">
            <text:p>Zeit6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15" table:formula="of:==SUMPRODUCT([Zeit5.B2:.C3];[$Verteilung.B19:$Verteilung.C20])" office:value-type="float" office:value="4.95357012510095" calcext:value-type="float">
            <text:p>4,95357012510095</text:p>
          </table:table-cell>
          <table:table-cell table:style-name="ce115" table:formula="of:=SUMPRODUCT([Zeit5.B2:.D3];[$Verteilung.F19:$Verteilung.H20])" office:value-type="float" office:value="7.39480380828053" calcext:value-type="float">
            <text:p>7,39480380828053</text:p>
          </table:table-cell>
          <table:table-cell table:style-name="ce115" table:formula="of:=SUMPRODUCT([Zeit5.C2:.E3];[$Verteilung.$J$19:$Verteilung.$L$20])" office:value-type="float" office:value="14.8175959258069" calcext:value-type="float">
            <text:p>14,8175959258069</text:p>
          </table:table-cell>
          <table:table-cell table:style-name="ce115" table:formula="of:=SUMPRODUCT([Zeit5.D2:.F3];[$Verteilung.$J$19:$Verteilung.$L$20])" office:value-type="float" office:value="46.3108094952759" calcext:value-type="float">
            <text:p>46,3108094952759</text:p>
          </table:table-cell>
          <table:table-cell table:style-name="ce115" table:formula="of:=SUMPRODUCT([Zeit5.E2:.G3];[$Verteilung.N19:$Verteilung.P20])" office:value-type="float" office:value="165.19401549901" calcext:value-type="float">
            <text:p>165,19401549901</text:p>
          </table:table-cell>
          <table:table-cell table:style-name="ce115" table:formula="of:=SUMPRODUCT([Zeit5.F2:.G3];[$Verteilung.S19:$Verteilung.T20])" office:value-type="float" office:value="391.474089099484" calcext:value-type="float">
            <text:p>391,474089099484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15" table:formula="of:=SUMPRODUCT([Zeit5.B2:.C4];[$Verteilung.B23:$Verteilung.C25])" office:value-type="float" office:value="28.84253271086" calcext:value-type="float">
            <text:p>28,84253271086</text:p>
          </table:table-cell>
          <table:table-cell table:style-name="ce115" table:formula="of:=SUMPRODUCT([Zeit5.B2:.D4];[$Verteilung.F23:$Verteilung.H25])" office:value-type="float" office:value="28.5382359262903" calcext:value-type="float">
            <text:p>28,5382359262903</text:p>
          </table:table-cell>
          <table:table-cell table:style-name="ce116" table:formula="of:=SUMPRODUCT([Zeit5.C2:.E4];[$Verteilung.$J$23:$Verteilung.$L$25])" office:value-type="float" office:value="24.2762032349194" calcext:value-type="float">
            <text:p>24,2762032349194</text:p>
          </table:table-cell>
          <table:table-cell table:style-name="ce117" table:formula="of:=SUMPRODUCT([Zeit5.D2:.F4];[$Verteilung.$J$23:$Verteilung.$L$25])" office:value-type="float" office:value="49.4665792550144" calcext:value-type="float">
            <text:p>49,4665792550144</text:p>
          </table:table-cell>
          <table:table-cell table:style-name="ce115" table:formula="of:=SUMPRODUCT([Zeit5.E2:.G4];[$Verteilung.N23:$Verteilung.P25])" office:value-type="float" office:value="124.52668061516" calcext:value-type="float">
            <text:p>124,52668061516</text:p>
          </table:table-cell>
          <table:table-cell table:style-name="ce115" table:formula="of:=SUMPRODUCT([Zeit5.F2:.G4];[$Verteilung.S23:$Verteilung.T25])" office:value-type="float" office:value="160.783350273485" calcext:value-type="float">
            <text:p>160,783350273485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115" table:formula="of:=SUMPRODUCT([Zeit5.B3:.C5];[$Verteilung.B27:$Verteilung.C29])" office:value-type="float" office:value="114.1461765908" calcext:value-type="float">
            <text:p>114,1461765908</text:p>
          </table:table-cell>
          <table:table-cell table:style-name="ce115" table:formula="of:=SUMPRODUCT([Zeit5.B3:.D5];[$Verteilung.F27:$Verteilung.H29])" office:value-type="float" office:value="85.6947271123847" calcext:value-type="float">
            <text:p>85,6947271123847</text:p>
          </table:table-cell>
          <table:table-cell table:style-name="ce116" table:formula="of:=SUMPRODUCT([Zeit5.C3:.E5];[$Verteilung.$J$27:$Verteilung.$L$29])" office:value-type="float" office:value="32.9446025068594" calcext:value-type="float">
            <text:p>32,9446025068594</text:p>
          </table:table-cell>
          <table:table-cell table:style-name="ce115" table:formula="of:=SUMPRODUCT([Zeit5.D3:.F5];[$Verteilung.$J$27:$Verteilung.$L$29])" office:value-type="float" office:value="25.8555825459457" calcext:value-type="float">
            <text:p>25,8555825459457</text:p>
          </table:table-cell>
          <table:table-cell table:style-name="ce115" table:formula="of:=SUMPRODUCT([Zeit5.E3:.G5];[$Verteilung.N27:$Verteilung.P29])" office:value-type="float" office:value="38.4182094715316" calcext:value-type="float">
            <text:p>38,4182094715316</text:p>
          </table:table-cell>
          <table:table-cell table:style-name="ce115" table:formula="of:=SUMPRODUCT([Zeit5.F3:.G5];[$Verteilung.S27:$Verteilung.T29])" office:value-type="float" office:value="37.8980101099079" calcext:value-type="float">
            <text:p>37,8980101099079</text:p>
          </table:table-cell>
          <table:table-cell table:number-columns-repeated="1017"/>
        </table:table-row>
        <table:table-row table:style-name="ro1">
          <table:table-cell/>
          <table:table-cell table:style-name="ce115" table:formula="of:=SUMPRODUCT([Zeit5.B4:.C6];[$Verteilung.B31:$Verteilung.C33])" office:value-type="float" office:value="251.829445237605" calcext:value-type="float">
            <text:p>251,829445237605</text:p>
          </table:table-cell>
          <table:table-cell table:style-name="ce115" table:formula="of:=SUMPRODUCT([Zeit5.B4:.D6];[$Verteilung.F31:$Verteilung.H33])" office:value-type="float" office:value="119.880887017151" calcext:value-type="float">
            <text:p>119,880887017151</text:p>
          </table:table-cell>
          <table:table-cell table:style-name="ce115" table:formula="of:=SUMPRODUCT([Zeit5.C4:.E6];[$Verteilung.$J$31:$Verteilung.$L$33])" office:value-type="float" office:value="37.1301575795505" calcext:value-type="float">
            <text:p>37,1301575795505</text:p>
          </table:table-cell>
          <table:table-cell table:style-name="ce115" table:formula="of:=SUMPRODUCT([Zeit5.D4:.F6];[$Verteilung.$J$31:$Verteilung.$L$33])" office:value-type="float" office:value="11.0035682729335" calcext:value-type="float">
            <text:p>11,0035682729335</text:p>
          </table:table-cell>
          <table:table-cell table:style-name="ce115" table:formula="of:=SUMPRODUCT([Zeit5.E4:.G6];[$Verteilung.N31:$Verteilung.P33])" office:value-type="float" office:value="7.65610774941647" calcext:value-type="float">
            <text:p>7,65610774941647</text:p>
          </table:table-cell>
          <table:table-cell table:style-name="ce115" table:formula="of:=SUMPRODUCT([Zeit5.F4:.G6];[$Verteilung.S31:$Verteilung.T33])" office:value-type="float" office:value="6.00643226700952" calcext:value-type="float">
            <text:p>6,00643226700952</text:p>
          </table:table-cell>
          <table:table-cell table:number-columns-repeated="1017"/>
        </table:table-row>
        <table:table-row table:style-name="ro1">
          <table:table-cell/>
          <table:table-cell table:style-name="ce115" table:formula="of:=SUMPRODUCT([Zeit5.B5:.C6];[$Verteilung.B36:$Verteilung.C37])" office:value-type="float" office:value="142.496027852195" calcext:value-type="float">
            <text:p>142,496027852195</text:p>
          </table:table-cell>
          <table:table-cell table:style-name="ce115" table:formula="of:=SUMPRODUCT([Zeit5.B5:.D6];[$Verteilung.F36:$Verteilung.H37])" office:value-type="float" office:value="105.110685507677" calcext:value-type="float">
            <text:p>105,110685507677</text:p>
          </table:table-cell>
          <table:table-cell table:style-name="ce115" table:formula="of:=SUMPRODUCT([Zeit5.C5:.E6];[$Verteilung.$J$36:$Verteilung.$L$37])" office:value-type="float" office:value="29.773605830333" calcext:value-type="float">
            <text:p>29,773605830333</text:p>
          </table:table-cell>
          <table:table-cell table:style-name="ce115" table:formula="of:=SUMPRODUCT([Zeit5.D5:.F6];[$Verteilung.$J$36:$Verteilung.$L$37])" office:value-type="float" office:value="5.51980401749373" calcext:value-type="float">
            <text:p>5,51980401749373</text:p>
          </table:table-cell>
          <table:table-cell table:style-name="ce115" table:formula="of:=SUMPRODUCT([Zeit5.E5:.G6];[$Verteilung.N36:$Verteilung.P37])" office:value-type="float" office:value="1.36115639269862" calcext:value-type="float">
            <text:p>1,36115639269862</text:p>
          </table:table-cell>
          <table:table-cell table:style-name="ce115" table:formula="of:=SUMPRODUCT([Zeit5.F5:.G6];[$Verteilung.S36:$Verteilung.T37])" office:value-type="float" office:value="0.696347969821046" calcext:value-type="float">
            <text:p>0,69634796982104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5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113" table:formula="of:=[Zeit5.A9]" office:value-type="float" office:value="1" calcext:value-type="float">
            <text:p>1</text:p>
          </table:table-cell>
          <table:table-cell table:style-name="ce113" table:formula="of:=[Zeit5.B9]" office:value-type="float" office:value="1" calcext:value-type="float">
            <text:p>1</text:p>
          </table:table-cell>
          <table:table-cell table:style-name="ce113" table:formula="of:=[Zeit5.C9]" office:value-type="float" office:value="1" calcext:value-type="float">
            <text:p>1</text:p>
          </table:table-cell>
          <table:table-cell table:style-name="ce113" table:formula="of:=[Zeit5.D9]" office:value-type="float" office:value="1" calcext:value-type="float">
            <text:p>1</text:p>
          </table:table-cell>
          <table:table-cell table:style-name="ce113" table:formula="of:=[Zeit5.E9]" office:value-type="float" office:value="1" calcext:value-type="float">
            <text:p>1</text:p>
          </table:table-cell>
          <table:table-cell table:style-name="ce113" table:formula="of:=[Zeit5.F9]" office:value-type="float" office:value="1" calcext:value-type="float">
            <text:p>1</text:p>
          </table:table-cell>
          <table:table-cell table:style-name="ce113" table:formula="of:=[Zeit5.G9]" office:value-type="float" office:value="1" calcext:value-type="float">
            <text:p>1</text:p>
          </table:table-cell>
          <table:table-cell table:style-name="ce113" table:formula="of:=[Zeit5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3" table:formula="of:=[Zeit5.A10]" office:value-type="float" office:value="1" calcext:value-type="float">
            <text:p>1</text:p>
          </table:table-cell>
          <table:table-cell table:style-name="ce113" table:formula="of:=[Zeit5.B10]" office:value-type="float" office:value="0" calcext:value-type="float">
            <text:p>0</text:p>
          </table:table-cell>
          <table:table-cell table:style-name="ce113" table:formula="of:=[Zeit5.C10]" office:value-type="float" office:value="0" calcext:value-type="float">
            <text:p>0</text:p>
          </table:table-cell>
          <table:table-cell table:style-name="ce113" table:formula="of:=[Zeit5.D10]" office:value-type="float" office:value="0" calcext:value-type="float">
            <text:p>0</text:p>
          </table:table-cell>
          <table:table-cell table:style-name="ce113" table:formula="of:=[Zeit5.E10]" office:value-type="float" office:value="0" calcext:value-type="float">
            <text:p>0</text:p>
          </table:table-cell>
          <table:table-cell table:style-name="ce113" table:formula="of:=[Zeit5.F10]" office:value-type="float" office:value="0" calcext:value-type="float">
            <text:p>0</text:p>
          </table:table-cell>
          <table:table-cell table:style-name="ce113" table:formula="of:=[Zeit5.G10]" office:value-type="float" office:value="0" calcext:value-type="float">
            <text:p>0</text:p>
          </table:table-cell>
          <table:table-cell table:style-name="ce113" table:formula="of:=[Zeit5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3" table:formula="of:=[Zeit5.A11]" office:value-type="float" office:value="1" calcext:value-type="float">
            <text:p>1</text:p>
          </table:table-cell>
          <table:table-cell table:style-name="ce113" table:formula="of:=[Zeit5.B11]" office:value-type="float" office:value="0" calcext:value-type="float">
            <text:p>0</text:p>
          </table:table-cell>
          <table:table-cell table:style-name="ce113" table:formula="of:=[Zeit5.C11]" office:value-type="float" office:value="1" calcext:value-type="float">
            <text:p>1</text:p>
          </table:table-cell>
          <table:table-cell table:style-name="ce113" table:formula="of:=[Zeit5.D11]" office:value-type="float" office:value="1" calcext:value-type="float">
            <text:p>1</text:p>
          </table:table-cell>
          <table:table-cell table:style-name="ce113" table:formula="of:=[Zeit5.E11]" office:value-type="float" office:value="0" calcext:value-type="float">
            <text:p>0</text:p>
          </table:table-cell>
          <table:table-cell table:style-name="ce113" table:formula="of:=[Zeit5.F11]" office:value-type="float" office:value="0" calcext:value-type="float">
            <text:p>0</text:p>
          </table:table-cell>
          <table:table-cell table:style-name="ce113" table:formula="of:=[Zeit5.G11]" office:value-type="float" office:value="0" calcext:value-type="float">
            <text:p>0</text:p>
          </table:table-cell>
          <table:table-cell table:style-name="ce113" table:formula="of:=[Zeit5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3" table:formula="of:=[Zeit5.A12]" office:value-type="float" office:value="1" calcext:value-type="float">
            <text:p>1</text:p>
          </table:table-cell>
          <table:table-cell table:style-name="ce113" table:formula="of:=[Zeit5.B12]" office:value-type="float" office:value="0" calcext:value-type="float">
            <text:p>0</text:p>
          </table:table-cell>
          <table:table-cell table:style-name="ce113" table:formula="of:=[Zeit5.C12]" office:value-type="float" office:value="0" calcext:value-type="float">
            <text:p>0</text:p>
          </table:table-cell>
          <table:table-cell table:style-name="ce113" table:formula="of:=[Zeit5.D12]" office:value-type="float" office:value="0" calcext:value-type="float">
            <text:p>0</text:p>
          </table:table-cell>
          <table:table-cell table:style-name="ce113" table:formula="of:=[Zeit5.E12]" office:value-type="float" office:value="0" calcext:value-type="float">
            <text:p>0</text:p>
          </table:table-cell>
          <table:table-cell table:style-name="ce113" table:formula="of:=[Zeit5.F12]" office:value-type="float" office:value="0" calcext:value-type="float">
            <text:p>0</text:p>
          </table:table-cell>
          <table:table-cell table:style-name="ce113" table:formula="of:=[Zeit5.G12]" office:value-type="float" office:value="0" calcext:value-type="float">
            <text:p>0</text:p>
          </table:table-cell>
          <table:table-cell table:style-name="ce113" table:formula="of:=[Zeit5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3" table:formula="of:=[Zeit5.A13]" office:value-type="float" office:value="1" calcext:value-type="float">
            <text:p>1</text:p>
          </table:table-cell>
          <table:table-cell table:style-name="ce113" table:formula="of:=[Zeit5.B13]" office:value-type="float" office:value="0" calcext:value-type="float">
            <text:p>0</text:p>
          </table:table-cell>
          <table:table-cell table:style-name="ce113" table:formula="of:=[Zeit5.C13]" office:value-type="float" office:value="0" calcext:value-type="float">
            <text:p>0</text:p>
          </table:table-cell>
          <table:table-cell table:style-name="ce113" table:formula="of:=[Zeit5.D13]" office:value-type="float" office:value="0" calcext:value-type="float">
            <text:p>0</text:p>
          </table:table-cell>
          <table:table-cell table:style-name="ce113" table:formula="of:=[Zeit5.E13]" office:value-type="float" office:value="0" calcext:value-type="float">
            <text:p>0</text:p>
          </table:table-cell>
          <table:table-cell table:style-name="ce113" table:formula="of:=[Zeit5.F13]" office:value-type="float" office:value="0" calcext:value-type="float">
            <text:p>0</text:p>
          </table:table-cell>
          <table:table-cell table:style-name="ce113" table:formula="of:=[Zeit5.G13]" office:value-type="float" office:value="0" calcext:value-type="float">
            <text:p>0</text:p>
          </table:table-cell>
          <table:table-cell table:style-name="ce113" table:formula="of:=[Zeit5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3" table:formula="of:=[Zeit5.A14]" office:value-type="float" office:value="1" calcext:value-type="float">
            <text:p>1</text:p>
          </table:table-cell>
          <table:table-cell table:style-name="ce113" table:formula="of:=[Zeit5.B14]" office:value-type="float" office:value="0" calcext:value-type="float">
            <text:p>0</text:p>
          </table:table-cell>
          <table:table-cell table:style-name="ce113" table:formula="of:=[Zeit5.C14]" office:value-type="float" office:value="0" calcext:value-type="float">
            <text:p>0</text:p>
          </table:table-cell>
          <table:table-cell table:style-name="ce113" table:formula="of:=[Zeit5.D14]" office:value-type="float" office:value="0" calcext:value-type="float">
            <text:p>0</text:p>
          </table:table-cell>
          <table:table-cell table:style-name="ce113" table:formula="of:=[Zeit5.E14]" office:value-type="float" office:value="0" calcext:value-type="float">
            <text:p>0</text:p>
          </table:table-cell>
          <table:table-cell table:style-name="ce113" table:formula="of:=[Zeit5.F14]" office:value-type="float" office:value="1" calcext:value-type="float">
            <text:p>1</text:p>
          </table:table-cell>
          <table:table-cell table:style-name="ce113" table:formula="of:=[Zeit5.G14]" office:value-type="float" office:value="1" calcext:value-type="float">
            <text:p>1</text:p>
          </table:table-cell>
          <table:table-cell table:style-name="ce113" table:formula="of:=[Zeit5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3" table:formula="of:=[Zeit5.A15]" office:value-type="float" office:value="1" calcext:value-type="float">
            <text:p>1</text:p>
          </table:table-cell>
          <table:table-cell table:style-name="ce113" table:formula="of:=[Zeit5.B15]" office:value-type="float" office:value="1" calcext:value-type="float">
            <text:p>1</text:p>
          </table:table-cell>
          <table:table-cell table:style-name="ce113" table:formula="of:=[Zeit5.C15]" office:value-type="float" office:value="1" calcext:value-type="float">
            <text:p>1</text:p>
          </table:table-cell>
          <table:table-cell table:style-name="ce113" table:formula="of:=[Zeit5.D15]" office:value-type="float" office:value="1" calcext:value-type="float">
            <text:p>1</text:p>
          </table:table-cell>
          <table:table-cell table:style-name="ce113" table:formula="of:=[Zeit5.E15]" office:value-type="float" office:value="1" calcext:value-type="float">
            <text:p>1</text:p>
          </table:table-cell>
          <table:table-cell table:style-name="ce113" table:formula="of:=[Zeit5.F15]" office:value-type="float" office:value="1" calcext:value-type="float">
            <text:p>1</text:p>
          </table:table-cell>
          <table:table-cell table:style-name="ce113" table:formula="of:=[Zeit5.G15]" office:value-type="float" office:value="1" calcext:value-type="float">
            <text:p>1</text:p>
          </table:table-cell>
          <table:table-cell table:style-name="ce113" table:formula="of:=[Zeit5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114" table:formula="of:=1-[.A9]" office:value-type="float" office:value="0" calcext:value-type="float">
            <text:p>0</text:p>
          </table:table-cell>
          <table:table-cell table:style-name="ce114" table:formula="of:=1-[.B9]" office:value-type="float" office:value="0" calcext:value-type="float">
            <text:p>0</text:p>
          </table:table-cell>
          <table:table-cell table:style-name="ce114" table:formula="of:=1-[.C9]" office:value-type="float" office:value="0" calcext:value-type="float">
            <text:p>0</text:p>
          </table:table-cell>
          <table:table-cell table:style-name="ce114" table:formula="of:=1-[.D9]" office:value-type="float" office:value="0" calcext:value-type="float">
            <text:p>0</text:p>
          </table:table-cell>
          <table:table-cell table:style-name="ce114" table:formula="of:=1-[.E9]" office:value-type="float" office:value="0" calcext:value-type="float">
            <text:p>0</text:p>
          </table:table-cell>
          <table:table-cell table:style-name="ce114" table:formula="of:=1-[.F9]" office:value-type="float" office:value="0" calcext:value-type="float">
            <text:p>0</text:p>
          </table:table-cell>
          <table:table-cell table:style-name="ce114" table:formula="of:=1-[.G9]" office:value-type="float" office:value="0" calcext:value-type="float">
            <text:p>0</text:p>
          </table:table-cell>
          <table:table-cell table:style-name="ce114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4" table:formula="of:=1-[.A10]" office:value-type="float" office:value="0" calcext:value-type="float">
            <text:p>0</text:p>
          </table:table-cell>
          <table:table-cell table:style-name="ce114" table:formula="of:=1-[.B10]" office:value-type="float" office:value="1" calcext:value-type="float">
            <text:p>1</text:p>
          </table:table-cell>
          <table:table-cell table:style-name="ce114" table:formula="of:=1-[.C10]" office:value-type="float" office:value="1" calcext:value-type="float">
            <text:p>1</text:p>
          </table:table-cell>
          <table:table-cell table:style-name="ce114" table:formula="of:=1-[.D10]" office:value-type="float" office:value="1" calcext:value-type="float">
            <text:p>1</text:p>
          </table:table-cell>
          <table:table-cell table:style-name="ce114" table:formula="of:=1-[.E10]" office:value-type="float" office:value="1" calcext:value-type="float">
            <text:p>1</text:p>
          </table:table-cell>
          <table:table-cell table:style-name="ce114" table:formula="of:=1-[.F10]" office:value-type="float" office:value="1" calcext:value-type="float">
            <text:p>1</text:p>
          </table:table-cell>
          <table:table-cell table:style-name="ce114" table:formula="of:=1-[.G10]" office:value-type="float" office:value="1" calcext:value-type="float">
            <text:p>1</text:p>
          </table:table-cell>
          <table:table-cell table:style-name="ce114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4" table:formula="of:=1-[.A11]" office:value-type="float" office:value="0" calcext:value-type="float">
            <text:p>0</text:p>
          </table:table-cell>
          <table:table-cell table:style-name="ce114" table:formula="of:=1-[.B11]" office:value-type="float" office:value="1" calcext:value-type="float">
            <text:p>1</text:p>
          </table:table-cell>
          <table:table-cell table:style-name="ce114" table:formula="of:=1-[.C11]" office:value-type="float" office:value="0" calcext:value-type="float">
            <text:p>0</text:p>
          </table:table-cell>
          <table:table-cell table:style-name="ce114" table:formula="of:=1-[.D11]" office:value-type="float" office:value="0" calcext:value-type="float">
            <text:p>0</text:p>
          </table:table-cell>
          <table:table-cell table:style-name="ce114" table:formula="of:=1-[.E11]" office:value-type="float" office:value="1" calcext:value-type="float">
            <text:p>1</text:p>
          </table:table-cell>
          <table:table-cell table:style-name="ce114" table:formula="of:=1-[.F11]" office:value-type="float" office:value="1" calcext:value-type="float">
            <text:p>1</text:p>
          </table:table-cell>
          <table:table-cell table:style-name="ce114" table:formula="of:=1-[.G11]" office:value-type="float" office:value="1" calcext:value-type="float">
            <text:p>1</text:p>
          </table:table-cell>
          <table:table-cell table:style-name="ce114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4" table:formula="of:=1-[.A12]" office:value-type="float" office:value="0" calcext:value-type="float">
            <text:p>0</text:p>
          </table:table-cell>
          <table:table-cell table:style-name="ce114" table:formula="of:=1-[.B12]" office:value-type="float" office:value="1" calcext:value-type="float">
            <text:p>1</text:p>
          </table:table-cell>
          <table:table-cell table:style-name="ce114" table:formula="of:=1-[.C12]" office:value-type="float" office:value="1" calcext:value-type="float">
            <text:p>1</text:p>
          </table:table-cell>
          <table:table-cell table:style-name="ce114" table:formula="of:=1-[.D12]" office:value-type="float" office:value="1" calcext:value-type="float">
            <text:p>1</text:p>
          </table:table-cell>
          <table:table-cell table:style-name="ce114" table:formula="of:=1-[.E12]" office:value-type="float" office:value="1" calcext:value-type="float">
            <text:p>1</text:p>
          </table:table-cell>
          <table:table-cell table:style-name="ce114" table:formula="of:=1-[.F12]" office:value-type="float" office:value="1" calcext:value-type="float">
            <text:p>1</text:p>
          </table:table-cell>
          <table:table-cell table:style-name="ce114" table:formula="of:=1-[.G12]" office:value-type="float" office:value="1" calcext:value-type="float">
            <text:p>1</text:p>
          </table:table-cell>
          <table:table-cell table:style-name="ce114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4" table:formula="of:=1-[.A13]" office:value-type="float" office:value="0" calcext:value-type="float">
            <text:p>0</text:p>
          </table:table-cell>
          <table:table-cell table:style-name="ce114" table:formula="of:=1-[.B13]" office:value-type="float" office:value="1" calcext:value-type="float">
            <text:p>1</text:p>
          </table:table-cell>
          <table:table-cell table:style-name="ce114" table:formula="of:=1-[.C13]" office:value-type="float" office:value="1" calcext:value-type="float">
            <text:p>1</text:p>
          </table:table-cell>
          <table:table-cell table:style-name="ce114" table:formula="of:=1-[.D13]" office:value-type="float" office:value="1" calcext:value-type="float">
            <text:p>1</text:p>
          </table:table-cell>
          <table:table-cell table:style-name="ce114" table:formula="of:=1-[.E13]" office:value-type="float" office:value="1" calcext:value-type="float">
            <text:p>1</text:p>
          </table:table-cell>
          <table:table-cell table:style-name="ce114" table:formula="of:=1-[.F13]" office:value-type="float" office:value="1" calcext:value-type="float">
            <text:p>1</text:p>
          </table:table-cell>
          <table:table-cell table:style-name="ce114" table:formula="of:=1-[.G13]" office:value-type="float" office:value="1" calcext:value-type="float">
            <text:p>1</text:p>
          </table:table-cell>
          <table:table-cell table:style-name="ce114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4" table:formula="of:=1-[.A14]" office:value-type="float" office:value="0" calcext:value-type="float">
            <text:p>0</text:p>
          </table:table-cell>
          <table:table-cell table:style-name="ce114" table:formula="of:=1-[.B14]" office:value-type="float" office:value="1" calcext:value-type="float">
            <text:p>1</text:p>
          </table:table-cell>
          <table:table-cell table:style-name="ce114" table:formula="of:=1-[.C14]" office:value-type="float" office:value="1" calcext:value-type="float">
            <text:p>1</text:p>
          </table:table-cell>
          <table:table-cell table:style-name="ce114" table:formula="of:=1-[.D14]" office:value-type="float" office:value="1" calcext:value-type="float">
            <text:p>1</text:p>
          </table:table-cell>
          <table:table-cell table:style-name="ce114" table:formula="of:=1-[.E14]" office:value-type="float" office:value="1" calcext:value-type="float">
            <text:p>1</text:p>
          </table:table-cell>
          <table:table-cell table:style-name="ce114" table:formula="of:=1-[.F14]" office:value-type="float" office:value="0" calcext:value-type="float">
            <text:p>0</text:p>
          </table:table-cell>
          <table:table-cell table:style-name="ce114" table:formula="of:=1-[.G14]" office:value-type="float" office:value="0" calcext:value-type="float">
            <text:p>0</text:p>
          </table:table-cell>
          <table:table-cell table:style-name="ce114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4" table:formula="of:=1-[.A15]" office:value-type="float" office:value="0" calcext:value-type="float">
            <text:p>0</text:p>
          </table:table-cell>
          <table:table-cell table:style-name="ce114" table:formula="of:=1-[.B15]" office:value-type="float" office:value="0" calcext:value-type="float">
            <text:p>0</text:p>
          </table:table-cell>
          <table:table-cell table:style-name="ce114" table:formula="of:=1-[.C15]" office:value-type="float" office:value="0" calcext:value-type="float">
            <text:p>0</text:p>
          </table:table-cell>
          <table:table-cell table:style-name="ce114" table:formula="of:=1-[.D15]" office:value-type="float" office:value="0" calcext:value-type="float">
            <text:p>0</text:p>
          </table:table-cell>
          <table:table-cell table:style-name="ce114" table:formula="of:=1-[.E15]" office:value-type="float" office:value="0" calcext:value-type="float">
            <text:p>0</text:p>
          </table:table-cell>
          <table:table-cell table:style-name="ce114" table:formula="of:=1-[.F15]" office:value-type="float" office:value="0" calcext:value-type="float">
            <text:p>0</text:p>
          </table:table-cell>
          <table:table-cell table:style-name="ce114" table:formula="of:=1-[.G15]" office:value-type="float" office:value="0" calcext:value-type="float">
            <text:p>0</text:p>
          </table:table-cell>
          <table:table-cell table:style-name="ce114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6.A9:Zeit6.H15">
            <calcext:condition calcext:apply-style-name="blue_dark_background" calcext:value="&gt;0.5" calcext:base-cell-address="Zeit6.A9"/>
            <calcext:condition calcext:apply-style-name="grey_background" calcext:value="&lt;=0.5" calcext:base-cell-address="Zeit6.A9"/>
          </calcext:conditional-format>
          <calcext:conditional-format calcext:target-range-address="Zeit6.A18:Zeit6.H24">
            <calcext:condition calcext:apply-style-name="blue_dark_background" calcext:value="&gt;0.5" calcext:base-cell-address="Zeit6.A18"/>
            <calcext:condition calcext:apply-style-name="grey_background" calcext:value="&lt;=0.5" calcext:base-cell-address="Zeit6.A18"/>
          </calcext:conditional-format>
          <calcext:conditional-format calcext:target-range-address="Zeit6.B2:Zeit6.G2 Zeit6.B5:Zeit6.G6 Zeit6.B3:Zeit6.C4 Zeit6.E3:Zeit6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D3:Zeit6.D4 Zeit6.E3:Zeit6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7" table:style-name="ta1">
        <table:table-column table:style-name="co1" table:number-columns-repeated="14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16"/>
          <table:table-cell table:style-name="ce15" office:value-type="string" calcext:value-type="string">
            <text:p>Tabelle</text:p>
          </table:table-cell>
          <table:table-cell table:style-name="ce15"/>
          <table:table-cell table:style-name="ce91" table:formula="of:=MID(CELL(&quot;Filename&quot;);FIND(&quot;$&quot;;CELL(&quot;Filename&quot;))+1;99)" office:value-type="string" office:string-value="Zeit7" calcext:value-type="string">
            <text:p>Zeit7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20" table:formula="of:==SUMPRODUCT([Zeit6.B2:.C3];[$Verteilung.B19:$Verteilung.C20])" office:value-type="float" office:value="7.17863404115742" calcext:value-type="float">
            <text:p>7,17863404115742</text:p>
          </table:table-cell>
          <table:table-cell table:style-name="ce120" table:formula="of:=SUMPRODUCT([Zeit6.B2:.D3];[$Verteilung.F19:$Verteilung.H20])" office:value-type="float" office:value="10.1381192179127" calcext:value-type="float">
            <text:p>10,1381192179127</text:p>
          </table:table-cell>
          <table:table-cell table:style-name="ce120" table:formula="of:=SUMPRODUCT([Zeit6.C2:.E3];[$Verteilung.$J$19:$Verteilung.$L$20])" office:value-type="float" office:value="18.1238451643294" calcext:value-type="float">
            <text:p>18,1238451643294</text:p>
          </table:table-cell>
          <table:table-cell table:style-name="ce120" table:formula="of:=SUMPRODUCT([Zeit6.D2:.F3];[$Verteilung.$J$19:$Verteilung.$L$20])" office:value-type="float" office:value="52.6568237049629" calcext:value-type="float">
            <text:p>52,6568237049629</text:p>
          </table:table-cell>
          <table:table-cell table:style-name="ce120" table:formula="of:=SUMPRODUCT([Zeit6.E2:.G3];[$Verteilung.N19:$Verteilung.P20])" office:value-type="float" office:value="165.456287583408" calcext:value-type="float">
            <text:p>165,456287583408</text:p>
          </table:table-cell>
          <table:table-cell table:style-name="ce120" table:formula="of:=SUMPRODUCT([Zeit6.F2:.G3];[$Verteilung.S19:$Verteilung.T20])" office:value-type="float" office:value="347.671981475508" calcext:value-type="float">
            <text:p>347,67198147550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20" table:formula="of:=SUMPRODUCT([Zeit6.B2:.C4];[$Verteilung.B23:$Verteilung.C25])" office:value-type="float" office:value="33.1595591515772" calcext:value-type="float">
            <text:p>33,1595591515772</text:p>
          </table:table-cell>
          <table:table-cell table:style-name="ce120" table:formula="of:=SUMPRODUCT([Zeit6.B2:.D4];[$Verteilung.F23:$Verteilung.H25])" office:value-type="float" office:value="32.924685649887" calcext:value-type="float">
            <text:p>32,924685649887</text:p>
          </table:table-cell>
          <table:table-cell table:style-name="ce121" table:formula="of:=SUMPRODUCT([Zeit6.C2:.E4];[$Verteilung.$J$23:$Verteilung.$L$25])" office:value-type="float" office:value="28.4811969143827" calcext:value-type="float">
            <text:p>28,4811969143827</text:p>
          </table:table-cell>
          <table:table-cell table:style-name="ce122" table:formula="of:=SUMPRODUCT([Zeit6.D2:.F4];[$Verteilung.$J$23:$Verteilung.$L$25])" office:value-type="float" office:value="53.7051209295149" calcext:value-type="float">
            <text:p>53,7051209295149</text:p>
          </table:table-cell>
          <table:table-cell table:style-name="ce120" table:formula="of:=SUMPRODUCT([Zeit6.E2:.G4];[$Verteilung.N23:$Verteilung.P25])" office:value-type="float" office:value="126.674408208408" calcext:value-type="float">
            <text:p>126,674408208408</text:p>
          </table:table-cell>
          <table:table-cell table:style-name="ce120" table:formula="of:=SUMPRODUCT([Zeit6.F2:.G4];[$Verteilung.S23:$Verteilung.T25])" office:value-type="float" office:value="161.461088014914" calcext:value-type="float">
            <text:p>161,461088014914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120" table:formula="of:=SUMPRODUCT([Zeit6.B3:.C5];[$Verteilung.B27:$Verteilung.C29])" office:value-type="float" office:value="110.986615838259" calcext:value-type="float">
            <text:p>110,986615838259</text:p>
          </table:table-cell>
          <table:table-cell table:style-name="ce120" table:formula="of:=SUMPRODUCT([Zeit6.B3:.D5];[$Verteilung.F27:$Verteilung.H29])" office:value-type="float" office:value="85.4523041422328" calcext:value-type="float">
            <text:p>85,4523041422328</text:p>
          </table:table-cell>
          <table:table-cell table:style-name="ce121" table:formula="of:=SUMPRODUCT([Zeit6.C3:.E5];[$Verteilung.$J$27:$Verteilung.$L$29])" office:value-type="float" office:value="37.7297961452799" calcext:value-type="float">
            <text:p>37,7297961452799</text:p>
          </table:table-cell>
          <table:table-cell table:style-name="ce120" table:formula="of:=SUMPRODUCT([Zeit6.D3:.F5];[$Verteilung.$J$27:$Verteilung.$L$29])" office:value-type="float" office:value="30.463992469552" calcext:value-type="float">
            <text:p>30,463992469552</text:p>
          </table:table-cell>
          <table:table-cell table:style-name="ce120" table:formula="of:=SUMPRODUCT([Zeit6.E3:.G5];[$Verteilung.N27:$Verteilung.P29])" office:value-type="float" office:value="44.2027591799031" calcext:value-type="float">
            <text:p>44,2027591799031</text:p>
          </table:table-cell>
          <table:table-cell table:style-name="ce120" table:formula="of:=SUMPRODUCT([Zeit6.F3:.G5];[$Verteilung.S27:$Verteilung.T29])" office:value-type="float" office:value="44.4638485715604" calcext:value-type="float">
            <text:p>44,4638485715604</text:p>
          </table:table-cell>
          <table:table-cell table:number-columns-repeated="1017"/>
        </table:table-row>
        <table:table-row table:style-name="ro1">
          <table:table-cell/>
          <table:table-cell table:style-name="ce120" table:formula="of:=SUMPRODUCT([Zeit6.B4:.C6];[$Verteilung.B31:$Verteilung.C33])" office:value-type="float" office:value="217.332733352158" calcext:value-type="float">
            <text:p>217,332733352158</text:p>
          </table:table-cell>
          <table:table-cell table:style-name="ce120" table:formula="of:=SUMPRODUCT([Zeit6.B4:.D6];[$Verteilung.F31:$Verteilung.H33])" office:value-type="float" office:value="118.686564367078" calcext:value-type="float">
            <text:p>118,686564367078</text:p>
          </table:table-cell>
          <table:table-cell table:style-name="ce120" table:formula="of:=SUMPRODUCT([Zeit6.C4:.E6];[$Verteilung.$J$31:$Verteilung.$L$33])" office:value-type="float" office:value="42.7298708570609" calcext:value-type="float">
            <text:p>42,7298708570609</text:p>
          </table:table-cell>
          <table:table-cell table:style-name="ce120" table:formula="of:=SUMPRODUCT([Zeit6.D4:.F6];[$Verteilung.$J$31:$Verteilung.$L$33])" office:value-type="float" office:value="14.867640057516" calcext:value-type="float">
            <text:p>14,867640057516</text:p>
          </table:table-cell>
          <table:table-cell table:style-name="ce120" table:formula="of:=SUMPRODUCT([Zeit6.E4:.G6];[$Verteilung.N31:$Verteilung.P33])" office:value-type="float" office:value="10.62311844716" calcext:value-type="float">
            <text:p>10,62311844716</text:p>
          </table:table-cell>
          <table:table-cell table:style-name="ce120" table:formula="of:=SUMPRODUCT([Zeit6.F4:.G6];[$Verteilung.S31:$Verteilung.T33])" office:value-type="float" office:value="8.49347151536292" calcext:value-type="float">
            <text:p>8,49347151536292</text:p>
          </table:table-cell>
          <table:table-cell table:number-columns-repeated="1017"/>
        </table:table-row>
        <table:table-row table:style-name="ro1">
          <table:table-cell/>
          <table:table-cell table:style-name="ce120" table:formula="of:=SUMPRODUCT([Zeit6.B5:.C6];[$Verteilung.B36:$Verteilung.C37])" office:value-type="float" office:value="142.737832953606" calcext:value-type="float">
            <text:p>142,737832953606</text:p>
          </table:table-cell>
          <table:table-cell table:style-name="ce120" table:formula="of:=SUMPRODUCT([Zeit6.B5:.D6];[$Verteilung.F36:$Verteilung.H37])" office:value-type="float" office:value="106.826520006869" calcext:value-type="float">
            <text:p>106,826520006869</text:p>
          </table:table-cell>
          <table:table-cell table:style-name="ce120" table:formula="of:=SUMPRODUCT([Zeit6.C5:.E6];[$Verteilung.$J$36:$Verteilung.$L$37])" office:value-type="float" office:value="35.0749999480738" calcext:value-type="float">
            <text:p>35,0749999480738</text:p>
          </table:table-cell>
          <table:table-cell table:style-name="ce120" table:formula="of:=SUMPRODUCT([Zeit6.D5:.F6];[$Verteilung.$J$36:$Verteilung.$L$37])" office:value-type="float" office:value="8.03833873103745" calcext:value-type="float">
            <text:p>8,03833873103745</text:p>
          </table:table-cell>
          <table:table-cell table:style-name="ce120" table:formula="of:=SUMPRODUCT([Zeit6.E5:.G6];[$Verteilung.N36:$Verteilung.P37])" office:value-type="float" office:value="2.39057797650209" calcext:value-type="float">
            <text:p>2,39057797650209</text:p>
          </table:table-cell>
          <table:table-cell table:style-name="ce120" table:formula="of:=SUMPRODUCT([Zeit6.F5:.G6];[$Verteilung.S36:$Verteilung.T37])" office:value-type="float" office:value="1.26726538482734" calcext:value-type="float">
            <text:p>1,2672653848273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6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118" table:formula="of:=[Zeit6.A9]" office:value-type="float" office:value="1" calcext:value-type="float">
            <text:p>1</text:p>
          </table:table-cell>
          <table:table-cell table:style-name="ce118" table:formula="of:=[Zeit6.B9]" office:value-type="float" office:value="1" calcext:value-type="float">
            <text:p>1</text:p>
          </table:table-cell>
          <table:table-cell table:style-name="ce118" table:formula="of:=[Zeit6.C9]" office:value-type="float" office:value="1" calcext:value-type="float">
            <text:p>1</text:p>
          </table:table-cell>
          <table:table-cell table:style-name="ce118" table:formula="of:=[Zeit6.D9]" office:value-type="float" office:value="1" calcext:value-type="float">
            <text:p>1</text:p>
          </table:table-cell>
          <table:table-cell table:style-name="ce118" table:formula="of:=[Zeit6.E9]" office:value-type="float" office:value="1" calcext:value-type="float">
            <text:p>1</text:p>
          </table:table-cell>
          <table:table-cell table:style-name="ce118" table:formula="of:=[Zeit6.F9]" office:value-type="float" office:value="1" calcext:value-type="float">
            <text:p>1</text:p>
          </table:table-cell>
          <table:table-cell table:style-name="ce118" table:formula="of:=[Zeit6.G9]" office:value-type="float" office:value="1" calcext:value-type="float">
            <text:p>1</text:p>
          </table:table-cell>
          <table:table-cell table:style-name="ce118" table:formula="of:=[Zeit6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8" table:formula="of:=[Zeit6.A10]" office:value-type="float" office:value="1" calcext:value-type="float">
            <text:p>1</text:p>
          </table:table-cell>
          <table:table-cell table:style-name="ce118" table:formula="of:=[Zeit6.B10]" office:value-type="float" office:value="0" calcext:value-type="float">
            <text:p>0</text:p>
          </table:table-cell>
          <table:table-cell table:style-name="ce118" table:formula="of:=[Zeit6.C10]" office:value-type="float" office:value="0" calcext:value-type="float">
            <text:p>0</text:p>
          </table:table-cell>
          <table:table-cell table:style-name="ce118" table:formula="of:=[Zeit6.D10]" office:value-type="float" office:value="0" calcext:value-type="float">
            <text:p>0</text:p>
          </table:table-cell>
          <table:table-cell table:style-name="ce118" table:formula="of:=[Zeit6.E10]" office:value-type="float" office:value="0" calcext:value-type="float">
            <text:p>0</text:p>
          </table:table-cell>
          <table:table-cell table:style-name="ce118" table:formula="of:=[Zeit6.F10]" office:value-type="float" office:value="0" calcext:value-type="float">
            <text:p>0</text:p>
          </table:table-cell>
          <table:table-cell table:style-name="ce118" table:formula="of:=[Zeit6.G10]" office:value-type="float" office:value="0" calcext:value-type="float">
            <text:p>0</text:p>
          </table:table-cell>
          <table:table-cell table:style-name="ce118" table:formula="of:=[Zeit6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8" table:formula="of:=[Zeit6.A11]" office:value-type="float" office:value="1" calcext:value-type="float">
            <text:p>1</text:p>
          </table:table-cell>
          <table:table-cell table:style-name="ce118" table:formula="of:=[Zeit6.B11]" office:value-type="float" office:value="0" calcext:value-type="float">
            <text:p>0</text:p>
          </table:table-cell>
          <table:table-cell table:style-name="ce118" table:formula="of:=[Zeit6.C11]" office:value-type="float" office:value="1" calcext:value-type="float">
            <text:p>1</text:p>
          </table:table-cell>
          <table:table-cell table:style-name="ce118" table:formula="of:=[Zeit6.D11]" office:value-type="float" office:value="1" calcext:value-type="float">
            <text:p>1</text:p>
          </table:table-cell>
          <table:table-cell table:style-name="ce118" table:formula="of:=[Zeit6.E11]" office:value-type="float" office:value="0" calcext:value-type="float">
            <text:p>0</text:p>
          </table:table-cell>
          <table:table-cell table:style-name="ce118" table:formula="of:=[Zeit6.F11]" office:value-type="float" office:value="0" calcext:value-type="float">
            <text:p>0</text:p>
          </table:table-cell>
          <table:table-cell table:style-name="ce118" table:formula="of:=[Zeit6.G11]" office:value-type="float" office:value="0" calcext:value-type="float">
            <text:p>0</text:p>
          </table:table-cell>
          <table:table-cell table:style-name="ce118" table:formula="of:=[Zeit6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8" table:formula="of:=[Zeit6.A12]" office:value-type="float" office:value="1" calcext:value-type="float">
            <text:p>1</text:p>
          </table:table-cell>
          <table:table-cell table:style-name="ce118" table:formula="of:=[Zeit6.B12]" office:value-type="float" office:value="0" calcext:value-type="float">
            <text:p>0</text:p>
          </table:table-cell>
          <table:table-cell table:style-name="ce118" table:formula="of:=[Zeit6.C12]" office:value-type="float" office:value="0" calcext:value-type="float">
            <text:p>0</text:p>
          </table:table-cell>
          <table:table-cell table:style-name="ce118" table:formula="of:=[Zeit6.D12]" office:value-type="float" office:value="0" calcext:value-type="float">
            <text:p>0</text:p>
          </table:table-cell>
          <table:table-cell table:style-name="ce118" table:formula="of:=[Zeit6.E12]" office:value-type="float" office:value="0" calcext:value-type="float">
            <text:p>0</text:p>
          </table:table-cell>
          <table:table-cell table:style-name="ce118" table:formula="of:=[Zeit6.F12]" office:value-type="float" office:value="0" calcext:value-type="float">
            <text:p>0</text:p>
          </table:table-cell>
          <table:table-cell table:style-name="ce118" table:formula="of:=[Zeit6.G12]" office:value-type="float" office:value="0" calcext:value-type="float">
            <text:p>0</text:p>
          </table:table-cell>
          <table:table-cell table:style-name="ce118" table:formula="of:=[Zeit6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8" table:formula="of:=[Zeit6.A13]" office:value-type="float" office:value="1" calcext:value-type="float">
            <text:p>1</text:p>
          </table:table-cell>
          <table:table-cell table:style-name="ce118" table:formula="of:=[Zeit6.B13]" office:value-type="float" office:value="0" calcext:value-type="float">
            <text:p>0</text:p>
          </table:table-cell>
          <table:table-cell table:style-name="ce118" table:formula="of:=[Zeit6.C13]" office:value-type="float" office:value="0" calcext:value-type="float">
            <text:p>0</text:p>
          </table:table-cell>
          <table:table-cell table:style-name="ce118" table:formula="of:=[Zeit6.D13]" office:value-type="float" office:value="0" calcext:value-type="float">
            <text:p>0</text:p>
          </table:table-cell>
          <table:table-cell table:style-name="ce118" table:formula="of:=[Zeit6.E13]" office:value-type="float" office:value="0" calcext:value-type="float">
            <text:p>0</text:p>
          </table:table-cell>
          <table:table-cell table:style-name="ce118" table:formula="of:=[Zeit6.F13]" office:value-type="float" office:value="0" calcext:value-type="float">
            <text:p>0</text:p>
          </table:table-cell>
          <table:table-cell table:style-name="ce118" table:formula="of:=[Zeit6.G13]" office:value-type="float" office:value="0" calcext:value-type="float">
            <text:p>0</text:p>
          </table:table-cell>
          <table:table-cell table:style-name="ce118" table:formula="of:=[Zeit6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8" table:formula="of:=[Zeit6.A14]" office:value-type="float" office:value="1" calcext:value-type="float">
            <text:p>1</text:p>
          </table:table-cell>
          <table:table-cell table:style-name="ce118" table:formula="of:=[Zeit6.B14]" office:value-type="float" office:value="0" calcext:value-type="float">
            <text:p>0</text:p>
          </table:table-cell>
          <table:table-cell table:style-name="ce118" table:formula="of:=[Zeit6.C14]" office:value-type="float" office:value="0" calcext:value-type="float">
            <text:p>0</text:p>
          </table:table-cell>
          <table:table-cell table:style-name="ce118" table:formula="of:=[Zeit6.D14]" office:value-type="float" office:value="0" calcext:value-type="float">
            <text:p>0</text:p>
          </table:table-cell>
          <table:table-cell table:style-name="ce118" table:formula="of:=[Zeit6.E14]" office:value-type="float" office:value="0" calcext:value-type="float">
            <text:p>0</text:p>
          </table:table-cell>
          <table:table-cell table:style-name="ce118" table:formula="of:=[Zeit6.F14]" office:value-type="float" office:value="1" calcext:value-type="float">
            <text:p>1</text:p>
          </table:table-cell>
          <table:table-cell table:style-name="ce118" table:formula="of:=[Zeit6.G14]" office:value-type="float" office:value="1" calcext:value-type="float">
            <text:p>1</text:p>
          </table:table-cell>
          <table:table-cell table:style-name="ce118" table:formula="of:=[Zeit6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8" table:formula="of:=[Zeit6.A15]" office:value-type="float" office:value="1" calcext:value-type="float">
            <text:p>1</text:p>
          </table:table-cell>
          <table:table-cell table:style-name="ce118" table:formula="of:=[Zeit6.B15]" office:value-type="float" office:value="1" calcext:value-type="float">
            <text:p>1</text:p>
          </table:table-cell>
          <table:table-cell table:style-name="ce118" table:formula="of:=[Zeit6.C15]" office:value-type="float" office:value="1" calcext:value-type="float">
            <text:p>1</text:p>
          </table:table-cell>
          <table:table-cell table:style-name="ce118" table:formula="of:=[Zeit6.D15]" office:value-type="float" office:value="1" calcext:value-type="float">
            <text:p>1</text:p>
          </table:table-cell>
          <table:table-cell table:style-name="ce118" table:formula="of:=[Zeit6.E15]" office:value-type="float" office:value="1" calcext:value-type="float">
            <text:p>1</text:p>
          </table:table-cell>
          <table:table-cell table:style-name="ce118" table:formula="of:=[Zeit6.F15]" office:value-type="float" office:value="1" calcext:value-type="float">
            <text:p>1</text:p>
          </table:table-cell>
          <table:table-cell table:style-name="ce118" table:formula="of:=[Zeit6.G15]" office:value-type="float" office:value="1" calcext:value-type="float">
            <text:p>1</text:p>
          </table:table-cell>
          <table:table-cell table:style-name="ce118" table:formula="of:=[Zeit6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119" table:formula="of:=1-[.A9]" office:value-type="float" office:value="0" calcext:value-type="float">
            <text:p>0</text:p>
          </table:table-cell>
          <table:table-cell table:style-name="ce119" table:formula="of:=1-[.B9]" office:value-type="float" office:value="0" calcext:value-type="float">
            <text:p>0</text:p>
          </table:table-cell>
          <table:table-cell table:style-name="ce119" table:formula="of:=1-[.C9]" office:value-type="float" office:value="0" calcext:value-type="float">
            <text:p>0</text:p>
          </table:table-cell>
          <table:table-cell table:style-name="ce119" table:formula="of:=1-[.D9]" office:value-type="float" office:value="0" calcext:value-type="float">
            <text:p>0</text:p>
          </table:table-cell>
          <table:table-cell table:style-name="ce119" table:formula="of:=1-[.E9]" office:value-type="float" office:value="0" calcext:value-type="float">
            <text:p>0</text:p>
          </table:table-cell>
          <table:table-cell table:style-name="ce119" table:formula="of:=1-[.F9]" office:value-type="float" office:value="0" calcext:value-type="float">
            <text:p>0</text:p>
          </table:table-cell>
          <table:table-cell table:style-name="ce119" table:formula="of:=1-[.G9]" office:value-type="float" office:value="0" calcext:value-type="float">
            <text:p>0</text:p>
          </table:table-cell>
          <table:table-cell table:style-name="ce119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 table:formula="of:=1-[.A10]" office:value-type="float" office:value="0" calcext:value-type="float">
            <text:p>0</text:p>
          </table:table-cell>
          <table:table-cell table:style-name="ce119" table:formula="of:=1-[.B10]" office:value-type="float" office:value="1" calcext:value-type="float">
            <text:p>1</text:p>
          </table:table-cell>
          <table:table-cell table:style-name="ce119" table:formula="of:=1-[.C10]" office:value-type="float" office:value="1" calcext:value-type="float">
            <text:p>1</text:p>
          </table:table-cell>
          <table:table-cell table:style-name="ce119" table:formula="of:=1-[.D10]" office:value-type="float" office:value="1" calcext:value-type="float">
            <text:p>1</text:p>
          </table:table-cell>
          <table:table-cell table:style-name="ce119" table:formula="of:=1-[.E10]" office:value-type="float" office:value="1" calcext:value-type="float">
            <text:p>1</text:p>
          </table:table-cell>
          <table:table-cell table:style-name="ce119" table:formula="of:=1-[.F10]" office:value-type="float" office:value="1" calcext:value-type="float">
            <text:p>1</text:p>
          </table:table-cell>
          <table:table-cell table:style-name="ce119" table:formula="of:=1-[.G10]" office:value-type="float" office:value="1" calcext:value-type="float">
            <text:p>1</text:p>
          </table:table-cell>
          <table:table-cell table:style-name="ce119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 table:formula="of:=1-[.A11]" office:value-type="float" office:value="0" calcext:value-type="float">
            <text:p>0</text:p>
          </table:table-cell>
          <table:table-cell table:style-name="ce119" table:formula="of:=1-[.B11]" office:value-type="float" office:value="1" calcext:value-type="float">
            <text:p>1</text:p>
          </table:table-cell>
          <table:table-cell table:style-name="ce119" table:formula="of:=1-[.C11]" office:value-type="float" office:value="0" calcext:value-type="float">
            <text:p>0</text:p>
          </table:table-cell>
          <table:table-cell table:style-name="ce119" table:formula="of:=1-[.D11]" office:value-type="float" office:value="0" calcext:value-type="float">
            <text:p>0</text:p>
          </table:table-cell>
          <table:table-cell table:style-name="ce119" table:formula="of:=1-[.E11]" office:value-type="float" office:value="1" calcext:value-type="float">
            <text:p>1</text:p>
          </table:table-cell>
          <table:table-cell table:style-name="ce119" table:formula="of:=1-[.F11]" office:value-type="float" office:value="1" calcext:value-type="float">
            <text:p>1</text:p>
          </table:table-cell>
          <table:table-cell table:style-name="ce119" table:formula="of:=1-[.G11]" office:value-type="float" office:value="1" calcext:value-type="float">
            <text:p>1</text:p>
          </table:table-cell>
          <table:table-cell table:style-name="ce119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 table:formula="of:=1-[.A12]" office:value-type="float" office:value="0" calcext:value-type="float">
            <text:p>0</text:p>
          </table:table-cell>
          <table:table-cell table:style-name="ce119" table:formula="of:=1-[.B12]" office:value-type="float" office:value="1" calcext:value-type="float">
            <text:p>1</text:p>
          </table:table-cell>
          <table:table-cell table:style-name="ce119" table:formula="of:=1-[.C12]" office:value-type="float" office:value="1" calcext:value-type="float">
            <text:p>1</text:p>
          </table:table-cell>
          <table:table-cell table:style-name="ce119" table:formula="of:=1-[.D12]" office:value-type="float" office:value="1" calcext:value-type="float">
            <text:p>1</text:p>
          </table:table-cell>
          <table:table-cell table:style-name="ce119" table:formula="of:=1-[.E12]" office:value-type="float" office:value="1" calcext:value-type="float">
            <text:p>1</text:p>
          </table:table-cell>
          <table:table-cell table:style-name="ce119" table:formula="of:=1-[.F12]" office:value-type="float" office:value="1" calcext:value-type="float">
            <text:p>1</text:p>
          </table:table-cell>
          <table:table-cell table:style-name="ce119" table:formula="of:=1-[.G12]" office:value-type="float" office:value="1" calcext:value-type="float">
            <text:p>1</text:p>
          </table:table-cell>
          <table:table-cell table:style-name="ce119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 table:formula="of:=1-[.A13]" office:value-type="float" office:value="0" calcext:value-type="float">
            <text:p>0</text:p>
          </table:table-cell>
          <table:table-cell table:style-name="ce119" table:formula="of:=1-[.B13]" office:value-type="float" office:value="1" calcext:value-type="float">
            <text:p>1</text:p>
          </table:table-cell>
          <table:table-cell table:style-name="ce119" table:formula="of:=1-[.C13]" office:value-type="float" office:value="1" calcext:value-type="float">
            <text:p>1</text:p>
          </table:table-cell>
          <table:table-cell table:style-name="ce119" table:formula="of:=1-[.D13]" office:value-type="float" office:value="1" calcext:value-type="float">
            <text:p>1</text:p>
          </table:table-cell>
          <table:table-cell table:style-name="ce119" table:formula="of:=1-[.E13]" office:value-type="float" office:value="1" calcext:value-type="float">
            <text:p>1</text:p>
          </table:table-cell>
          <table:table-cell table:style-name="ce119" table:formula="of:=1-[.F13]" office:value-type="float" office:value="1" calcext:value-type="float">
            <text:p>1</text:p>
          </table:table-cell>
          <table:table-cell table:style-name="ce119" table:formula="of:=1-[.G13]" office:value-type="float" office:value="1" calcext:value-type="float">
            <text:p>1</text:p>
          </table:table-cell>
          <table:table-cell table:style-name="ce119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 table:formula="of:=1-[.A14]" office:value-type="float" office:value="0" calcext:value-type="float">
            <text:p>0</text:p>
          </table:table-cell>
          <table:table-cell table:style-name="ce119" table:formula="of:=1-[.B14]" office:value-type="float" office:value="1" calcext:value-type="float">
            <text:p>1</text:p>
          </table:table-cell>
          <table:table-cell table:style-name="ce119" table:formula="of:=1-[.C14]" office:value-type="float" office:value="1" calcext:value-type="float">
            <text:p>1</text:p>
          </table:table-cell>
          <table:table-cell table:style-name="ce119" table:formula="of:=1-[.D14]" office:value-type="float" office:value="1" calcext:value-type="float">
            <text:p>1</text:p>
          </table:table-cell>
          <table:table-cell table:style-name="ce119" table:formula="of:=1-[.E14]" office:value-type="float" office:value="1" calcext:value-type="float">
            <text:p>1</text:p>
          </table:table-cell>
          <table:table-cell table:style-name="ce119" table:formula="of:=1-[.F14]" office:value-type="float" office:value="0" calcext:value-type="float">
            <text:p>0</text:p>
          </table:table-cell>
          <table:table-cell table:style-name="ce119" table:formula="of:=1-[.G14]" office:value-type="float" office:value="0" calcext:value-type="float">
            <text:p>0</text:p>
          </table:table-cell>
          <table:table-cell table:style-name="ce119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 table:formula="of:=1-[.A15]" office:value-type="float" office:value="0" calcext:value-type="float">
            <text:p>0</text:p>
          </table:table-cell>
          <table:table-cell table:style-name="ce119" table:formula="of:=1-[.B15]" office:value-type="float" office:value="0" calcext:value-type="float">
            <text:p>0</text:p>
          </table:table-cell>
          <table:table-cell table:style-name="ce119" table:formula="of:=1-[.C15]" office:value-type="float" office:value="0" calcext:value-type="float">
            <text:p>0</text:p>
          </table:table-cell>
          <table:table-cell table:style-name="ce119" table:formula="of:=1-[.D15]" office:value-type="float" office:value="0" calcext:value-type="float">
            <text:p>0</text:p>
          </table:table-cell>
          <table:table-cell table:style-name="ce119" table:formula="of:=1-[.E15]" office:value-type="float" office:value="0" calcext:value-type="float">
            <text:p>0</text:p>
          </table:table-cell>
          <table:table-cell table:style-name="ce119" table:formula="of:=1-[.F15]" office:value-type="float" office:value="0" calcext:value-type="float">
            <text:p>0</text:p>
          </table:table-cell>
          <table:table-cell table:style-name="ce119" table:formula="of:=1-[.G15]" office:value-type="float" office:value="0" calcext:value-type="float">
            <text:p>0</text:p>
          </table:table-cell>
          <table:table-cell table:style-name="ce119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7.A9:Zeit7.H15">
            <calcext:condition calcext:apply-style-name="blue_dark_background" calcext:value="&gt;0.5" calcext:base-cell-address="Zeit7.A9"/>
            <calcext:condition calcext:apply-style-name="grey_background" calcext:value="&lt;=0.5" calcext:base-cell-address="Zeit7.A9"/>
          </calcext:conditional-format>
          <calcext:conditional-format calcext:target-range-address="Zeit7.A18:Zeit7.H24">
            <calcext:condition calcext:apply-style-name="blue_dark_background" calcext:value="&gt;0.5" calcext:base-cell-address="Zeit7.A18"/>
            <calcext:condition calcext:apply-style-name="grey_background" calcext:value="&lt;=0.5" calcext:base-cell-address="Zeit7.A18"/>
          </calcext:conditional-format>
          <calcext:conditional-format calcext:target-range-address="Zeit7.B2:Zeit7.G2 Zeit7.B5:Zeit7.G6 Zeit7.B3:Zeit7.C4 Zeit7.E3:Zeit7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D3:Zeit7.D4 Zeit7.E3:Zeit7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8" table:style-name="ta1">
        <table:table-column table:style-name="co1" table:number-columns-repeated="14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16"/>
          <table:table-cell table:style-name="ce15" office:value-type="string" calcext:value-type="string">
            <text:p>Tabelle</text:p>
          </table:table-cell>
          <table:table-cell table:style-name="ce15"/>
          <table:table-cell table:style-name="ce91" table:formula="of:=MID(CELL(&quot;Filename&quot;);FIND(&quot;$&quot;;CELL(&quot;Filename&quot;))+1;99)" office:value-type="string" office:string-value="Zeit8" calcext:value-type="string">
            <text:p>Zeit8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25" table:formula="of:==SUMPRODUCT([Zeit7.B2:.C3];[$Verteilung.B19:$Verteilung.C20])" office:value-type="float" office:value="9.58091815536003" calcext:value-type="float">
            <text:p>9,58091815536003</text:p>
          </table:table-cell>
          <table:table-cell table:style-name="ce125" table:formula="of:=SUMPRODUCT([Zeit7.B2:.D3];[$Verteilung.F19:$Verteilung.H20])" office:value-type="float" office:value="13.0625448808494" calcext:value-type="float">
            <text:p>13,0625448808494</text:p>
          </table:table-cell>
          <table:table-cell table:style-name="ce125" table:formula="of:=SUMPRODUCT([Zeit7.C2:.E3];[$Verteilung.$J$19:$Verteilung.$L$20])" office:value-type="float" office:value="21.6322375531563" calcext:value-type="float">
            <text:p>21,6322375531563</text:p>
          </table:table-cell>
          <table:table-cell table:style-name="ce125" table:formula="of:=SUMPRODUCT([Zeit7.D2:.F3];[$Verteilung.$J$19:$Verteilung.$L$20])" office:value-type="float" office:value="58.0493734403436" calcext:value-type="float">
            <text:p>58,0493734403436</text:p>
          </table:table-cell>
          <table:table-cell table:style-name="ce125" table:formula="of:=SUMPRODUCT([Zeit7.E2:.G3];[$Verteilung.N19:$Verteilung.P20])" office:value-type="float" office:value="163.539531219611" calcext:value-type="float">
            <text:p>163,539531219611</text:p>
          </table:table-cell>
          <table:table-cell table:style-name="ce125" table:formula="of:=SUMPRODUCT([Zeit7.F2:.G3];[$Verteilung.S19:$Verteilung.T20])" office:value-type="float" office:value="311.466945601184" calcext:value-type="float">
            <text:p>311,466945601184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25" table:formula="of:=SUMPRODUCT([Zeit7.B2:.C4];[$Verteilung.B23:$Verteilung.C25])" office:value-type="float" office:value="36.6744884077965" calcext:value-type="float">
            <text:p>36,6744884077965</text:p>
          </table:table-cell>
          <table:table-cell table:style-name="ce125" table:formula="of:=SUMPRODUCT([Zeit7.B2:.D4];[$Verteilung.F23:$Verteilung.H25])" office:value-type="float" office:value="36.6872828375586" calcext:value-type="float">
            <text:p>36,6872828375586</text:p>
          </table:table-cell>
          <table:table-cell table:style-name="ce127" table:formula="of:=SUMPRODUCT([Zeit7.C2:.E4];[$Verteilung.$J$23:$Verteilung.$L$25])" office:value-type="float" office:value="32.628865852402" calcext:value-type="float">
            <text:p>32,628865852402</text:p>
          </table:table-cell>
          <table:table-cell table:style-name="ce128" table:formula="of:=SUMPRODUCT([Zeit7.D2:.F4];[$Verteilung.$J$23:$Verteilung.$L$25])" office:value-type="float" office:value="57.9226344450855" calcext:value-type="float">
            <text:p>57,9226344450855</text:p>
          </table:table-cell>
          <table:table-cell table:style-name="ce125" table:formula="of:=SUMPRODUCT([Zeit7.E2:.G4];[$Verteilung.N23:$Verteilung.P25])" office:value-type="float" office:value="127.374979285872" calcext:value-type="float">
            <text:p>127,374979285872</text:p>
          </table:table-cell>
          <table:table-cell table:style-name="ce125" table:formula="of:=SUMPRODUCT([Zeit7.F2:.G4];[$Verteilung.S23:$Verteilung.T25])" office:value-type="float" office:value="159.905965439542" calcext:value-type="float">
            <text:p>159,905965439542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125" table:formula="of:=SUMPRODUCT([Zeit7.B3:.C5];[$Verteilung.B27:$Verteilung.C29])" office:value-type="float" office:value="107.004734179649" calcext:value-type="float">
            <text:p>107,004734179649</text:p>
          </table:table-cell>
          <table:table-cell table:style-name="ce125" table:formula="of:=SUMPRODUCT([Zeit7.B3:.D5];[$Verteilung.F27:$Verteilung.H29])" office:value-type="float" office:value="84.6450039418739" calcext:value-type="float">
            <text:p>84,6450039418739</text:p>
          </table:table-cell>
          <table:table-cell table:style-name="ce127" table:formula="of:=SUMPRODUCT([Zeit7.C3:.E5];[$Verteilung.$J$27:$Verteilung.$L$29])" office:value-type="float" office:value="41.9890865584516" calcext:value-type="float">
            <text:p>41,9890865584516</text:p>
          </table:table-cell>
          <table:table-cell table:style-name="ce125" table:formula="of:=SUMPRODUCT([Zeit7.D3:.F5];[$Verteilung.$J$27:$Verteilung.$L$29])" office:value-type="float" office:value="34.9600927125559" calcext:value-type="float">
            <text:p>34,9600927125559</text:p>
          </table:table-cell>
          <table:table-cell table:style-name="ce125" table:formula="of:=SUMPRODUCT([Zeit7.E3:.G5];[$Verteilung.N27:$Verteilung.P29])" office:value-type="float" office:value="49.2855811626965" calcext:value-type="float">
            <text:p>49,2855811626965</text:p>
          </table:table-cell>
          <table:table-cell table:style-name="ce125" table:formula="of:=SUMPRODUCT([Zeit7.F3:.G5];[$Verteilung.S27:$Verteilung.T29])" office:value-type="float" office:value="50.0316169406834" calcext:value-type="float">
            <text:p>50,0316169406834</text:p>
          </table:table-cell>
          <table:table-cell table:number-columns-repeated="1017"/>
        </table:table-row>
        <table:table-row table:style-name="ro1">
          <table:table-cell/>
          <table:table-cell table:style-name="ce125" table:formula="of:=SUMPRODUCT([Zeit7.B4:.C6];[$Verteilung.B31:$Verteilung.C33])" office:value-type="float" office:value="191.331319125378" calcext:value-type="float">
            <text:p>191,331319125378</text:p>
          </table:table-cell>
          <table:table-cell table:style-name="ce125" table:formula="of:=SUMPRODUCT([Zeit7.B4:.D6];[$Verteilung.F31:$Verteilung.H33])" office:value-type="float" office:value="116.5698893837" calcext:value-type="float">
            <text:p>116,5698893837</text:p>
          </table:table-cell>
          <table:table-cell table:style-name="ce125" table:formula="of:=SUMPRODUCT([Zeit7.C4:.E6];[$Verteilung.$J$31:$Verteilung.$L$33])" office:value-type="float" office:value="47.416549276565" calcext:value-type="float">
            <text:p>47,416549276565</text:p>
          </table:table-cell>
          <table:table-cell table:style-name="ce125" table:formula="of:=SUMPRODUCT([Zeit7.D4:.F6];[$Verteilung.$J$31:$Verteilung.$L$33])" office:value-type="float" office:value="18.8426587195112" calcext:value-type="float">
            <text:p>18,8426587195112</text:p>
          </table:table-cell>
          <table:table-cell table:style-name="ce125" table:formula="of:=SUMPRODUCT([Zeit7.E4:.G6];[$Verteilung.N31:$Verteilung.P33])" office:value-type="float" office:value="13.8131492031427" calcext:value-type="float">
            <text:p>13,8131492031427</text:p>
          </table:table-cell>
          <table:table-cell table:style-name="ce125" table:formula="of:=SUMPRODUCT([Zeit7.F4:.G6];[$Verteilung.S31:$Verteilung.T33])" office:value-type="float" office:value="11.1598110416511" calcext:value-type="float">
            <text:p>11,1598110416511</text:p>
          </table:table-cell>
          <table:table-cell table:number-columns-repeated="1017"/>
        </table:table-row>
        <table:table-row table:style-name="ro1">
          <table:table-cell/>
          <table:table-cell table:style-name="ce125" table:formula="of:=SUMPRODUCT([Zeit7.B5:.C6];[$Verteilung.B36:$Verteilung.C37])" office:value-type="float" office:value="141.032132530423" calcext:value-type="float">
            <text:p>141,032132530423</text:p>
          </table:table-cell>
          <table:table-cell table:style-name="ce125" table:formula="of:=SUMPRODUCT([Zeit7.B5:.D6];[$Verteilung.F36:$Verteilung.H37])" office:value-type="float" office:value="107.179535236079" calcext:value-type="float">
            <text:p>107,179535236079</text:p>
          </table:table-cell>
          <table:table-cell table:style-name="ce125" table:formula="of:=SUMPRODUCT([Zeit7.C5:.E6];[$Verteilung.$J$36:$Verteilung.$L$37])" office:value-type="float" office:value="39.6608486916625" calcext:value-type="float">
            <text:p>39,6608486916625</text:p>
          </table:table-cell>
          <table:table-cell table:style-name="ce125" table:formula="of:=SUMPRODUCT([Zeit7.D5:.F6];[$Verteilung.$J$36:$Verteilung.$L$37])" office:value-type="float" office:value="10.7807744723097" calcext:value-type="float">
            <text:p>10,7807744723097</text:p>
          </table:table-cell>
          <table:table-cell table:style-name="ce125" table:formula="of:=SUMPRODUCT([Zeit7.E5:.G6];[$Verteilung.N36:$Verteilung.P37])" office:value-type="float" office:value="3.72574077619215" calcext:value-type="float">
            <text:p>3,72574077619215</text:p>
          </table:table-cell>
          <table:table-cell table:style-name="ce125" table:formula="of:=SUMPRODUCT([Zeit7.F5:.G6];[$Verteilung.S36:$Verteilung.T37])" office:value-type="float" office:value="2.04570892871279" calcext:value-type="float">
            <text:p>2,0457089287127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7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123" table:formula="of:=[Zeit7.A9]" office:value-type="float" office:value="1" calcext:value-type="float">
            <text:p>1</text:p>
          </table:table-cell>
          <table:table-cell table:style-name="ce123" table:formula="of:=[Zeit7.B9]" office:value-type="float" office:value="1" calcext:value-type="float">
            <text:p>1</text:p>
          </table:table-cell>
          <table:table-cell table:style-name="ce123" table:formula="of:=[Zeit7.C9]" office:value-type="float" office:value="1" calcext:value-type="float">
            <text:p>1</text:p>
          </table:table-cell>
          <table:table-cell table:style-name="ce123" table:formula="of:=[Zeit7.D9]" office:value-type="float" office:value="1" calcext:value-type="float">
            <text:p>1</text:p>
          </table:table-cell>
          <table:table-cell table:style-name="ce123" table:formula="of:=[Zeit7.E9]" office:value-type="float" office:value="1" calcext:value-type="float">
            <text:p>1</text:p>
          </table:table-cell>
          <table:table-cell table:style-name="ce123" table:formula="of:=[Zeit7.F9]" office:value-type="float" office:value="1" calcext:value-type="float">
            <text:p>1</text:p>
          </table:table-cell>
          <table:table-cell table:style-name="ce123" table:formula="of:=[Zeit7.G9]" office:value-type="float" office:value="1" calcext:value-type="float">
            <text:p>1</text:p>
          </table:table-cell>
          <table:table-cell table:style-name="ce123" table:formula="of:=[Zeit7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3" table:formula="of:=[Zeit7.A10]" office:value-type="float" office:value="1" calcext:value-type="float">
            <text:p>1</text:p>
          </table:table-cell>
          <table:table-cell table:style-name="ce123" table:formula="of:=[Zeit7.B10]" office:value-type="float" office:value="0" calcext:value-type="float">
            <text:p>0</text:p>
          </table:table-cell>
          <table:table-cell table:style-name="ce123" table:formula="of:=[Zeit7.C10]" office:value-type="float" office:value="0" calcext:value-type="float">
            <text:p>0</text:p>
          </table:table-cell>
          <table:table-cell table:style-name="ce123" table:formula="of:=[Zeit7.D10]" office:value-type="float" office:value="0" calcext:value-type="float">
            <text:p>0</text:p>
          </table:table-cell>
          <table:table-cell table:style-name="ce123" table:formula="of:=[Zeit7.E10]" office:value-type="float" office:value="0" calcext:value-type="float">
            <text:p>0</text:p>
          </table:table-cell>
          <table:table-cell table:style-name="ce123" table:formula="of:=[Zeit7.F10]" office:value-type="float" office:value="0" calcext:value-type="float">
            <text:p>0</text:p>
          </table:table-cell>
          <table:table-cell table:style-name="ce123" table:formula="of:=[Zeit7.G10]" office:value-type="float" office:value="0" calcext:value-type="float">
            <text:p>0</text:p>
          </table:table-cell>
          <table:table-cell table:style-name="ce123" table:formula="of:=[Zeit7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3" table:formula="of:=[Zeit7.A11]" office:value-type="float" office:value="1" calcext:value-type="float">
            <text:p>1</text:p>
          </table:table-cell>
          <table:table-cell table:style-name="ce123" table:formula="of:=[Zeit7.B11]" office:value-type="float" office:value="0" calcext:value-type="float">
            <text:p>0</text:p>
          </table:table-cell>
          <table:table-cell table:style-name="ce123" table:formula="of:=[Zeit7.C11]" office:value-type="float" office:value="1" calcext:value-type="float">
            <text:p>1</text:p>
          </table:table-cell>
          <table:table-cell table:style-name="ce123" table:formula="of:=[Zeit7.D11]" office:value-type="float" office:value="1" calcext:value-type="float">
            <text:p>1</text:p>
          </table:table-cell>
          <table:table-cell table:style-name="ce123" table:formula="of:=[Zeit7.E11]" office:value-type="float" office:value="0" calcext:value-type="float">
            <text:p>0</text:p>
          </table:table-cell>
          <table:table-cell table:style-name="ce123" table:formula="of:=[Zeit7.F11]" office:value-type="float" office:value="0" calcext:value-type="float">
            <text:p>0</text:p>
          </table:table-cell>
          <table:table-cell table:style-name="ce123" table:formula="of:=[Zeit7.G11]" office:value-type="float" office:value="0" calcext:value-type="float">
            <text:p>0</text:p>
          </table:table-cell>
          <table:table-cell table:style-name="ce123" table:formula="of:=[Zeit7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3" table:formula="of:=[Zeit7.A12]" office:value-type="float" office:value="1" calcext:value-type="float">
            <text:p>1</text:p>
          </table:table-cell>
          <table:table-cell table:style-name="ce123" table:formula="of:=[Zeit7.B12]" office:value-type="float" office:value="0" calcext:value-type="float">
            <text:p>0</text:p>
          </table:table-cell>
          <table:table-cell table:style-name="ce123" table:formula="of:=[Zeit7.C12]" office:value-type="float" office:value="0" calcext:value-type="float">
            <text:p>0</text:p>
          </table:table-cell>
          <table:table-cell table:style-name="ce123" table:formula="of:=[Zeit7.D12]" office:value-type="float" office:value="0" calcext:value-type="float">
            <text:p>0</text:p>
          </table:table-cell>
          <table:table-cell table:style-name="ce123" table:formula="of:=[Zeit7.E12]" office:value-type="float" office:value="0" calcext:value-type="float">
            <text:p>0</text:p>
          </table:table-cell>
          <table:table-cell table:style-name="ce123" table:formula="of:=[Zeit7.F12]" office:value-type="float" office:value="0" calcext:value-type="float">
            <text:p>0</text:p>
          </table:table-cell>
          <table:table-cell table:style-name="ce123" table:formula="of:=[Zeit7.G12]" office:value-type="float" office:value="0" calcext:value-type="float">
            <text:p>0</text:p>
          </table:table-cell>
          <table:table-cell table:style-name="ce123" table:formula="of:=[Zeit7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3" table:formula="of:=[Zeit7.A13]" office:value-type="float" office:value="1" calcext:value-type="float">
            <text:p>1</text:p>
          </table:table-cell>
          <table:table-cell table:style-name="ce123" table:formula="of:=[Zeit7.B13]" office:value-type="float" office:value="0" calcext:value-type="float">
            <text:p>0</text:p>
          </table:table-cell>
          <table:table-cell table:style-name="ce123" table:formula="of:=[Zeit7.C13]" office:value-type="float" office:value="0" calcext:value-type="float">
            <text:p>0</text:p>
          </table:table-cell>
          <table:table-cell table:style-name="ce123" table:formula="of:=[Zeit7.D13]" office:value-type="float" office:value="0" calcext:value-type="float">
            <text:p>0</text:p>
          </table:table-cell>
          <table:table-cell table:style-name="ce123" table:formula="of:=[Zeit7.E13]" office:value-type="float" office:value="0" calcext:value-type="float">
            <text:p>0</text:p>
          </table:table-cell>
          <table:table-cell table:style-name="ce123" table:formula="of:=[Zeit7.F13]" office:value-type="float" office:value="0" calcext:value-type="float">
            <text:p>0</text:p>
          </table:table-cell>
          <table:table-cell table:style-name="ce123" table:formula="of:=[Zeit7.G13]" office:value-type="float" office:value="0" calcext:value-type="float">
            <text:p>0</text:p>
          </table:table-cell>
          <table:table-cell table:style-name="ce123" table:formula="of:=[Zeit7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3" table:formula="of:=[Zeit7.A14]" office:value-type="float" office:value="1" calcext:value-type="float">
            <text:p>1</text:p>
          </table:table-cell>
          <table:table-cell table:style-name="ce123" table:formula="of:=[Zeit7.B14]" office:value-type="float" office:value="0" calcext:value-type="float">
            <text:p>0</text:p>
          </table:table-cell>
          <table:table-cell table:style-name="ce123" table:formula="of:=[Zeit7.C14]" office:value-type="float" office:value="0" calcext:value-type="float">
            <text:p>0</text:p>
          </table:table-cell>
          <table:table-cell table:style-name="ce123" table:formula="of:=[Zeit7.D14]" office:value-type="float" office:value="0" calcext:value-type="float">
            <text:p>0</text:p>
          </table:table-cell>
          <table:table-cell table:style-name="ce123" table:formula="of:=[Zeit7.E14]" office:value-type="float" office:value="0" calcext:value-type="float">
            <text:p>0</text:p>
          </table:table-cell>
          <table:table-cell table:style-name="ce123" table:formula="of:=[Zeit7.F14]" office:value-type="float" office:value="1" calcext:value-type="float">
            <text:p>1</text:p>
          </table:table-cell>
          <table:table-cell table:style-name="ce123" table:formula="of:=[Zeit7.G14]" office:value-type="float" office:value="1" calcext:value-type="float">
            <text:p>1</text:p>
          </table:table-cell>
          <table:table-cell table:style-name="ce123" table:formula="of:=[Zeit7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3" table:formula="of:=[Zeit7.A15]" office:value-type="float" office:value="1" calcext:value-type="float">
            <text:p>1</text:p>
          </table:table-cell>
          <table:table-cell table:style-name="ce123" table:formula="of:=[Zeit7.B15]" office:value-type="float" office:value="1" calcext:value-type="float">
            <text:p>1</text:p>
          </table:table-cell>
          <table:table-cell table:style-name="ce123" table:formula="of:=[Zeit7.C15]" office:value-type="float" office:value="1" calcext:value-type="float">
            <text:p>1</text:p>
          </table:table-cell>
          <table:table-cell table:style-name="ce123" table:formula="of:=[Zeit7.D15]" office:value-type="float" office:value="1" calcext:value-type="float">
            <text:p>1</text:p>
          </table:table-cell>
          <table:table-cell table:style-name="ce123" table:formula="of:=[Zeit7.E15]" office:value-type="float" office:value="1" calcext:value-type="float">
            <text:p>1</text:p>
          </table:table-cell>
          <table:table-cell table:style-name="ce123" table:formula="of:=[Zeit7.F15]" office:value-type="float" office:value="1" calcext:value-type="float">
            <text:p>1</text:p>
          </table:table-cell>
          <table:table-cell table:style-name="ce123" table:formula="of:=[Zeit7.G15]" office:value-type="float" office:value="1" calcext:value-type="float">
            <text:p>1</text:p>
          </table:table-cell>
          <table:table-cell table:style-name="ce123" table:formula="of:=[Zeit7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124" table:formula="of:=1-[.A9]" office:value-type="float" office:value="0" calcext:value-type="float">
            <text:p>0</text:p>
          </table:table-cell>
          <table:table-cell table:style-name="ce124" table:formula="of:=1-[.B9]" office:value-type="float" office:value="0" calcext:value-type="float">
            <text:p>0</text:p>
          </table:table-cell>
          <table:table-cell table:style-name="ce124" table:formula="of:=1-[.C9]" office:value-type="float" office:value="0" calcext:value-type="float">
            <text:p>0</text:p>
          </table:table-cell>
          <table:table-cell table:style-name="ce124" table:formula="of:=1-[.D9]" office:value-type="float" office:value="0" calcext:value-type="float">
            <text:p>0</text:p>
          </table:table-cell>
          <table:table-cell table:style-name="ce124" table:formula="of:=1-[.E9]" office:value-type="float" office:value="0" calcext:value-type="float">
            <text:p>0</text:p>
          </table:table-cell>
          <table:table-cell table:style-name="ce124" table:formula="of:=1-[.F9]" office:value-type="float" office:value="0" calcext:value-type="float">
            <text:p>0</text:p>
          </table:table-cell>
          <table:table-cell table:style-name="ce124" table:formula="of:=1-[.G9]" office:value-type="float" office:value="0" calcext:value-type="float">
            <text:p>0</text:p>
          </table:table-cell>
          <table:table-cell table:style-name="ce124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4" table:formula="of:=1-[.A10]" office:value-type="float" office:value="0" calcext:value-type="float">
            <text:p>0</text:p>
          </table:table-cell>
          <table:table-cell table:style-name="ce124" table:formula="of:=1-[.B10]" office:value-type="float" office:value="1" calcext:value-type="float">
            <text:p>1</text:p>
          </table:table-cell>
          <table:table-cell table:style-name="ce124" table:formula="of:=1-[.C10]" office:value-type="float" office:value="1" calcext:value-type="float">
            <text:p>1</text:p>
          </table:table-cell>
          <table:table-cell table:style-name="ce124" table:formula="of:=1-[.D10]" office:value-type="float" office:value="1" calcext:value-type="float">
            <text:p>1</text:p>
          </table:table-cell>
          <table:table-cell table:style-name="ce124" table:formula="of:=1-[.E10]" office:value-type="float" office:value="1" calcext:value-type="float">
            <text:p>1</text:p>
          </table:table-cell>
          <table:table-cell table:style-name="ce124" table:formula="of:=1-[.F10]" office:value-type="float" office:value="1" calcext:value-type="float">
            <text:p>1</text:p>
          </table:table-cell>
          <table:table-cell table:style-name="ce124" table:formula="of:=1-[.G10]" office:value-type="float" office:value="1" calcext:value-type="float">
            <text:p>1</text:p>
          </table:table-cell>
          <table:table-cell table:style-name="ce124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4" table:formula="of:=1-[.A11]" office:value-type="float" office:value="0" calcext:value-type="float">
            <text:p>0</text:p>
          </table:table-cell>
          <table:table-cell table:style-name="ce124" table:formula="of:=1-[.B11]" office:value-type="float" office:value="1" calcext:value-type="float">
            <text:p>1</text:p>
          </table:table-cell>
          <table:table-cell table:style-name="ce124" table:formula="of:=1-[.C11]" office:value-type="float" office:value="0" calcext:value-type="float">
            <text:p>0</text:p>
          </table:table-cell>
          <table:table-cell table:style-name="ce124" table:formula="of:=1-[.D11]" office:value-type="float" office:value="0" calcext:value-type="float">
            <text:p>0</text:p>
          </table:table-cell>
          <table:table-cell table:style-name="ce124" table:formula="of:=1-[.E11]" office:value-type="float" office:value="1" calcext:value-type="float">
            <text:p>1</text:p>
          </table:table-cell>
          <table:table-cell table:style-name="ce124" table:formula="of:=1-[.F11]" office:value-type="float" office:value="1" calcext:value-type="float">
            <text:p>1</text:p>
          </table:table-cell>
          <table:table-cell table:style-name="ce124" table:formula="of:=1-[.G11]" office:value-type="float" office:value="1" calcext:value-type="float">
            <text:p>1</text:p>
          </table:table-cell>
          <table:table-cell table:style-name="ce124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4" table:formula="of:=1-[.A12]" office:value-type="float" office:value="0" calcext:value-type="float">
            <text:p>0</text:p>
          </table:table-cell>
          <table:table-cell table:style-name="ce124" table:formula="of:=1-[.B12]" office:value-type="float" office:value="1" calcext:value-type="float">
            <text:p>1</text:p>
          </table:table-cell>
          <table:table-cell table:style-name="ce124" table:formula="of:=1-[.C12]" office:value-type="float" office:value="1" calcext:value-type="float">
            <text:p>1</text:p>
          </table:table-cell>
          <table:table-cell table:style-name="ce124" table:formula="of:=1-[.D12]" office:value-type="float" office:value="1" calcext:value-type="float">
            <text:p>1</text:p>
          </table:table-cell>
          <table:table-cell table:style-name="ce124" table:formula="of:=1-[.E12]" office:value-type="float" office:value="1" calcext:value-type="float">
            <text:p>1</text:p>
          </table:table-cell>
          <table:table-cell table:style-name="ce124" table:formula="of:=1-[.F12]" office:value-type="float" office:value="1" calcext:value-type="float">
            <text:p>1</text:p>
          </table:table-cell>
          <table:table-cell table:style-name="ce124" table:formula="of:=1-[.G12]" office:value-type="float" office:value="1" calcext:value-type="float">
            <text:p>1</text:p>
          </table:table-cell>
          <table:table-cell table:style-name="ce124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4" table:formula="of:=1-[.A13]" office:value-type="float" office:value="0" calcext:value-type="float">
            <text:p>0</text:p>
          </table:table-cell>
          <table:table-cell table:style-name="ce124" table:formula="of:=1-[.B13]" office:value-type="float" office:value="1" calcext:value-type="float">
            <text:p>1</text:p>
          </table:table-cell>
          <table:table-cell table:style-name="ce124" table:formula="of:=1-[.C13]" office:value-type="float" office:value="1" calcext:value-type="float">
            <text:p>1</text:p>
          </table:table-cell>
          <table:table-cell table:style-name="ce124" table:formula="of:=1-[.D13]" office:value-type="float" office:value="1" calcext:value-type="float">
            <text:p>1</text:p>
          </table:table-cell>
          <table:table-cell table:style-name="ce124" table:formula="of:=1-[.E13]" office:value-type="float" office:value="1" calcext:value-type="float">
            <text:p>1</text:p>
          </table:table-cell>
          <table:table-cell table:style-name="ce124" table:formula="of:=1-[.F13]" office:value-type="float" office:value="1" calcext:value-type="float">
            <text:p>1</text:p>
          </table:table-cell>
          <table:table-cell table:style-name="ce124" table:formula="of:=1-[.G13]" office:value-type="float" office:value="1" calcext:value-type="float">
            <text:p>1</text:p>
          </table:table-cell>
          <table:table-cell table:style-name="ce124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4" table:formula="of:=1-[.A14]" office:value-type="float" office:value="0" calcext:value-type="float">
            <text:p>0</text:p>
          </table:table-cell>
          <table:table-cell table:style-name="ce124" table:formula="of:=1-[.B14]" office:value-type="float" office:value="1" calcext:value-type="float">
            <text:p>1</text:p>
          </table:table-cell>
          <table:table-cell table:style-name="ce124" table:formula="of:=1-[.C14]" office:value-type="float" office:value="1" calcext:value-type="float">
            <text:p>1</text:p>
          </table:table-cell>
          <table:table-cell table:style-name="ce124" table:formula="of:=1-[.D14]" office:value-type="float" office:value="1" calcext:value-type="float">
            <text:p>1</text:p>
          </table:table-cell>
          <table:table-cell table:style-name="ce124" table:formula="of:=1-[.E14]" office:value-type="float" office:value="1" calcext:value-type="float">
            <text:p>1</text:p>
          </table:table-cell>
          <table:table-cell table:style-name="ce124" table:formula="of:=1-[.F14]" office:value-type="float" office:value="0" calcext:value-type="float">
            <text:p>0</text:p>
          </table:table-cell>
          <table:table-cell table:style-name="ce124" table:formula="of:=1-[.G14]" office:value-type="float" office:value="0" calcext:value-type="float">
            <text:p>0</text:p>
          </table:table-cell>
          <table:table-cell table:style-name="ce124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4" table:formula="of:=1-[.A15]" office:value-type="float" office:value="0" calcext:value-type="float">
            <text:p>0</text:p>
          </table:table-cell>
          <table:table-cell table:style-name="ce124" table:formula="of:=1-[.B15]" office:value-type="float" office:value="0" calcext:value-type="float">
            <text:p>0</text:p>
          </table:table-cell>
          <table:table-cell table:style-name="ce124" table:formula="of:=1-[.C15]" office:value-type="float" office:value="0" calcext:value-type="float">
            <text:p>0</text:p>
          </table:table-cell>
          <table:table-cell table:style-name="ce124" table:formula="of:=1-[.D15]" office:value-type="float" office:value="0" calcext:value-type="float">
            <text:p>0</text:p>
          </table:table-cell>
          <table:table-cell table:style-name="ce124" table:formula="of:=1-[.E15]" office:value-type="float" office:value="0" calcext:value-type="float">
            <text:p>0</text:p>
          </table:table-cell>
          <table:table-cell table:style-name="ce124" table:formula="of:=1-[.F15]" office:value-type="float" office:value="0" calcext:value-type="float">
            <text:p>0</text:p>
          </table:table-cell>
          <table:table-cell table:style-name="ce124" table:formula="of:=1-[.G15]" office:value-type="float" office:value="0" calcext:value-type="float">
            <text:p>0</text:p>
          </table:table-cell>
          <table:table-cell table:style-name="ce124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8.A9:Zeit8.H15">
            <calcext:condition calcext:apply-style-name="blue_dark_background" calcext:value="&gt;0.5" calcext:base-cell-address="Zeit8.A9"/>
            <calcext:condition calcext:apply-style-name="grey_background" calcext:value="&lt;=0.5" calcext:base-cell-address="Zeit8.A9"/>
          </calcext:conditional-format>
          <calcext:conditional-format calcext:target-range-address="Zeit8.A18:Zeit8.H24">
            <calcext:condition calcext:apply-style-name="blue_dark_background" calcext:value="&gt;0.5" calcext:base-cell-address="Zeit8.A18"/>
            <calcext:condition calcext:apply-style-name="grey_background" calcext:value="&lt;=0.5" calcext:base-cell-address="Zeit8.A18"/>
          </calcext:conditional-format>
          <calcext:conditional-format calcext:target-range-address="Zeit8.B2:Zeit8.G2 Zeit8.B5:Zeit8.G6 Zeit8.B3:Zeit8.C4 Zeit8.E3:Zeit8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D3:Zeit8.D4 Zeit8.E3:Zeit8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9" table:style-name="ta1">
        <table:table-column table:style-name="co1" table:number-columns-repeated="14" table:default-cell-style-name="ce1"/>
        <table:table-column table:style-name="co11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16"/>
          <table:table-cell table:style-name="ce15" office:value-type="string" calcext:value-type="string">
            <text:p>Tabelle</text:p>
          </table:table-cell>
          <table:table-cell table:style-name="ce15"/>
          <table:table-cell table:style-name="ce91" table:formula="of:=MID(CELL(&quot;Filename&quot;);FIND(&quot;$&quot;;CELL(&quot;Filename&quot;))+1;99)" office:value-type="string" office:string-value="Zeit9" calcext:value-type="string">
            <text:p>Zeit9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31" table:formula="of:==SUMPRODUCT([Zeit8.B2:.C3];[$Verteilung.B19:$Verteilung.C20])" office:value-type="float" office:value="12.0728403627485" calcext:value-type="float">
            <text:p>12,0728403627485</text:p>
          </table:table-cell>
          <table:table-cell table:style-name="ce131" table:formula="of:=SUMPRODUCT([Zeit8.B2:.D3];[$Verteilung.F19:$Verteilung.H20])" office:value-type="float" office:value="16.0798049537208" calcext:value-type="float">
            <text:p>16,0798049537208</text:p>
          </table:table-cell>
          <table:table-cell table:style-name="ce131" table:formula="of:=SUMPRODUCT([Zeit8.C2:.E3];[$Verteilung.$J$19:$Verteilung.$L$20])" office:value-type="float" office:value="25.2224476351815" calcext:value-type="float">
            <text:p>25,2224476351815</text:p>
          </table:table-cell>
          <table:table-cell table:style-name="ce131" table:formula="of:=SUMPRODUCT([Zeit8.D2:.F3];[$Verteilung.$J$19:$Verteilung.$L$20])" office:value-type="float" office:value="62.5611314416123" calcext:value-type="float">
            <text:p>62,5611314416123</text:p>
          </table:table-cell>
          <table:table-cell table:style-name="ce131" table:formula="of:=SUMPRODUCT([Zeit8.E2:.G3];[$Verteilung.N19:$Verteilung.P20])" office:value-type="float" office:value="160.252049544364" calcext:value-type="float">
            <text:p>160,252049544364</text:p>
          </table:table-cell>
          <table:table-cell table:style-name="ce131" table:formula="of:=SUMPRODUCT([Zeit8.F2:.G3];[$Verteilung.S19:$Verteilung.T20])" office:value-type="float" office:value="281.261737494036" calcext:value-type="float">
            <text:p>281,261737494036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31" table:formula="of:=SUMPRODUCT([Zeit8.B2:.C4];[$Verteilung.B23:$Verteilung.C25])" office:value-type="float" office:value="39.5091736922493" calcext:value-type="float">
            <text:p>39,5091736922493</text:p>
          </table:table-cell>
          <table:table-cell table:style-name="ce131" table:formula="of:=SUMPRODUCT([Zeit8.B2:.D4];[$Verteilung.F23:$Verteilung.H25])" office:value-type="float" office:value="39.9369638343595" calcext:value-type="float">
            <text:p>39,9369638343595</text:p>
          </table:table-cell>
          <table:table-cell table:style-name="ce132" table:formula="of:=SUMPRODUCT([Zeit8.C2:.E4];[$Verteilung.$J$23:$Verteilung.$L$25])" office:value-type="float" office:value="36.6367396741222" calcext:value-type="float">
            <text:p>36,6367396741222</text:p>
          </table:table-cell>
          <table:table-cell table:style-name="ce133" table:formula="of:=SUMPRODUCT([Zeit8.D2:.F4];[$Verteilung.$J$23:$Verteilung.$L$25])" office:value-type="float" office:value="61.8683499361783" calcext:value-type="float">
            <text:p>61,8683499361783</text:p>
          </table:table-cell>
          <table:table-cell table:style-name="ce131" table:formula="of:=SUMPRODUCT([Zeit8.E2:.G4];[$Verteilung.N23:$Verteilung.P25])" office:value-type="float" office:value="127.091339664935" calcext:value-type="float">
            <text:p>127,091339664935</text:p>
          </table:table-cell>
          <table:table-cell table:style-name="ce131" table:formula="of:=SUMPRODUCT([Zeit8.F2:.G4];[$Verteilung.S23:$Verteilung.T25])" office:value-type="float" office:value="156.915359740466" calcext:value-type="float">
            <text:p>156,915359740466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131" table:formula="of:=SUMPRODUCT([Zeit8.B3:.C5];[$Verteilung.B27:$Verteilung.C29])" office:value-type="float" office:value="102.761499131628" calcext:value-type="float">
            <text:p>102,761499131628</text:p>
          </table:table-cell>
          <table:table-cell table:style-name="ce131" table:formula="of:=SUMPRODUCT([Zeit8.B3:.D5];[$Verteilung.F27:$Verteilung.H29])" office:value-type="float" office:value="83.590350173571" calcext:value-type="float">
            <text:p>83,590350173571</text:p>
          </table:table-cell>
          <table:table-cell table:style-name="ce132" table:formula="of:=SUMPRODUCT([Zeit8.C3:.E5];[$Verteilung.$J$27:$Verteilung.$L$29])" office:value-type="float" office:value="45.7681635226484" calcext:value-type="float">
            <text:p>45,7681635226484</text:p>
          </table:table-cell>
          <table:table-cell table:style-name="ce131" table:formula="of:=SUMPRODUCT([Zeit8.D3:.F5];[$Verteilung.$J$27:$Verteilung.$L$29])" office:value-type="float" office:value="39.2477554346504" calcext:value-type="float">
            <text:p>39,2477554346504</text:p>
          </table:table-cell>
          <table:table-cell table:style-name="ce131" table:formula="of:=SUMPRODUCT([Zeit8.E3:.G5];[$Verteilung.N27:$Verteilung.P29])" office:value-type="float" office:value="53.7032911061287" calcext:value-type="float">
            <text:p>53,7032911061287</text:p>
          </table:table-cell>
          <table:table-cell table:style-name="ce131" table:formula="of:=SUMPRODUCT([Zeit8.F3:.G5];[$Verteilung.S27:$Verteilung.T29])" office:value-type="float" office:value="54.6567010937873" calcext:value-type="float">
            <text:p>54,6567010937873</text:p>
          </table:table-cell>
          <table:table-cell table:number-columns-repeated="1017"/>
        </table:table-row>
        <table:table-row table:style-name="ro1">
          <table:table-cell/>
          <table:table-cell table:style-name="ce131" table:formula="of:=SUMPRODUCT([Zeit8.B4:.C6];[$Verteilung.B31:$Verteilung.C33])" office:value-type="float" office:value="171.402499066317" calcext:value-type="float">
            <text:p>171,402499066317</text:p>
          </table:table-cell>
          <table:table-cell table:style-name="ce131" table:formula="of:=SUMPRODUCT([Zeit8.B4:.D6];[$Verteilung.F31:$Verteilung.H33])" office:value-type="float" office:value="114.010303702251" calcext:value-type="float">
            <text:p>114,010303702251</text:p>
          </table:table-cell>
          <table:table-cell table:style-name="ce131" table:formula="of:=SUMPRODUCT([Zeit8.C4:.E6];[$Verteilung.$J$31:$Verteilung.$L$33])" office:value-type="float" office:value="51.3246312268981" calcext:value-type="float">
            <text:p>51,3246312268981</text:p>
          </table:table-cell>
          <table:table-cell table:style-name="ce131" table:formula="of:=SUMPRODUCT([Zeit8.D4:.F6];[$Verteilung.$J$31:$Verteilung.$L$33])" office:value-type="float" office:value="22.8034792115685" calcext:value-type="float">
            <text:p>22,8034792115685</text:p>
          </table:table-cell>
          <table:table-cell table:style-name="ce131" table:formula="of:=SUMPRODUCT([Zeit8.E4:.G6];[$Verteilung.N31:$Verteilung.P33])" office:value-type="float" office:value="17.122240828183" calcext:value-type="float">
            <text:p>17,122240828183</text:p>
          </table:table-cell>
          <table:table-cell table:style-name="ce131" table:formula="of:=SUMPRODUCT([Zeit8.F4:.G6];[$Verteilung.S31:$Verteilung.T33])" office:value-type="float" office:value="13.9153944774608" calcext:value-type="float">
            <text:p>13,9153944774608</text:p>
          </table:table-cell>
          <table:table-cell table:number-columns-repeated="1017"/>
        </table:table-row>
        <table:table-row table:style-name="ro1">
          <table:table-cell/>
          <table:table-cell table:style-name="ce131" table:formula="of:=SUMPRODUCT([Zeit8.B5:.C6];[$Verteilung.B36:$Verteilung.C37])" office:value-type="float" office:value="138.08392266918" calcext:value-type="float">
            <text:p>138,08392266918</text:p>
          </table:table-cell>
          <table:table-cell table:style-name="ce131" table:formula="of:=SUMPRODUCT([Zeit8.B5:.D6];[$Verteilung.F36:$Verteilung.H37])" office:value-type="float" office:value="106.611664038896" calcext:value-type="float">
            <text:p>106,611664038896</text:p>
          </table:table-cell>
          <table:table-cell table:style-name="ce131" table:formula="of:=SUMPRODUCT([Zeit8.C5:.E6];[$Verteilung.$J$36:$Verteilung.$L$37])" office:value-type="float" office:value="43.5716584974674" calcext:value-type="float">
            <text:p>43,5716584974674</text:p>
          </table:table-cell>
          <table:table-cell table:style-name="ce131" table:formula="of:=SUMPRODUCT([Zeit8.D5:.F6];[$Verteilung.$J$36:$Verteilung.$L$37])" office:value-type="float" office:value="13.6487582668859" calcext:value-type="float">
            <text:p>13,6487582668859</text:p>
          </table:table-cell>
          <table:table-cell table:style-name="ce131" table:formula="of:=SUMPRODUCT([Zeit8.E5:.G6];[$Verteilung.N36:$Verteilung.P37])" office:value-type="float" office:value="5.3379850622084" calcext:value-type="float">
            <text:p>5,3379850622084</text:p>
          </table:table-cell>
          <table:table-cell table:style-name="ce131" table:formula="of:=SUMPRODUCT([Zeit8.F5:.G6];[$Verteilung.S36:$Verteilung.T37])" office:value-type="float" office:value="3.03176451629684" calcext:value-type="float">
            <text:p>3,0317645162968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8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129" table:formula="of:=[Zeit8.A9]" office:value-type="float" office:value="1" calcext:value-type="float">
            <text:p>1</text:p>
          </table:table-cell>
          <table:table-cell table:style-name="ce129" table:formula="of:=[Zeit8.B9]" office:value-type="float" office:value="1" calcext:value-type="float">
            <text:p>1</text:p>
          </table:table-cell>
          <table:table-cell table:style-name="ce129" table:formula="of:=[Zeit8.C9]" office:value-type="float" office:value="1" calcext:value-type="float">
            <text:p>1</text:p>
          </table:table-cell>
          <table:table-cell table:style-name="ce129" table:formula="of:=[Zeit8.D9]" office:value-type="float" office:value="1" calcext:value-type="float">
            <text:p>1</text:p>
          </table:table-cell>
          <table:table-cell table:style-name="ce129" table:formula="of:=[Zeit8.E9]" office:value-type="float" office:value="1" calcext:value-type="float">
            <text:p>1</text:p>
          </table:table-cell>
          <table:table-cell table:style-name="ce129" table:formula="of:=[Zeit8.F9]" office:value-type="float" office:value="1" calcext:value-type="float">
            <text:p>1</text:p>
          </table:table-cell>
          <table:table-cell table:style-name="ce129" table:formula="of:=[Zeit8.G9]" office:value-type="float" office:value="1" calcext:value-type="float">
            <text:p>1</text:p>
          </table:table-cell>
          <table:table-cell table:style-name="ce129" table:formula="of:=[Zeit8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9" table:formula="of:=[Zeit8.A10]" office:value-type="float" office:value="1" calcext:value-type="float">
            <text:p>1</text:p>
          </table:table-cell>
          <table:table-cell table:style-name="ce129" table:formula="of:=[Zeit8.B10]" office:value-type="float" office:value="0" calcext:value-type="float">
            <text:p>0</text:p>
          </table:table-cell>
          <table:table-cell table:style-name="ce129" table:formula="of:=[Zeit8.C10]" office:value-type="float" office:value="0" calcext:value-type="float">
            <text:p>0</text:p>
          </table:table-cell>
          <table:table-cell table:style-name="ce129" table:formula="of:=[Zeit8.D10]" office:value-type="float" office:value="0" calcext:value-type="float">
            <text:p>0</text:p>
          </table:table-cell>
          <table:table-cell table:style-name="ce129" table:formula="of:=[Zeit8.E10]" office:value-type="float" office:value="0" calcext:value-type="float">
            <text:p>0</text:p>
          </table:table-cell>
          <table:table-cell table:style-name="ce129" table:formula="of:=[Zeit8.F10]" office:value-type="float" office:value="0" calcext:value-type="float">
            <text:p>0</text:p>
          </table:table-cell>
          <table:table-cell table:style-name="ce129" table:formula="of:=[Zeit8.G10]" office:value-type="float" office:value="0" calcext:value-type="float">
            <text:p>0</text:p>
          </table:table-cell>
          <table:table-cell table:style-name="ce129" table:formula="of:=[Zeit8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9" table:formula="of:=[Zeit8.A11]" office:value-type="float" office:value="1" calcext:value-type="float">
            <text:p>1</text:p>
          </table:table-cell>
          <table:table-cell table:style-name="ce129" table:formula="of:=[Zeit8.B11]" office:value-type="float" office:value="0" calcext:value-type="float">
            <text:p>0</text:p>
          </table:table-cell>
          <table:table-cell table:style-name="ce129" table:formula="of:=[Zeit8.C11]" office:value-type="float" office:value="1" calcext:value-type="float">
            <text:p>1</text:p>
          </table:table-cell>
          <table:table-cell table:style-name="ce129" table:formula="of:=[Zeit8.D11]" office:value-type="float" office:value="1" calcext:value-type="float">
            <text:p>1</text:p>
          </table:table-cell>
          <table:table-cell table:style-name="ce129" table:formula="of:=[Zeit8.E11]" office:value-type="float" office:value="0" calcext:value-type="float">
            <text:p>0</text:p>
          </table:table-cell>
          <table:table-cell table:style-name="ce129" table:formula="of:=[Zeit8.F11]" office:value-type="float" office:value="0" calcext:value-type="float">
            <text:p>0</text:p>
          </table:table-cell>
          <table:table-cell table:style-name="ce129" table:formula="of:=[Zeit8.G11]" office:value-type="float" office:value="0" calcext:value-type="float">
            <text:p>0</text:p>
          </table:table-cell>
          <table:table-cell table:style-name="ce129" table:formula="of:=[Zeit8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9" table:formula="of:=[Zeit8.A12]" office:value-type="float" office:value="1" calcext:value-type="float">
            <text:p>1</text:p>
          </table:table-cell>
          <table:table-cell table:style-name="ce129" table:formula="of:=[Zeit8.B12]" office:value-type="float" office:value="0" calcext:value-type="float">
            <text:p>0</text:p>
          </table:table-cell>
          <table:table-cell table:style-name="ce129" table:formula="of:=[Zeit8.C12]" office:value-type="float" office:value="0" calcext:value-type="float">
            <text:p>0</text:p>
          </table:table-cell>
          <table:table-cell table:style-name="ce129" table:formula="of:=[Zeit8.D12]" office:value-type="float" office:value="0" calcext:value-type="float">
            <text:p>0</text:p>
          </table:table-cell>
          <table:table-cell table:style-name="ce129" table:formula="of:=[Zeit8.E12]" office:value-type="float" office:value="0" calcext:value-type="float">
            <text:p>0</text:p>
          </table:table-cell>
          <table:table-cell table:style-name="ce129" table:formula="of:=[Zeit8.F12]" office:value-type="float" office:value="0" calcext:value-type="float">
            <text:p>0</text:p>
          </table:table-cell>
          <table:table-cell table:style-name="ce129" table:formula="of:=[Zeit8.G12]" office:value-type="float" office:value="0" calcext:value-type="float">
            <text:p>0</text:p>
          </table:table-cell>
          <table:table-cell table:style-name="ce129" table:formula="of:=[Zeit8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9" table:formula="of:=[Zeit8.A13]" office:value-type="float" office:value="1" calcext:value-type="float">
            <text:p>1</text:p>
          </table:table-cell>
          <table:table-cell table:style-name="ce129" table:formula="of:=[Zeit8.B13]" office:value-type="float" office:value="0" calcext:value-type="float">
            <text:p>0</text:p>
          </table:table-cell>
          <table:table-cell table:style-name="ce129" table:formula="of:=[Zeit8.C13]" office:value-type="float" office:value="0" calcext:value-type="float">
            <text:p>0</text:p>
          </table:table-cell>
          <table:table-cell table:style-name="ce129" table:formula="of:=[Zeit8.D13]" office:value-type="float" office:value="0" calcext:value-type="float">
            <text:p>0</text:p>
          </table:table-cell>
          <table:table-cell table:style-name="ce129" table:formula="of:=[Zeit8.E13]" office:value-type="float" office:value="0" calcext:value-type="float">
            <text:p>0</text:p>
          </table:table-cell>
          <table:table-cell table:style-name="ce129" table:formula="of:=[Zeit8.F13]" office:value-type="float" office:value="0" calcext:value-type="float">
            <text:p>0</text:p>
          </table:table-cell>
          <table:table-cell table:style-name="ce129" table:formula="of:=[Zeit8.G13]" office:value-type="float" office:value="0" calcext:value-type="float">
            <text:p>0</text:p>
          </table:table-cell>
          <table:table-cell table:style-name="ce129" table:formula="of:=[Zeit8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9" table:formula="of:=[Zeit8.A14]" office:value-type="float" office:value="1" calcext:value-type="float">
            <text:p>1</text:p>
          </table:table-cell>
          <table:table-cell table:style-name="ce129" table:formula="of:=[Zeit8.B14]" office:value-type="float" office:value="0" calcext:value-type="float">
            <text:p>0</text:p>
          </table:table-cell>
          <table:table-cell table:style-name="ce129" table:formula="of:=[Zeit8.C14]" office:value-type="float" office:value="0" calcext:value-type="float">
            <text:p>0</text:p>
          </table:table-cell>
          <table:table-cell table:style-name="ce129" table:formula="of:=[Zeit8.D14]" office:value-type="float" office:value="0" calcext:value-type="float">
            <text:p>0</text:p>
          </table:table-cell>
          <table:table-cell table:style-name="ce129" table:formula="of:=[Zeit8.E14]" office:value-type="float" office:value="0" calcext:value-type="float">
            <text:p>0</text:p>
          </table:table-cell>
          <table:table-cell table:style-name="ce129" table:formula="of:=[Zeit8.F14]" office:value-type="float" office:value="1" calcext:value-type="float">
            <text:p>1</text:p>
          </table:table-cell>
          <table:table-cell table:style-name="ce129" table:formula="of:=[Zeit8.G14]" office:value-type="float" office:value="1" calcext:value-type="float">
            <text:p>1</text:p>
          </table:table-cell>
          <table:table-cell table:style-name="ce129" table:formula="of:=[Zeit8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9" table:formula="of:=[Zeit8.A15]" office:value-type="float" office:value="1" calcext:value-type="float">
            <text:p>1</text:p>
          </table:table-cell>
          <table:table-cell table:style-name="ce129" table:formula="of:=[Zeit8.B15]" office:value-type="float" office:value="1" calcext:value-type="float">
            <text:p>1</text:p>
          </table:table-cell>
          <table:table-cell table:style-name="ce129" table:formula="of:=[Zeit8.C15]" office:value-type="float" office:value="1" calcext:value-type="float">
            <text:p>1</text:p>
          </table:table-cell>
          <table:table-cell table:style-name="ce129" table:formula="of:=[Zeit8.D15]" office:value-type="float" office:value="1" calcext:value-type="float">
            <text:p>1</text:p>
          </table:table-cell>
          <table:table-cell table:style-name="ce129" table:formula="of:=[Zeit8.E15]" office:value-type="float" office:value="1" calcext:value-type="float">
            <text:p>1</text:p>
          </table:table-cell>
          <table:table-cell table:style-name="ce129" table:formula="of:=[Zeit8.F15]" office:value-type="float" office:value="1" calcext:value-type="float">
            <text:p>1</text:p>
          </table:table-cell>
          <table:table-cell table:style-name="ce129" table:formula="of:=[Zeit8.G15]" office:value-type="float" office:value="1" calcext:value-type="float">
            <text:p>1</text:p>
          </table:table-cell>
          <table:table-cell table:style-name="ce129" table:formula="of:=[Zeit8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130" table:formula="of:=1-[.A9]" office:value-type="float" office:value="0" calcext:value-type="float">
            <text:p>0</text:p>
          </table:table-cell>
          <table:table-cell table:style-name="ce130" table:formula="of:=1-[.B9]" office:value-type="float" office:value="0" calcext:value-type="float">
            <text:p>0</text:p>
          </table:table-cell>
          <table:table-cell table:style-name="ce130" table:formula="of:=1-[.C9]" office:value-type="float" office:value="0" calcext:value-type="float">
            <text:p>0</text:p>
          </table:table-cell>
          <table:table-cell table:style-name="ce130" table:formula="of:=1-[.D9]" office:value-type="float" office:value="0" calcext:value-type="float">
            <text:p>0</text:p>
          </table:table-cell>
          <table:table-cell table:style-name="ce130" table:formula="of:=1-[.E9]" office:value-type="float" office:value="0" calcext:value-type="float">
            <text:p>0</text:p>
          </table:table-cell>
          <table:table-cell table:style-name="ce130" table:formula="of:=1-[.F9]" office:value-type="float" office:value="0" calcext:value-type="float">
            <text:p>0</text:p>
          </table:table-cell>
          <table:table-cell table:style-name="ce130" table:formula="of:=1-[.G9]" office:value-type="float" office:value="0" calcext:value-type="float">
            <text:p>0</text:p>
          </table:table-cell>
          <table:table-cell table:style-name="ce130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0" table:formula="of:=1-[.A10]" office:value-type="float" office:value="0" calcext:value-type="float">
            <text:p>0</text:p>
          </table:table-cell>
          <table:table-cell table:style-name="ce130" table:formula="of:=1-[.B10]" office:value-type="float" office:value="1" calcext:value-type="float">
            <text:p>1</text:p>
          </table:table-cell>
          <table:table-cell table:style-name="ce130" table:formula="of:=1-[.C10]" office:value-type="float" office:value="1" calcext:value-type="float">
            <text:p>1</text:p>
          </table:table-cell>
          <table:table-cell table:style-name="ce130" table:formula="of:=1-[.D10]" office:value-type="float" office:value="1" calcext:value-type="float">
            <text:p>1</text:p>
          </table:table-cell>
          <table:table-cell table:style-name="ce130" table:formula="of:=1-[.E10]" office:value-type="float" office:value="1" calcext:value-type="float">
            <text:p>1</text:p>
          </table:table-cell>
          <table:table-cell table:style-name="ce130" table:formula="of:=1-[.F10]" office:value-type="float" office:value="1" calcext:value-type="float">
            <text:p>1</text:p>
          </table:table-cell>
          <table:table-cell table:style-name="ce130" table:formula="of:=1-[.G10]" office:value-type="float" office:value="1" calcext:value-type="float">
            <text:p>1</text:p>
          </table:table-cell>
          <table:table-cell table:style-name="ce130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0" table:formula="of:=1-[.A11]" office:value-type="float" office:value="0" calcext:value-type="float">
            <text:p>0</text:p>
          </table:table-cell>
          <table:table-cell table:style-name="ce130" table:formula="of:=1-[.B11]" office:value-type="float" office:value="1" calcext:value-type="float">
            <text:p>1</text:p>
          </table:table-cell>
          <table:table-cell table:style-name="ce130" table:formula="of:=1-[.C11]" office:value-type="float" office:value="0" calcext:value-type="float">
            <text:p>0</text:p>
          </table:table-cell>
          <table:table-cell table:style-name="ce130" table:formula="of:=1-[.D11]" office:value-type="float" office:value="0" calcext:value-type="float">
            <text:p>0</text:p>
          </table:table-cell>
          <table:table-cell table:style-name="ce130" table:formula="of:=1-[.E11]" office:value-type="float" office:value="1" calcext:value-type="float">
            <text:p>1</text:p>
          </table:table-cell>
          <table:table-cell table:style-name="ce130" table:formula="of:=1-[.F11]" office:value-type="float" office:value="1" calcext:value-type="float">
            <text:p>1</text:p>
          </table:table-cell>
          <table:table-cell table:style-name="ce130" table:formula="of:=1-[.G11]" office:value-type="float" office:value="1" calcext:value-type="float">
            <text:p>1</text:p>
          </table:table-cell>
          <table:table-cell table:style-name="ce130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0" table:formula="of:=1-[.A12]" office:value-type="float" office:value="0" calcext:value-type="float">
            <text:p>0</text:p>
          </table:table-cell>
          <table:table-cell table:style-name="ce130" table:formula="of:=1-[.B12]" office:value-type="float" office:value="1" calcext:value-type="float">
            <text:p>1</text:p>
          </table:table-cell>
          <table:table-cell table:style-name="ce130" table:formula="of:=1-[.C12]" office:value-type="float" office:value="1" calcext:value-type="float">
            <text:p>1</text:p>
          </table:table-cell>
          <table:table-cell table:style-name="ce130" table:formula="of:=1-[.D12]" office:value-type="float" office:value="1" calcext:value-type="float">
            <text:p>1</text:p>
          </table:table-cell>
          <table:table-cell table:style-name="ce130" table:formula="of:=1-[.E12]" office:value-type="float" office:value="1" calcext:value-type="float">
            <text:p>1</text:p>
          </table:table-cell>
          <table:table-cell table:style-name="ce130" table:formula="of:=1-[.F12]" office:value-type="float" office:value="1" calcext:value-type="float">
            <text:p>1</text:p>
          </table:table-cell>
          <table:table-cell table:style-name="ce130" table:formula="of:=1-[.G12]" office:value-type="float" office:value="1" calcext:value-type="float">
            <text:p>1</text:p>
          </table:table-cell>
          <table:table-cell table:style-name="ce130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0" table:formula="of:=1-[.A13]" office:value-type="float" office:value="0" calcext:value-type="float">
            <text:p>0</text:p>
          </table:table-cell>
          <table:table-cell table:style-name="ce130" table:formula="of:=1-[.B13]" office:value-type="float" office:value="1" calcext:value-type="float">
            <text:p>1</text:p>
          </table:table-cell>
          <table:table-cell table:style-name="ce130" table:formula="of:=1-[.C13]" office:value-type="float" office:value="1" calcext:value-type="float">
            <text:p>1</text:p>
          </table:table-cell>
          <table:table-cell table:style-name="ce130" table:formula="of:=1-[.D13]" office:value-type="float" office:value="1" calcext:value-type="float">
            <text:p>1</text:p>
          </table:table-cell>
          <table:table-cell table:style-name="ce130" table:formula="of:=1-[.E13]" office:value-type="float" office:value="1" calcext:value-type="float">
            <text:p>1</text:p>
          </table:table-cell>
          <table:table-cell table:style-name="ce130" table:formula="of:=1-[.F13]" office:value-type="float" office:value="1" calcext:value-type="float">
            <text:p>1</text:p>
          </table:table-cell>
          <table:table-cell table:style-name="ce130" table:formula="of:=1-[.G13]" office:value-type="float" office:value="1" calcext:value-type="float">
            <text:p>1</text:p>
          </table:table-cell>
          <table:table-cell table:style-name="ce130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0" table:formula="of:=1-[.A14]" office:value-type="float" office:value="0" calcext:value-type="float">
            <text:p>0</text:p>
          </table:table-cell>
          <table:table-cell table:style-name="ce130" table:formula="of:=1-[.B14]" office:value-type="float" office:value="1" calcext:value-type="float">
            <text:p>1</text:p>
          </table:table-cell>
          <table:table-cell table:style-name="ce130" table:formula="of:=1-[.C14]" office:value-type="float" office:value="1" calcext:value-type="float">
            <text:p>1</text:p>
          </table:table-cell>
          <table:table-cell table:style-name="ce130" table:formula="of:=1-[.D14]" office:value-type="float" office:value="1" calcext:value-type="float">
            <text:p>1</text:p>
          </table:table-cell>
          <table:table-cell table:style-name="ce130" table:formula="of:=1-[.E14]" office:value-type="float" office:value="1" calcext:value-type="float">
            <text:p>1</text:p>
          </table:table-cell>
          <table:table-cell table:style-name="ce130" table:formula="of:=1-[.F14]" office:value-type="float" office:value="0" calcext:value-type="float">
            <text:p>0</text:p>
          </table:table-cell>
          <table:table-cell table:style-name="ce130" table:formula="of:=1-[.G14]" office:value-type="float" office:value="0" calcext:value-type="float">
            <text:p>0</text:p>
          </table:table-cell>
          <table:table-cell table:style-name="ce130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0" table:formula="of:=1-[.A15]" office:value-type="float" office:value="0" calcext:value-type="float">
            <text:p>0</text:p>
          </table:table-cell>
          <table:table-cell table:style-name="ce130" table:formula="of:=1-[.B15]" office:value-type="float" office:value="0" calcext:value-type="float">
            <text:p>0</text:p>
          </table:table-cell>
          <table:table-cell table:style-name="ce130" table:formula="of:=1-[.C15]" office:value-type="float" office:value="0" calcext:value-type="float">
            <text:p>0</text:p>
          </table:table-cell>
          <table:table-cell table:style-name="ce130" table:formula="of:=1-[.D15]" office:value-type="float" office:value="0" calcext:value-type="float">
            <text:p>0</text:p>
          </table:table-cell>
          <table:table-cell table:style-name="ce130" table:formula="of:=1-[.E15]" office:value-type="float" office:value="0" calcext:value-type="float">
            <text:p>0</text:p>
          </table:table-cell>
          <table:table-cell table:style-name="ce130" table:formula="of:=1-[.F15]" office:value-type="float" office:value="0" calcext:value-type="float">
            <text:p>0</text:p>
          </table:table-cell>
          <table:table-cell table:style-name="ce130" table:formula="of:=1-[.G15]" office:value-type="float" office:value="0" calcext:value-type="float">
            <text:p>0</text:p>
          </table:table-cell>
          <table:table-cell table:style-name="ce130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9.A9:Zeit9.H15">
            <calcext:condition calcext:apply-style-name="blue_dark_background" calcext:value="&gt;0.5" calcext:base-cell-address="Zeit9.A9"/>
            <calcext:condition calcext:apply-style-name="grey_background" calcext:value="&lt;=0.5" calcext:base-cell-address="Zeit9.A9"/>
          </calcext:conditional-format>
          <calcext:conditional-format calcext:target-range-address="Zeit9.A18:Zeit9.H24">
            <calcext:condition calcext:apply-style-name="blue_dark_background" calcext:value="&gt;0.5" calcext:base-cell-address="Zeit9.A18"/>
            <calcext:condition calcext:apply-style-name="grey_background" calcext:value="&lt;=0.5" calcext:base-cell-address="Zeit9.A18"/>
          </calcext:conditional-format>
          <calcext:conditional-format calcext:target-range-address="Zeit9.B2:Zeit9.G2 Zeit9.B5:Zeit9.G6 Zeit9.B3:Zeit9.C4 Zeit9.E3:Zeit9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D3:Zeit9.D4 Zeit9.E3:Zeit9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0" table:style-name="ta1">
        <table:table-column table:style-name="co1" table:number-columns-repeated="14" table:default-cell-style-name="ce1"/>
        <table:table-column table:style-name="co12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16"/>
          <table:table-cell table:style-name="ce15" office:value-type="string" calcext:value-type="string">
            <text:p>Tabelle</text:p>
          </table:table-cell>
          <table:table-cell table:style-name="ce15"/>
          <table:table-cell table:style-name="ce91" table:formula="of:=MID(CELL(&quot;Filename&quot;);FIND(&quot;$&quot;;CELL(&quot;Filename&quot;))+1;99)" office:value-type="string" office:string-value="Zeit10" calcext:value-type="string">
            <text:p>Zeit10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36" table:formula="of:==SUMPRODUCT([Zeit9.B2:.C3];[$Verteilung.B19:$Verteilung.C20])" office:value-type="float" office:value="14.5875816985768" calcext:value-type="float">
            <text:p>14,5875816985768</text:p>
          </table:table-cell>
          <table:table-cell table:style-name="ce136" table:formula="of:=SUMPRODUCT([Zeit9.B2:.D3];[$Verteilung.F19:$Verteilung.H20])" office:value-type="float" office:value="19.1189544796447" calcext:value-type="float">
            <text:p>19,1189544796447</text:p>
          </table:table-cell>
          <table:table-cell table:style-name="ce136" table:formula="of:=SUMPRODUCT([Zeit9.C2:.E3];[$Verteilung.$J$19:$Verteilung.$L$20])" office:value-type="float" office:value="28.7943982458472" calcext:value-type="float">
            <text:p>28,7943982458472</text:p>
          </table:table-cell>
          <table:table-cell table:style-name="ce136" table:formula="of:=SUMPRODUCT([Zeit9.D2:.F3];[$Verteilung.$J$19:$Verteilung.$L$20])" office:value-type="float" office:value="66.2865634222644" calcext:value-type="float">
            <text:p>66,2865634222644</text:p>
          </table:table-cell>
          <table:table-cell table:style-name="ce136" table:formula="of:=SUMPRODUCT([Zeit9.E2:.G3];[$Verteilung.N19:$Verteilung.P20])" office:value-type="float" office:value="156.149138244" calcext:value-type="float">
            <text:p>156,149138244</text:p>
          </table:table-cell>
          <table:table-cell table:style-name="ce136" table:formula="of:=SUMPRODUCT([Zeit9.F2:.G3];[$Verteilung.S19:$Verteilung.T20])" office:value-type="float" office:value="255.839095518314" calcext:value-type="float">
            <text:p>255,839095518314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36" table:formula="of:=SUMPRODUCT([Zeit9.B2:.C4];[$Verteilung.B23:$Verteilung.C25])" office:value-type="float" office:value="41.7944885081449" calcext:value-type="float">
            <text:p>41,7944885081449</text:p>
          </table:table-cell>
          <table:table-cell table:style-name="ce136" table:formula="of:=SUMPRODUCT([Zeit9.B2:.D4];[$Verteilung.F23:$Verteilung.H25])" office:value-type="float" office:value="42.7758839187702" calcext:value-type="float">
            <text:p>42,7758839187702</text:p>
          </table:table-cell>
          <table:table-cell table:style-name="ce137" table:formula="of:=SUMPRODUCT([Zeit9.C2:.E4];[$Verteilung.$J$23:$Verteilung.$L$25])" office:value-type="float" office:value="40.4461559045969" calcext:value-type="float">
            <text:p>40,4461559045969</text:p>
          </table:table-cell>
          <table:table-cell table:style-name="ce138" table:formula="of:=SUMPRODUCT([Zeit9.D2:.F4];[$Verteilung.$J$23:$Verteilung.$L$25])" office:value-type="float" office:value="65.4260384031766" calcext:value-type="float">
            <text:p>65,4260384031766</text:p>
          </table:table-cell>
          <table:table-cell table:style-name="ce136" table:formula="of:=SUMPRODUCT([Zeit9.E2:.G4];[$Verteilung.N23:$Verteilung.P25])" office:value-type="float" office:value="126.13959570584" calcext:value-type="float">
            <text:p>126,13959570584</text:p>
          </table:table-cell>
          <table:table-cell table:style-name="ce136" table:formula="of:=SUMPRODUCT([Zeit9.F2:.G4];[$Verteilung.S23:$Verteilung.T25])" office:value-type="float" office:value="153.046000117586" calcext:value-type="float">
            <text:p>153,046000117586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136" table:formula="of:=SUMPRODUCT([Zeit9.B3:.C5];[$Verteilung.B27:$Verteilung.C29])" office:value-type="float" office:value="98.5829829909759" calcext:value-type="float">
            <text:p>98,5829829909759</text:p>
          </table:table-cell>
          <table:table-cell table:style-name="ce136" table:formula="of:=SUMPRODUCT([Zeit9.B3:.D5];[$Verteilung.F27:$Verteilung.H29])" office:value-type="float" office:value="82.4704819153142" calcext:value-type="float">
            <text:p>82,4704819153142</text:p>
          </table:table-cell>
          <table:table-cell table:style-name="ce137" table:formula="of:=SUMPRODUCT([Zeit9.C3:.E5];[$Verteilung.$J$27:$Verteilung.$L$29])" office:value-type="float" office:value="49.1183679550228" calcext:value-type="float">
            <text:p>49,1183679550228</text:p>
          </table:table-cell>
          <table:table-cell table:style-name="ce136" table:formula="of:=SUMPRODUCT([Zeit9.D3:.F5];[$Verteilung.$J$27:$Verteilung.$L$29])" office:value-type="float" office:value="43.2635218613306" calcext:value-type="float">
            <text:p>43,2635218613306</text:p>
          </table:table-cell>
          <table:table-cell table:style-name="ce136" table:formula="of:=SUMPRODUCT([Zeit9.E3:.G5];[$Verteilung.N27:$Verteilung.P29])" office:value-type="float" office:value="57.511445786426" calcext:value-type="float">
            <text:p>57,511445786426</text:p>
          </table:table-cell>
          <table:table-cell table:style-name="ce136" table:formula="of:=SUMPRODUCT([Zeit9.F3:.G5];[$Verteilung.S27:$Verteilung.T29])" office:value-type="float" office:value="58.4353285254506" calcext:value-type="float">
            <text:p>58,4353285254506</text:p>
          </table:table-cell>
          <table:table-cell table:number-columns-repeated="1017"/>
        </table:table-row>
        <table:table-row table:style-name="ro1">
          <table:table-cell/>
          <table:table-cell table:style-name="ce136" table:formula="of:=SUMPRODUCT([Zeit9.B4:.C6];[$Verteilung.B31:$Verteilung.C33])" office:value-type="float" office:value="155.860958958856" calcext:value-type="float">
            <text:p>155,860958958856</text:p>
          </table:table-cell>
          <table:table-cell table:style-name="ce136" table:formula="of:=SUMPRODUCT([Zeit9.B4:.D6];[$Verteilung.F31:$Verteilung.H33])" office:value-type="float" office:value="111.290715509054" calcext:value-type="float">
            <text:p>111,290715509054</text:p>
          </table:table-cell>
          <table:table-cell table:style-name="ce136" table:formula="of:=SUMPRODUCT([Zeit9.C4:.E6];[$Verteilung.$J$31:$Verteilung.$L$33])" office:value-type="float" office:value="54.5866001655386" calcext:value-type="float">
            <text:p>54,5866001655386</text:p>
          </table:table-cell>
          <table:table-cell table:style-name="ce136" table:formula="of:=SUMPRODUCT([Zeit9.D4:.F6];[$Verteilung.$J$31:$Verteilung.$L$33])" office:value-type="float" office:value="26.6621947739648" calcext:value-type="float">
            <text:p>26,6621947739648</text:p>
          </table:table-cell>
          <table:table-cell table:style-name="ce136" table:formula="of:=SUMPRODUCT([Zeit9.E4:.G6];[$Verteilung.N31:$Verteilung.P33])" office:value-type="float" office:value="20.4656283975655" calcext:value-type="float">
            <text:p>20,4656283975655</text:p>
          </table:table-cell>
          <table:table-cell table:style-name="ce136" table:formula="of:=SUMPRODUCT([Zeit9.F4:.G6];[$Verteilung.S31:$Verteilung.T33])" office:value-type="float" office:value="16.6908696312277" calcext:value-type="float">
            <text:p>16,6908696312277</text:p>
          </table:table-cell>
          <table:table-cell table:number-columns-repeated="1017"/>
        </table:table-row>
        <table:table-row table:style-name="ro1">
          <table:table-cell/>
          <table:table-cell table:style-name="ce136" table:formula="of:=SUMPRODUCT([Zeit9.B5:.C6];[$Verteilung.B36:$Verteilung.C37])" office:value-type="float" office:value="134.382322935312" calcext:value-type="float">
            <text:p>134,382322935312</text:p>
          </table:table-cell>
          <table:table-cell table:style-name="ce136" table:formula="of:=SUMPRODUCT([Zeit9.B5:.D6];[$Verteilung.F36:$Verteilung.H37])" office:value-type="float" office:value="105.431922562245" calcext:value-type="float">
            <text:p>105,431922562245</text:p>
          </table:table-cell>
          <table:table-cell table:style-name="ce136" table:formula="of:=SUMPRODUCT([Zeit9.C5:.E6];[$Verteilung.$J$36:$Verteilung.$L$37])" office:value-type="float" office:value="46.8765538260992" calcext:value-type="float">
            <text:p>46,8765538260992</text:p>
          </table:table-cell>
          <table:table-cell table:style-name="ce136" table:formula="of:=SUMPRODUCT([Zeit9.D5:.F6];[$Verteilung.$J$36:$Verteilung.$L$37])" office:value-type="float" office:value="16.5641187525882" calcext:value-type="float">
            <text:p>16,5641187525882</text:p>
          </table:table-cell>
          <table:table-cell table:style-name="ce136" table:formula="of:=SUMPRODUCT([Zeit9.E5:.G6];[$Verteilung.N36:$Verteilung.P37])" office:value-type="float" office:value="7.18701406821745" calcext:value-type="float">
            <text:p>7,18701406821745</text:p>
          </table:table-cell>
          <table:table-cell table:style-name="ce136" table:formula="of:=SUMPRODUCT([Zeit9.F5:.G6];[$Verteilung.S36:$Verteilung.T37])" office:value-type="float" office:value="4.21507721804981" calcext:value-type="float">
            <text:p>4,2150772180498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9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134" table:formula="of:=[Zeit9.A9]" office:value-type="float" office:value="1" calcext:value-type="float">
            <text:p>1</text:p>
          </table:table-cell>
          <table:table-cell table:style-name="ce134" table:formula="of:=[Zeit9.B9]" office:value-type="float" office:value="1" calcext:value-type="float">
            <text:p>1</text:p>
          </table:table-cell>
          <table:table-cell table:style-name="ce134" table:formula="of:=[Zeit9.C9]" office:value-type="float" office:value="1" calcext:value-type="float">
            <text:p>1</text:p>
          </table:table-cell>
          <table:table-cell table:style-name="ce134" table:formula="of:=[Zeit9.D9]" office:value-type="float" office:value="1" calcext:value-type="float">
            <text:p>1</text:p>
          </table:table-cell>
          <table:table-cell table:style-name="ce134" table:formula="of:=[Zeit9.E9]" office:value-type="float" office:value="1" calcext:value-type="float">
            <text:p>1</text:p>
          </table:table-cell>
          <table:table-cell table:style-name="ce134" table:formula="of:=[Zeit9.F9]" office:value-type="float" office:value="1" calcext:value-type="float">
            <text:p>1</text:p>
          </table:table-cell>
          <table:table-cell table:style-name="ce134" table:formula="of:=[Zeit9.G9]" office:value-type="float" office:value="1" calcext:value-type="float">
            <text:p>1</text:p>
          </table:table-cell>
          <table:table-cell table:style-name="ce134" table:formula="of:=[Zeit9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4" table:formula="of:=[Zeit9.A10]" office:value-type="float" office:value="1" calcext:value-type="float">
            <text:p>1</text:p>
          </table:table-cell>
          <table:table-cell table:style-name="ce134" table:formula="of:=[Zeit9.B10]" office:value-type="float" office:value="0" calcext:value-type="float">
            <text:p>0</text:p>
          </table:table-cell>
          <table:table-cell table:style-name="ce134" table:formula="of:=[Zeit9.C10]" office:value-type="float" office:value="0" calcext:value-type="float">
            <text:p>0</text:p>
          </table:table-cell>
          <table:table-cell table:style-name="ce134" table:formula="of:=[Zeit9.D10]" office:value-type="float" office:value="0" calcext:value-type="float">
            <text:p>0</text:p>
          </table:table-cell>
          <table:table-cell table:style-name="ce134" table:formula="of:=[Zeit9.E10]" office:value-type="float" office:value="0" calcext:value-type="float">
            <text:p>0</text:p>
          </table:table-cell>
          <table:table-cell table:style-name="ce134" table:formula="of:=[Zeit9.F10]" office:value-type="float" office:value="0" calcext:value-type="float">
            <text:p>0</text:p>
          </table:table-cell>
          <table:table-cell table:style-name="ce134" table:formula="of:=[Zeit9.G10]" office:value-type="float" office:value="0" calcext:value-type="float">
            <text:p>0</text:p>
          </table:table-cell>
          <table:table-cell table:style-name="ce134" table:formula="of:=[Zeit9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4" table:formula="of:=[Zeit9.A11]" office:value-type="float" office:value="1" calcext:value-type="float">
            <text:p>1</text:p>
          </table:table-cell>
          <table:table-cell table:style-name="ce134" table:formula="of:=[Zeit9.B11]" office:value-type="float" office:value="0" calcext:value-type="float">
            <text:p>0</text:p>
          </table:table-cell>
          <table:table-cell table:style-name="ce134" table:formula="of:=[Zeit9.C11]" office:value-type="float" office:value="1" calcext:value-type="float">
            <text:p>1</text:p>
          </table:table-cell>
          <table:table-cell table:style-name="ce134" table:formula="of:=[Zeit9.D11]" office:value-type="float" office:value="1" calcext:value-type="float">
            <text:p>1</text:p>
          </table:table-cell>
          <table:table-cell table:style-name="ce134" table:formula="of:=[Zeit9.E11]" office:value-type="float" office:value="0" calcext:value-type="float">
            <text:p>0</text:p>
          </table:table-cell>
          <table:table-cell table:style-name="ce134" table:formula="of:=[Zeit9.F11]" office:value-type="float" office:value="0" calcext:value-type="float">
            <text:p>0</text:p>
          </table:table-cell>
          <table:table-cell table:style-name="ce134" table:formula="of:=[Zeit9.G11]" office:value-type="float" office:value="0" calcext:value-type="float">
            <text:p>0</text:p>
          </table:table-cell>
          <table:table-cell table:style-name="ce134" table:formula="of:=[Zeit9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4" table:formula="of:=[Zeit9.A12]" office:value-type="float" office:value="1" calcext:value-type="float">
            <text:p>1</text:p>
          </table:table-cell>
          <table:table-cell table:style-name="ce134" table:formula="of:=[Zeit9.B12]" office:value-type="float" office:value="0" calcext:value-type="float">
            <text:p>0</text:p>
          </table:table-cell>
          <table:table-cell table:style-name="ce134" table:formula="of:=[Zeit9.C12]" office:value-type="float" office:value="0" calcext:value-type="float">
            <text:p>0</text:p>
          </table:table-cell>
          <table:table-cell table:style-name="ce134" table:formula="of:=[Zeit9.D12]" office:value-type="float" office:value="0" calcext:value-type="float">
            <text:p>0</text:p>
          </table:table-cell>
          <table:table-cell table:style-name="ce134" table:formula="of:=[Zeit9.E12]" office:value-type="float" office:value="0" calcext:value-type="float">
            <text:p>0</text:p>
          </table:table-cell>
          <table:table-cell table:style-name="ce134" table:formula="of:=[Zeit9.F12]" office:value-type="float" office:value="0" calcext:value-type="float">
            <text:p>0</text:p>
          </table:table-cell>
          <table:table-cell table:style-name="ce134" table:formula="of:=[Zeit9.G12]" office:value-type="float" office:value="0" calcext:value-type="float">
            <text:p>0</text:p>
          </table:table-cell>
          <table:table-cell table:style-name="ce134" table:formula="of:=[Zeit9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4" table:formula="of:=[Zeit9.A13]" office:value-type="float" office:value="1" calcext:value-type="float">
            <text:p>1</text:p>
          </table:table-cell>
          <table:table-cell table:style-name="ce134" table:formula="of:=[Zeit9.B13]" office:value-type="float" office:value="0" calcext:value-type="float">
            <text:p>0</text:p>
          </table:table-cell>
          <table:table-cell table:style-name="ce134" table:formula="of:=[Zeit9.C13]" office:value-type="float" office:value="0" calcext:value-type="float">
            <text:p>0</text:p>
          </table:table-cell>
          <table:table-cell table:style-name="ce134" table:formula="of:=[Zeit9.D13]" office:value-type="float" office:value="0" calcext:value-type="float">
            <text:p>0</text:p>
          </table:table-cell>
          <table:table-cell table:style-name="ce134" table:formula="of:=[Zeit9.E13]" office:value-type="float" office:value="0" calcext:value-type="float">
            <text:p>0</text:p>
          </table:table-cell>
          <table:table-cell table:style-name="ce134" table:formula="of:=[Zeit9.F13]" office:value-type="float" office:value="0" calcext:value-type="float">
            <text:p>0</text:p>
          </table:table-cell>
          <table:table-cell table:style-name="ce134" table:formula="of:=[Zeit9.G13]" office:value-type="float" office:value="0" calcext:value-type="float">
            <text:p>0</text:p>
          </table:table-cell>
          <table:table-cell table:style-name="ce134" table:formula="of:=[Zeit9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4" table:formula="of:=[Zeit9.A14]" office:value-type="float" office:value="1" calcext:value-type="float">
            <text:p>1</text:p>
          </table:table-cell>
          <table:table-cell table:style-name="ce134" table:formula="of:=[Zeit9.B14]" office:value-type="float" office:value="0" calcext:value-type="float">
            <text:p>0</text:p>
          </table:table-cell>
          <table:table-cell table:style-name="ce134" table:formula="of:=[Zeit9.C14]" office:value-type="float" office:value="0" calcext:value-type="float">
            <text:p>0</text:p>
          </table:table-cell>
          <table:table-cell table:style-name="ce134" table:formula="of:=[Zeit9.D14]" office:value-type="float" office:value="0" calcext:value-type="float">
            <text:p>0</text:p>
          </table:table-cell>
          <table:table-cell table:style-name="ce134" table:formula="of:=[Zeit9.E14]" office:value-type="float" office:value="0" calcext:value-type="float">
            <text:p>0</text:p>
          </table:table-cell>
          <table:table-cell table:style-name="ce134" table:formula="of:=[Zeit9.F14]" office:value-type="float" office:value="1" calcext:value-type="float">
            <text:p>1</text:p>
          </table:table-cell>
          <table:table-cell table:style-name="ce134" table:formula="of:=[Zeit9.G14]" office:value-type="float" office:value="1" calcext:value-type="float">
            <text:p>1</text:p>
          </table:table-cell>
          <table:table-cell table:style-name="ce134" table:formula="of:=[Zeit9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4" table:formula="of:=[Zeit9.A15]" office:value-type="float" office:value="1" calcext:value-type="float">
            <text:p>1</text:p>
          </table:table-cell>
          <table:table-cell table:style-name="ce134" table:formula="of:=[Zeit9.B15]" office:value-type="float" office:value="1" calcext:value-type="float">
            <text:p>1</text:p>
          </table:table-cell>
          <table:table-cell table:style-name="ce134" table:formula="of:=[Zeit9.C15]" office:value-type="float" office:value="1" calcext:value-type="float">
            <text:p>1</text:p>
          </table:table-cell>
          <table:table-cell table:style-name="ce134" table:formula="of:=[Zeit9.D15]" office:value-type="float" office:value="1" calcext:value-type="float">
            <text:p>1</text:p>
          </table:table-cell>
          <table:table-cell table:style-name="ce134" table:formula="of:=[Zeit9.E15]" office:value-type="float" office:value="1" calcext:value-type="float">
            <text:p>1</text:p>
          </table:table-cell>
          <table:table-cell table:style-name="ce134" table:formula="of:=[Zeit9.F15]" office:value-type="float" office:value="1" calcext:value-type="float">
            <text:p>1</text:p>
          </table:table-cell>
          <table:table-cell table:style-name="ce134" table:formula="of:=[Zeit9.G15]" office:value-type="float" office:value="1" calcext:value-type="float">
            <text:p>1</text:p>
          </table:table-cell>
          <table:table-cell table:style-name="ce134" table:formula="of:=[Zeit9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135" table:formula="of:=1-[.A9]" office:value-type="float" office:value="0" calcext:value-type="float">
            <text:p>0</text:p>
          </table:table-cell>
          <table:table-cell table:style-name="ce135" table:formula="of:=1-[.B9]" office:value-type="float" office:value="0" calcext:value-type="float">
            <text:p>0</text:p>
          </table:table-cell>
          <table:table-cell table:style-name="ce135" table:formula="of:=1-[.C9]" office:value-type="float" office:value="0" calcext:value-type="float">
            <text:p>0</text:p>
          </table:table-cell>
          <table:table-cell table:style-name="ce135" table:formula="of:=1-[.D9]" office:value-type="float" office:value="0" calcext:value-type="float">
            <text:p>0</text:p>
          </table:table-cell>
          <table:table-cell table:style-name="ce135" table:formula="of:=1-[.E9]" office:value-type="float" office:value="0" calcext:value-type="float">
            <text:p>0</text:p>
          </table:table-cell>
          <table:table-cell table:style-name="ce135" table:formula="of:=1-[.F9]" office:value-type="float" office:value="0" calcext:value-type="float">
            <text:p>0</text:p>
          </table:table-cell>
          <table:table-cell table:style-name="ce135" table:formula="of:=1-[.G9]" office:value-type="float" office:value="0" calcext:value-type="float">
            <text:p>0</text:p>
          </table:table-cell>
          <table:table-cell table:style-name="ce135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5" table:formula="of:=1-[.A10]" office:value-type="float" office:value="0" calcext:value-type="float">
            <text:p>0</text:p>
          </table:table-cell>
          <table:table-cell table:style-name="ce135" table:formula="of:=1-[.B10]" office:value-type="float" office:value="1" calcext:value-type="float">
            <text:p>1</text:p>
          </table:table-cell>
          <table:table-cell table:style-name="ce135" table:formula="of:=1-[.C10]" office:value-type="float" office:value="1" calcext:value-type="float">
            <text:p>1</text:p>
          </table:table-cell>
          <table:table-cell table:style-name="ce135" table:formula="of:=1-[.D10]" office:value-type="float" office:value="1" calcext:value-type="float">
            <text:p>1</text:p>
          </table:table-cell>
          <table:table-cell table:style-name="ce135" table:formula="of:=1-[.E10]" office:value-type="float" office:value="1" calcext:value-type="float">
            <text:p>1</text:p>
          </table:table-cell>
          <table:table-cell table:style-name="ce135" table:formula="of:=1-[.F10]" office:value-type="float" office:value="1" calcext:value-type="float">
            <text:p>1</text:p>
          </table:table-cell>
          <table:table-cell table:style-name="ce135" table:formula="of:=1-[.G10]" office:value-type="float" office:value="1" calcext:value-type="float">
            <text:p>1</text:p>
          </table:table-cell>
          <table:table-cell table:style-name="ce13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5" table:formula="of:=1-[.A11]" office:value-type="float" office:value="0" calcext:value-type="float">
            <text:p>0</text:p>
          </table:table-cell>
          <table:table-cell table:style-name="ce135" table:formula="of:=1-[.B11]" office:value-type="float" office:value="1" calcext:value-type="float">
            <text:p>1</text:p>
          </table:table-cell>
          <table:table-cell table:style-name="ce135" table:formula="of:=1-[.C11]" office:value-type="float" office:value="0" calcext:value-type="float">
            <text:p>0</text:p>
          </table:table-cell>
          <table:table-cell table:style-name="ce135" table:formula="of:=1-[.D11]" office:value-type="float" office:value="0" calcext:value-type="float">
            <text:p>0</text:p>
          </table:table-cell>
          <table:table-cell table:style-name="ce135" table:formula="of:=1-[.E11]" office:value-type="float" office:value="1" calcext:value-type="float">
            <text:p>1</text:p>
          </table:table-cell>
          <table:table-cell table:style-name="ce135" table:formula="of:=1-[.F11]" office:value-type="float" office:value="1" calcext:value-type="float">
            <text:p>1</text:p>
          </table:table-cell>
          <table:table-cell table:style-name="ce135" table:formula="of:=1-[.G11]" office:value-type="float" office:value="1" calcext:value-type="float">
            <text:p>1</text:p>
          </table:table-cell>
          <table:table-cell table:style-name="ce13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5" table:formula="of:=1-[.A12]" office:value-type="float" office:value="0" calcext:value-type="float">
            <text:p>0</text:p>
          </table:table-cell>
          <table:table-cell table:style-name="ce135" table:formula="of:=1-[.B12]" office:value-type="float" office:value="1" calcext:value-type="float">
            <text:p>1</text:p>
          </table:table-cell>
          <table:table-cell table:style-name="ce135" table:formula="of:=1-[.C12]" office:value-type="float" office:value="1" calcext:value-type="float">
            <text:p>1</text:p>
          </table:table-cell>
          <table:table-cell table:style-name="ce135" table:formula="of:=1-[.D12]" office:value-type="float" office:value="1" calcext:value-type="float">
            <text:p>1</text:p>
          </table:table-cell>
          <table:table-cell table:style-name="ce135" table:formula="of:=1-[.E12]" office:value-type="float" office:value="1" calcext:value-type="float">
            <text:p>1</text:p>
          </table:table-cell>
          <table:table-cell table:style-name="ce135" table:formula="of:=1-[.F12]" office:value-type="float" office:value="1" calcext:value-type="float">
            <text:p>1</text:p>
          </table:table-cell>
          <table:table-cell table:style-name="ce135" table:formula="of:=1-[.G12]" office:value-type="float" office:value="1" calcext:value-type="float">
            <text:p>1</text:p>
          </table:table-cell>
          <table:table-cell table:style-name="ce13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5" table:formula="of:=1-[.A13]" office:value-type="float" office:value="0" calcext:value-type="float">
            <text:p>0</text:p>
          </table:table-cell>
          <table:table-cell table:style-name="ce135" table:formula="of:=1-[.B13]" office:value-type="float" office:value="1" calcext:value-type="float">
            <text:p>1</text:p>
          </table:table-cell>
          <table:table-cell table:style-name="ce135" table:formula="of:=1-[.C13]" office:value-type="float" office:value="1" calcext:value-type="float">
            <text:p>1</text:p>
          </table:table-cell>
          <table:table-cell table:style-name="ce135" table:formula="of:=1-[.D13]" office:value-type="float" office:value="1" calcext:value-type="float">
            <text:p>1</text:p>
          </table:table-cell>
          <table:table-cell table:style-name="ce135" table:formula="of:=1-[.E13]" office:value-type="float" office:value="1" calcext:value-type="float">
            <text:p>1</text:p>
          </table:table-cell>
          <table:table-cell table:style-name="ce135" table:formula="of:=1-[.F13]" office:value-type="float" office:value="1" calcext:value-type="float">
            <text:p>1</text:p>
          </table:table-cell>
          <table:table-cell table:style-name="ce135" table:formula="of:=1-[.G13]" office:value-type="float" office:value="1" calcext:value-type="float">
            <text:p>1</text:p>
          </table:table-cell>
          <table:table-cell table:style-name="ce13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5" table:formula="of:=1-[.A14]" office:value-type="float" office:value="0" calcext:value-type="float">
            <text:p>0</text:p>
          </table:table-cell>
          <table:table-cell table:style-name="ce135" table:formula="of:=1-[.B14]" office:value-type="float" office:value="1" calcext:value-type="float">
            <text:p>1</text:p>
          </table:table-cell>
          <table:table-cell table:style-name="ce135" table:formula="of:=1-[.C14]" office:value-type="float" office:value="1" calcext:value-type="float">
            <text:p>1</text:p>
          </table:table-cell>
          <table:table-cell table:style-name="ce135" table:formula="of:=1-[.D14]" office:value-type="float" office:value="1" calcext:value-type="float">
            <text:p>1</text:p>
          </table:table-cell>
          <table:table-cell table:style-name="ce135" table:formula="of:=1-[.E14]" office:value-type="float" office:value="1" calcext:value-type="float">
            <text:p>1</text:p>
          </table:table-cell>
          <table:table-cell table:style-name="ce135" table:formula="of:=1-[.F14]" office:value-type="float" office:value="0" calcext:value-type="float">
            <text:p>0</text:p>
          </table:table-cell>
          <table:table-cell table:style-name="ce135" table:formula="of:=1-[.G14]" office:value-type="float" office:value="0" calcext:value-type="float">
            <text:p>0</text:p>
          </table:table-cell>
          <table:table-cell table:style-name="ce13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5" table:formula="of:=1-[.A15]" office:value-type="float" office:value="0" calcext:value-type="float">
            <text:p>0</text:p>
          </table:table-cell>
          <table:table-cell table:style-name="ce135" table:formula="of:=1-[.B15]" office:value-type="float" office:value="0" calcext:value-type="float">
            <text:p>0</text:p>
          </table:table-cell>
          <table:table-cell table:style-name="ce135" table:formula="of:=1-[.C15]" office:value-type="float" office:value="0" calcext:value-type="float">
            <text:p>0</text:p>
          </table:table-cell>
          <table:table-cell table:style-name="ce135" table:formula="of:=1-[.D15]" office:value-type="float" office:value="0" calcext:value-type="float">
            <text:p>0</text:p>
          </table:table-cell>
          <table:table-cell table:style-name="ce135" table:formula="of:=1-[.E15]" office:value-type="float" office:value="0" calcext:value-type="float">
            <text:p>0</text:p>
          </table:table-cell>
          <table:table-cell table:style-name="ce135" table:formula="of:=1-[.F15]" office:value-type="float" office:value="0" calcext:value-type="float">
            <text:p>0</text:p>
          </table:table-cell>
          <table:table-cell table:style-name="ce135" table:formula="of:=1-[.G15]" office:value-type="float" office:value="0" calcext:value-type="float">
            <text:p>0</text:p>
          </table:table-cell>
          <table:table-cell table:style-name="ce13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0.A9:Zeit10.H15">
            <calcext:condition calcext:apply-style-name="blue_dark_background" calcext:value="&gt;0.5" calcext:base-cell-address="Zeit10.A9"/>
            <calcext:condition calcext:apply-style-name="grey_background" calcext:value="&lt;=0.5" calcext:base-cell-address="Zeit10.A9"/>
          </calcext:conditional-format>
          <calcext:conditional-format calcext:target-range-address="Zeit10.A18:Zeit10.H24">
            <calcext:condition calcext:apply-style-name="blue_dark_background" calcext:value="&gt;0.5" calcext:base-cell-address="Zeit10.A18"/>
            <calcext:condition calcext:apply-style-name="grey_background" calcext:value="&lt;=0.5" calcext:base-cell-address="Zeit10.A18"/>
          </calcext:conditional-format>
          <calcext:conditional-format calcext:target-range-address="Zeit10.B2:Zeit10.G2 Zeit10.B5:Zeit10.G6 Zeit10.B3:Zeit10.C4 Zeit10.E3:Zeit10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D3:Zeit10.D4 Zeit10.E3:Zeit10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13" table:number-columns-repeated="1024" table:default-cell-style-name="Default"/>
        <table:table-row table:style-name="ro3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/>
          <table:table-cell table:number-columns-repeated="3"/>
          <table:table-cell table:style-name="ce76" office:value-type="string" calcext:value-type="string">
            <text:p>Die grünen Felder zeigen als Ergebnis die Summe der Gewichtungen in der Teil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79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4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144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style-name="ce144"/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4"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7" table:formula="of:=[.B9]" office:value-type="float" office:value="5" calcext:value-type="float">
            <text:p>5</text:p>
          </table:table-cell>
          <table:table-cell/>
          <table:table-cell table:style-name="ce143" office:value-type="string" calcext:value-type="string">
            <text:p>Kante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43" office:value-type="string" calcext:value-type="string">
            <text:p>Kante</text:p>
          </table:table-cell>
          <table:table-cell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4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144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44"/>
          <table:table-cell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4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4">
          <table:table-cell table:style-name="ce6" office:value-type="string" calcext:value-type="string">
            <text:p>Diffusionskoeffizient</text:p>
          </table:table-cell>
          <table:table-cell table:number-columns-repeated="3"/>
          <table:table-cell table:style-name="ce144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44"/>
          <table:table-cell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4">
          <table:table-cell table:style-name="ce25" office:value-type="string" calcext:value-type="string">
            <text:p>hor/vert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44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44"/>
          <table:table-cell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4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4">
          <table:table-cell table:number-columns-repeated="4"/>
          <table:table-cell table:style-name="ce144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44"/>
          <table:table-cell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43" office:value-type="string" calcext:value-type="string">
            <text:p>Kante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43" office:value-type="string" calcext:value-type="string">
            <text:p>Kante</text:p>
          </table:table-cell>
          <table:table-cell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144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style-name="ce144"/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70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4">
          <table:table-cell/>
          <table:table-cell table:style-name="ce70" office:value-type="string" calcext:value-type="string">
            <text:p>Wenn Kanten und Ecken einen Schadstoffbeitrag zur Zellenberechnung leisten, werden diese hier als Sonderfall. </text:p>
          </table:table-cell>
          <table:table-cell table:number-columns-repeated="24"/>
          <table:table-cell table:style-name="ce157" office:value-type="string" calcext:value-type="string">
            <text:p>Ränderdefinition</text:p>
          </table:table-cell>
          <table:table-cell table:number-columns-repeated="997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26" office:value-type="string" calcext:value-type="string">
            <text:p>Ecke</text:p>
          </table:table-cell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 table:style-name="ce26" office:value-type="string" calcext:value-type="string">
            <text:p>Ecke</text:p>
          </table:table-cell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2"/>
          <table:table-cell table:number-columns-repeated="7" table:style-name="ce15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143" office:value-type="string" calcext:value-type="string">
            <text:p>Kante</text:p>
          </table:table-cell>
          <table:table-cell table:style-name="ce12" table:formula="of:=[.B5]/[.Y27]" office:value-type="float" office:value="0.829513105638569" calcext:value-type="float">
            <text:p>0,829513105638569</text:p>
          </table:table-cell>
          <table:table-cell table:style-name="ce13" table:formula="of:=[.C5]/[.Z27]" office:value-type="float" office:value="0.0568641046305657" calcext:value-type="float">
            <text:p>0,056864104630566</text:p>
          </table:table-cell>
          <table:table-cell/>
          <table:table-cell table:style-name="ce143" office:value-type="string" calcext:value-type="string">
            <text:p>Kante</text:p>
          </table:table-cell>
          <table:table-cell table:style-name="ce11" table:formula="of:=[.A5]/[.Y27]" office:value-type="float" office:value="0.0629775284618455" calcext:value-type="float">
            <text:p>0,062977528461846</text:p>
          </table:table-cell>
          <table:table-cell table:style-name="ce10" table:formula="of:=[.B5]/[.Z27]" office:value-type="float" office:value="0.748989698127554" calcext:value-type="float">
            <text:p>0,748989698127554</text:p>
          </table:table-cell>
          <table:table-cell table:style-name="ce11" table:formula="of:=[.C5]/[.AA27]" office:value-type="float" office:value="0.0568641046305657" calcext:value-type="float">
            <text:p>0,056864104630566</text:p>
          </table:table-cell>
          <table:table-cell/>
          <table:table-cell table:style-name="ce11" table:formula="of:=[.A5]/[.Z27]" office:value-type="float" office:value="0.0568641046305657" calcext:value-type="float">
            <text:p>0,056864104630566</text:p>
          </table:table-cell>
          <table:table-cell table:style-name="ce10" table:formula="of:=[.B5]/[.AA27]" office:value-type="float" office:value="0.748989698127554" calcext:value-type="float">
            <text:p>0,748989698127554</text:p>
          </table:table-cell>
          <table:table-cell table:style-name="ce11" table:formula="of:=[.C5]/[.AB27]" office:value-type="float" office:value="0.0568641046305657" calcext:value-type="float">
            <text:p>0,056864104630566</text:p>
          </table:table-cell>
          <table:table-cell/>
          <table:table-cell table:style-name="ce11" table:formula="of:=[.A5]/[.AA27]" office:value-type="float" office:value="0.0568641046305657" calcext:value-type="float">
            <text:p>0,056864104630566</text:p>
          </table:table-cell>
          <table:table-cell table:style-name="ce10" table:formula="of:=[.B5]/[.AB27]" office:value-type="float" office:value="0.748989698127554" calcext:value-type="float">
            <text:p>0,748989698127554</text:p>
          </table:table-cell>
          <table:table-cell table:style-name="ce11" table:formula="of:=[.C5]/[.AC27]" office:value-type="float" office:value="0.0629775284618455" calcext:value-type="float">
            <text:p>0,062977528461846</text:p>
          </table:table-cell>
          <table:table-cell table:style-name="ce143" office:value-type="string" calcext:value-type="string">
            <text:p>Kante</text:p>
          </table:table-cell>
          <table:table-cell/>
          <table:table-cell table:style-name="ce11" table:formula="of:=[.A5]/[.AB27]" office:value-type="float" office:value="0.0568641046305657" calcext:value-type="float">
            <text:p>0,056864104630566</text:p>
          </table:table-cell>
          <table:table-cell table:style-name="ce10" table:formula="of:=[.B5]/[.AC27]" office:value-type="float" office:value="0.829513105638569" calcext:value-type="float">
            <text:p>0,829513105638569</text:p>
          </table:table-cell>
          <table:table-cell table:style-name="ce143" office:value-type="string" calcext:value-type="string">
            <text:p>Kante</text:p>
          </table:table-cell>
          <table:table-cell table:number-columns-repeated="2"/>
          <table:table-cell table:style-name="ce155" office:value-type="float" office:value="0" calcext:value-type="float">
            <text:p>0</text:p>
          </table:table-cell>
          <table:table-cell table:number-columns-repeated="5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144"/>
          <table:table-cell table:style-name="ce13" table:formula="of:=[.B6]/[.Y28]" office:value-type="float" office:value="0.0568641046305657" calcext:value-type="float">
            <text:p>0,056864104630566</text:p>
          </table:table-cell>
          <table:table-cell table:style-name="ce13" table:formula="of:=[.C6]/[.Z28]" office:value-type="float" office:value="0.0353553390593274" calcext:value-type="float">
            <text:p>0,035355339059327</text:p>
          </table:table-cell>
          <table:table-cell/>
          <table:table-cell table:style-name="ce144"/>
          <table:table-cell table:style-name="ce11" table:formula="of:=[.A6]/[.Y28]" office:value-type="float" office:value="0.0402089939903744" calcext:value-type="float">
            <text:p>0,040208993990374</text:p>
          </table:table-cell>
          <table:table-cell table:style-name="ce11" table:formula="of:=[.B6]/[.Z28]" office:value-type="float" office:value="0.05" calcext:value-type="float">
            <text:p>0,05</text:p>
          </table:table-cell>
          <table:table-cell table:style-name="ce11" table:formula="of:=[.C6]/[.AA28]" office:value-type="float" office:value="0.0353553390593274" calcext:value-type="float">
            <text:p>0,035355339059327</text:p>
          </table:table-cell>
          <table:table-cell/>
          <table:table-cell table:style-name="ce11" table:formula="of:=[.A6]/[.Z28]" office:value-type="float" office:value="0.0353553390593274" calcext:value-type="float">
            <text:p>0,035355339059327</text:p>
          </table:table-cell>
          <table:table-cell table:style-name="ce11" table:formula="of:=[.B6]/[.AA28]" office:value-type="float" office:value="0.05" calcext:value-type="float">
            <text:p>0,05</text:p>
          </table:table-cell>
          <table:table-cell table:style-name="ce11" table:formula="of:=[.C6]/[.AB28]" office:value-type="float" office:value="0.0353553390593274" calcext:value-type="float">
            <text:p>0,035355339059327</text:p>
          </table:table-cell>
          <table:table-cell/>
          <table:table-cell table:style-name="ce11" table:formula="of:=[.A6]/[.AA28]" office:value-type="float" office:value="0.0353553390593274" calcext:value-type="float">
            <text:p>0,035355339059327</text:p>
          </table:table-cell>
          <table:table-cell table:style-name="ce11" table:formula="of:=[.B6]/[.AB28]" office:value-type="float" office:value="0.05" calcext:value-type="float">
            <text:p>0,05</text:p>
          </table:table-cell>
          <table:table-cell table:style-name="ce11" table:formula="of:=[.C6]/[.AC28]" office:value-type="float" office:value="0.0402089939903744" calcext:value-type="float">
            <text:p>0,040208993990374</text:p>
          </table:table-cell>
          <table:table-cell table:style-name="ce144"/>
          <table:table-cell/>
          <table:table-cell table:style-name="ce11" table:formula="of:=[.A6]/[.AB28]" office:value-type="float" office:value="0.0353553390593274" calcext:value-type="float">
            <text:p>0,035355339059327</text:p>
          </table:table-cell>
          <table:table-cell table:style-name="ce11" table:formula="of:=[.B6]/[.AC28]" office:value-type="float" office:value="0.0568641046305657" calcext:value-type="float">
            <text:p>0,056864104630566</text:p>
          </table:table-cell>
          <table:table-cell table:style-name="ce144"/>
          <table:table-cell table:number-columns-repeated="2"/>
          <table:table-cell table:style-name="ce155" office:value-type="float" office:value="0" calcext:value-type="float">
            <text:p>0</text:p>
          </table:table-cell>
          <table:table-cell table:number-columns-repeated="5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number-columns-repeated="23"/>
          <table:table-cell table:style-name="ce155" office:value-type="float" office:value="0" calcext:value-type="float">
            <text:p>0</text:p>
          </table:table-cell>
          <table:table-cell table:number-columns-repeated="5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26" office:value-type="string" calcext:value-type="string">
            <text:p>Ecke</text:p>
          </table:table-cell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 table:style-name="ce26" office:value-type="string" calcext:value-type="string">
            <text:p>Ecke</text:p>
          </table:table-cell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2"/>
          <table:table-cell table:style-name="ce155" office:value-type="float" office:value="0" calcext:value-type="float">
            <text:p>0</text:p>
          </table:table-cell>
          <table:table-cell table:number-columns-repeated="5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144"/>
          <table:table-cell table:style-name="ce11" table:formula="of:=[.B4]/[.Y27]" office:value-type="float" office:value="0.0629775284618455" calcext:value-type="float">
            <text:p>0,062977528461846</text:p>
          </table:table-cell>
          <table:table-cell table:style-name="ce11" table:formula="of:=[.C4]/[.Z27]" office:value-type="float" office:value="0.0402089939903744" calcext:value-type="float">
            <text:p>0,040208993990374</text:p>
          </table:table-cell>
          <table:table-cell/>
          <table:table-cell table:style-name="ce144"/>
          <table:table-cell table:style-name="ce13" table:formula="of:=[.A4]/[.Y27]" office:value-type="float" office:value="0.0445318374377398" calcext:value-type="float">
            <text:p>0,04453183743774</text:p>
          </table:table-cell>
          <table:table-cell table:style-name="ce13" table:formula="of:=[.B4]/[.Z27]" office:value-type="float" office:value="0.0568641046305657" calcext:value-type="float">
            <text:p>0,056864104630566</text:p>
          </table:table-cell>
          <table:table-cell table:style-name="ce13" table:formula="of:=[.C4]/[.AA27]" office:value-type="float" office:value="0.0402089939903744" calcext:value-type="float">
            <text:p>0,040208993990374</text:p>
          </table:table-cell>
          <table:table-cell/>
          <table:table-cell table:style-name="ce13" table:formula="of:=[.A4]/[.Z27]" office:value-type="float" office:value="0.0402089939903744" calcext:value-type="float">
            <text:p>0,040208993990374</text:p>
          </table:table-cell>
          <table:table-cell table:style-name="ce13" table:formula="of:=[.B4]/[.AA27]" office:value-type="float" office:value="0.0568641046305657" calcext:value-type="float">
            <text:p>0,056864104630566</text:p>
          </table:table-cell>
          <table:table-cell table:style-name="ce13" table:formula="of:=[.C4]/[.AB27]" office:value-type="float" office:value="0.0402089939903744" calcext:value-type="float">
            <text:p>0,040208993990374</text:p>
          </table:table-cell>
          <table:table-cell/>
          <table:table-cell table:style-name="ce13" table:formula="of:=[.A4]/[.AA27]" office:value-type="float" office:value="0.0402089939903744" calcext:value-type="float">
            <text:p>0,040208993990374</text:p>
          </table:table-cell>
          <table:table-cell table:style-name="ce13" table:formula="of:=[.B4]/[.AB27]" office:value-type="float" office:value="0.0568641046305657" calcext:value-type="float">
            <text:p>0,056864104630566</text:p>
          </table:table-cell>
          <table:table-cell table:style-name="ce13" table:formula="of:=[.C4]/[.AC27]" office:value-type="float" office:value="0.0445318374377398" calcext:value-type="float">
            <text:p>0,04453183743774</text:p>
          </table:table-cell>
          <table:table-cell table:style-name="ce144"/>
          <table:table-cell/>
          <table:table-cell table:style-name="ce13" table:formula="of:=[.A4]/[.AB27]" office:value-type="float" office:value="0.0402089939903744" calcext:value-type="float">
            <text:p>0,040208993990374</text:p>
          </table:table-cell>
          <table:table-cell table:style-name="ce13" table:formula="of:=[.B4]/[.AC27]" office:value-type="float" office:value="0.0629775284618455" calcext:value-type="float">
            <text:p>0,062977528461846</text:p>
          </table:table-cell>
          <table:table-cell table:style-name="ce144"/>
          <table:table-cell table:number-columns-repeated="2"/>
          <table:table-cell table:style-name="ce155" office:value-type="float" office:value="0" calcext:value-type="float">
            <text:p>0</text:p>
          </table:table-cell>
          <table:table-cell table:number-columns-repeated="5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143" office:value-type="string" calcext:value-type="string">
            <text:p>Kante</text:p>
          </table:table-cell>
          <table:table-cell table:style-name="ce10" table:formula="of:=[.B5]/[.Y28]" office:value-type="float" office:value="0.748989698127554" calcext:value-type="float">
            <text:p>0,748989698127554</text:p>
          </table:table-cell>
          <table:table-cell table:style-name="ce11" table:formula="of:=[.C5]/[.Z28]" office:value-type="float" office:value="0.05" calcext:value-type="float">
            <text:p>0,05</text:p>
          </table:table-cell>
          <table:table-cell/>
          <table:table-cell table:style-name="ce143" office:value-type="string" calcext:value-type="string">
            <text:p>Kante</text:p>
          </table:table-cell>
          <table:table-cell table:style-name="ce13" table:formula="of:=[.A5]/[.Y28]" office:value-type="float" office:value="0.0568641046305657" calcext:value-type="float">
            <text:p>0,056864104630566</text:p>
          </table:table-cell>
          <table:table-cell table:style-name="ce12" table:formula="of:=[.B5]/[.Z28]" office:value-type="float" office:value="0.65857864376269" calcext:value-type="float">
            <text:p>0,65857864376269</text:p>
          </table:table-cell>
          <table:table-cell table:style-name="ce13" table:formula="of:=[.C5]/[.AA28]" office:value-type="float" office:value="0.05" calcext:value-type="float">
            <text:p>0,05</text:p>
          </table:table-cell>
          <table:table-cell/>
          <table:table-cell table:style-name="ce13" table:formula="of:=[.A5]/[.Z28]" office:value-type="float" office:value="0.05" calcext:value-type="float">
            <text:p>0,05</text:p>
          </table:table-cell>
          <table:table-cell table:style-name="ce12" table:formula="of:=[.B5]/[.AA28]" office:value-type="float" office:value="0.65857864376269" calcext:value-type="float">
            <text:p>0,65857864376269</text:p>
          </table:table-cell>
          <table:table-cell table:style-name="ce13" table:formula="of:=[.C5]/[.AB28]" office:value-type="float" office:value="0.05" calcext:value-type="float">
            <text:p>0,05</text:p>
          </table:table-cell>
          <table:table-cell/>
          <table:table-cell table:style-name="ce13" table:formula="of:=[.A5]/[.AA28]" office:value-type="float" office:value="0.05" calcext:value-type="float">
            <text:p>0,05</text:p>
          </table:table-cell>
          <table:table-cell table:style-name="ce12" table:formula="of:=[.B5]/[.AB28]" office:value-type="float" office:value="0.65857864376269" calcext:value-type="float">
            <text:p>0,65857864376269</text:p>
          </table:table-cell>
          <table:table-cell table:style-name="ce13" table:formula="of:=[.C5]/[.AC28]" office:value-type="float" office:value="0.0568641046305657" calcext:value-type="float">
            <text:p>0,056864104630566</text:p>
          </table:table-cell>
          <table:table-cell table:style-name="ce143" office:value-type="string" calcext:value-type="string">
            <text:p>Kante</text:p>
          </table:table-cell>
          <table:table-cell/>
          <table:table-cell table:style-name="ce13" table:formula="of:=[.A5]/[.AB28]" office:value-type="float" office:value="0.05" calcext:value-type="float">
            <text:p>0,05</text:p>
          </table:table-cell>
          <table:table-cell table:style-name="ce12" table:formula="of:=[.B5]/[.AC28]" office:value-type="float" office:value="0.748989698127554" calcext:value-type="float">
            <text:p>0,748989698127554</text:p>
          </table:table-cell>
          <table:table-cell table:style-name="ce143" office:value-type="string" calcext:value-type="string">
            <text:p>Kante</text:p>
          </table:table-cell>
          <table:table-cell table:number-columns-repeated="2"/>
          <table:table-cell table:number-columns-repeated="7" table:style-name="ce15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144"/>
          <table:table-cell table:style-name="ce11" table:formula="of:=[.B6]/[.Y29]" office:value-type="float" office:value="0.0568641046305657" calcext:value-type="float">
            <text:p>0,056864104630566</text:p>
          </table:table-cell>
          <table:table-cell table:style-name="ce11" table:formula="of:=[.C6]/[.Z29]" office:value-type="float" office:value="0.0353553390593274" calcext:value-type="float">
            <text:p>0,035355339059327</text:p>
          </table:table-cell>
          <table:table-cell/>
          <table:table-cell table:style-name="ce144"/>
          <table:table-cell table:style-name="ce13" table:formula="of:=[.A6]/[.Y29]" office:value-type="float" office:value="0.0402089939903744" calcext:value-type="float">
            <text:p>0,040208993990374</text:p>
          </table:table-cell>
          <table:table-cell table:style-name="ce13" table:formula="of:=[.B6]/[.Z29]" office:value-type="float" office:value="0.05" calcext:value-type="float">
            <text:p>0,05</text:p>
          </table:table-cell>
          <table:table-cell table:style-name="ce13" table:formula="of:=[.C6]/[.AA29]" office:value-type="float" office:value="0.0353553390593274" calcext:value-type="float">
            <text:p>0,035355339059327</text:p>
          </table:table-cell>
          <table:table-cell/>
          <table:table-cell table:style-name="ce13" table:formula="of:=[.A6]/[.Z29]" office:value-type="float" office:value="0.0353553390593274" calcext:value-type="float">
            <text:p>0,035355339059327</text:p>
          </table:table-cell>
          <table:table-cell table:style-name="ce13" table:formula="of:=[.B6]/[.AA29]" office:value-type="float" office:value="0.05" calcext:value-type="float">
            <text:p>0,05</text:p>
          </table:table-cell>
          <table:table-cell table:style-name="ce13" table:formula="of:=[.C6]/[.AB29]" office:value-type="float" office:value="0.0353553390593274" calcext:value-type="float">
            <text:p>0,035355339059327</text:p>
          </table:table-cell>
          <table:table-cell/>
          <table:table-cell table:style-name="ce13" table:formula="of:=[.A6]/[.AA29]" office:value-type="float" office:value="0.0353553390593274" calcext:value-type="float">
            <text:p>0,035355339059327</text:p>
          </table:table-cell>
          <table:table-cell table:style-name="ce13" table:formula="of:=[.B6]/[.AB29]" office:value-type="float" office:value="0.05" calcext:value-type="float">
            <text:p>0,05</text:p>
          </table:table-cell>
          <table:table-cell table:style-name="ce13" table:formula="of:=[.C6]/[.AC29]" office:value-type="float" office:value="0.0402089939903744" calcext:value-type="float">
            <text:p>0,040208993990374</text:p>
          </table:table-cell>
          <table:table-cell table:style-name="ce144"/>
          <table:table-cell/>
          <table:table-cell table:style-name="ce13" table:formula="of:=[.A6]/[.AB29]" office:value-type="float" office:value="0.0353553390593274" calcext:value-type="float">
            <text:p>0,035355339059327</text:p>
          </table:table-cell>
          <table:table-cell table:style-name="ce13" table:formula="of:=[.B6]/[.AC29]" office:value-type="float" office:value="0.0568641046305657" calcext:value-type="float">
            <text:p>0,056864104630566</text:p>
          </table:table-cell>
          <table:table-cell table:style-name="ce144"/>
          <table:table-cell table:number-columns-repeated="1003"/>
        </table:table-row>
        <table:table-row table:style-name="ro4">
          <table:table-cell table:number-columns-repeated="26"/>
          <table:table-cell table:style-name="ce157" office:value-type="string" calcext:value-type="string">
            <text:p>Summe Gewichtungen </text:p>
          </table:table-cell>
          <table:table-cell table:number-columns-repeated="997"/>
        </table:table-row>
        <table:table-row table:style-name="ro4">
          <table:table-cell table:style-name="ce144"/>
          <table:table-cell table:style-name="ce11" table:formula="of:=[.B4]/[.Y28]" office:value-type="float" office:value="0.0568641046305657" calcext:value-type="float">
            <text:p>0,056864104630566</text:p>
          </table:table-cell>
          <table:table-cell table:style-name="ce11" table:formula="of:=[.C4]/[.Z28]" office:value-type="float" office:value="0.0353553390593274" calcext:value-type="float">
            <text:p>0,035355339059327</text:p>
          </table:table-cell>
          <table:table-cell/>
          <table:table-cell table:style-name="ce144"/>
          <table:table-cell table:style-name="ce13" table:formula="of:=[.A4]/[.Y28]" office:value-type="float" office:value="0.0402089939903744" calcext:value-type="float">
            <text:p>0,040208993990374</text:p>
          </table:table-cell>
          <table:table-cell table:style-name="ce13" table:formula="of:=[.B4]/[.Z28]" office:value-type="float" office:value="0.05" calcext:value-type="float">
            <text:p>0,05</text:p>
          </table:table-cell>
          <table:table-cell table:style-name="ce13" table:formula="of:=[.C4]/[.AA28]" office:value-type="float" office:value="0.0353553390593274" calcext:value-type="float">
            <text:p>0,035355339059327</text:p>
          </table:table-cell>
          <table:table-cell/>
          <table:table-cell table:style-name="ce13" table:formula="of:=[.A4]/[.Z28]" office:value-type="float" office:value="0.0353553390593274" calcext:value-type="float">
            <text:p>0,035355339059327</text:p>
          </table:table-cell>
          <table:table-cell table:style-name="ce13" table:formula="of:=[.B4]/[.AA28]" office:value-type="float" office:value="0.05" calcext:value-type="float">
            <text:p>0,05</text:p>
          </table:table-cell>
          <table:table-cell table:style-name="ce13" table:formula="of:=[.C4]/[.AB28]" office:value-type="float" office:value="0.0353553390593274" calcext:value-type="float">
            <text:p>0,035355339059327</text:p>
          </table:table-cell>
          <table:table-cell/>
          <table:table-cell table:style-name="ce13" table:formula="of:=[.A4]/[.AA28]" office:value-type="float" office:value="0.0353553390593274" calcext:value-type="float">
            <text:p>0,035355339059327</text:p>
          </table:table-cell>
          <table:table-cell table:style-name="ce13" table:formula="of:=[.B4]/[.AB28]" office:value-type="float" office:value="0.05" calcext:value-type="float">
            <text:p>0,05</text:p>
          </table:table-cell>
          <table:table-cell table:style-name="ce13" table:formula="of:=[.C4]/[.AC28]" office:value-type="float" office:value="0.0402089939903744" calcext:value-type="float">
            <text:p>0,040208993990374</text:p>
          </table:table-cell>
          <table:table-cell table:style-name="ce144"/>
          <table:table-cell/>
          <table:table-cell table:style-name="ce13" table:formula="of:=[.A4]/[.AB28]" office:value-type="float" office:value="0.0353553390593274" calcext:value-type="float">
            <text:p>0,035355339059327</text:p>
          </table:table-cell>
          <table:table-cell table:style-name="ce13" table:formula="of:=[.B4]/[.AC28]" office:value-type="float" office:value="0.0568641046305657" calcext:value-type="float">
            <text:p>0,056864104630566</text:p>
          </table:table-cell>
          <table:table-cell table:style-name="ce144"/>
          <table:table-cell table:number-columns-repeated="3"/>
          <table:table-cell table:style-name="ce156" table:formula="of:=SUMPRODUCT([.$A$4:.$C$6];[.X18:.Z20])" office:value-type="float" office:value="79.3933982822018" calcext:value-type="float">
            <text:p>79,3933982822018</text:p>
          </table:table-cell>
          <table:table-cell table:style-name="ce156" table:formula="of:=SUMPRODUCT([.$A$4:.$C$6];[.Y18:.AA20])" office:value-type="float" office:value="87.9289321881345" calcext:value-type="float">
            <text:p>87,9289321881345</text:p>
          </table:table-cell>
          <table:table-cell table:style-name="ce156" table:formula="of:=SUMPRODUCT([.$A$4:.$C$6];[.Z18:.AB20])" office:value-type="float" office:value="87.9289321881345" calcext:value-type="float">
            <text:p>87,9289321881345</text:p>
          </table:table-cell>
          <table:table-cell table:style-name="ce156" table:formula="of:=SUMPRODUCT([.$A$4:.$C$6];[.AA18:.AC20])" office:value-type="float" office:value="87.9289321881345" calcext:value-type="float">
            <text:p>87,9289321881345</text:p>
          </table:table-cell>
          <table:table-cell table:style-name="ce156" table:formula="of:=SUMPRODUCT([.$A$4:.$C$6];[.AB18:.AD20])" office:value-type="float" office:value="79.3933982822018" calcext:value-type="float">
            <text:p>79,3933982822018</text:p>
          </table:table-cell>
          <table:table-cell table:number-columns-repeated="995"/>
        </table:table-row>
        <table:table-row table:style-name="ro4">
          <table:table-cell table:style-name="ce143" office:value-type="string" calcext:value-type="string">
            <text:p>Kante</text:p>
          </table:table-cell>
          <table:table-cell table:style-name="ce10" table:formula="of:=[.B5]/[.Y29]" office:value-type="float" office:value="0.748989698127554" calcext:value-type="float">
            <text:p>0,748989698127554</text:p>
          </table:table-cell>
          <table:table-cell table:style-name="ce11" table:formula="of:=[.C5]/[.Z29]" office:value-type="float" office:value="0.05" calcext:value-type="float">
            <text:p>0,05</text:p>
          </table:table-cell>
          <table:table-cell/>
          <table:table-cell table:style-name="ce143" office:value-type="string" calcext:value-type="string">
            <text:p>Kante</text:p>
          </table:table-cell>
          <table:table-cell table:style-name="ce13" table:formula="of:=[.A5]/[.Y29]" office:value-type="float" office:value="0.0568641046305657" calcext:value-type="float">
            <text:p>0,056864104630566</text:p>
          </table:table-cell>
          <table:table-cell table:style-name="ce12" table:formula="of:=[.B5]/[.Z29]" office:value-type="float" office:value="0.65857864376269" calcext:value-type="float">
            <text:p>0,65857864376269</text:p>
          </table:table-cell>
          <table:table-cell table:style-name="ce13" table:formula="of:=[.C5]/[.AA29]" office:value-type="float" office:value="0.05" calcext:value-type="float">
            <text:p>0,05</text:p>
          </table:table-cell>
          <table:table-cell/>
          <table:table-cell table:style-name="ce13" table:formula="of:=[.A5]/[.Z29]" office:value-type="float" office:value="0.05" calcext:value-type="float">
            <text:p>0,05</text:p>
          </table:table-cell>
          <table:table-cell table:style-name="ce12" table:formula="of:=[.B5]/[.AA29]" office:value-type="float" office:value="0.65857864376269" calcext:value-type="float">
            <text:p>0,65857864376269</text:p>
          </table:table-cell>
          <table:table-cell table:style-name="ce13" table:formula="of:=[.C5]/[.AB29]" office:value-type="float" office:value="0.05" calcext:value-type="float">
            <text:p>0,05</text:p>
          </table:table-cell>
          <table:table-cell/>
          <table:table-cell table:style-name="ce13" table:formula="of:=[.A5]/[.AA29]" office:value-type="float" office:value="0.05" calcext:value-type="float">
            <text:p>0,05</text:p>
          </table:table-cell>
          <table:table-cell table:style-name="ce12" table:formula="of:=[.B5]/[.AB29]" office:value-type="float" office:value="0.65857864376269" calcext:value-type="float">
            <text:p>0,65857864376269</text:p>
          </table:table-cell>
          <table:table-cell table:style-name="ce13" table:formula="of:=[.C5]/[.AC29]" office:value-type="float" office:value="0.0568641046305657" calcext:value-type="float">
            <text:p>0,056864104630566</text:p>
          </table:table-cell>
          <table:table-cell table:style-name="ce143" office:value-type="string" calcext:value-type="string">
            <text:p>Kante</text:p>
          </table:table-cell>
          <table:table-cell/>
          <table:table-cell table:style-name="ce13" table:formula="of:=[.A5]/[.AB29]" office:value-type="float" office:value="0.05" calcext:value-type="float">
            <text:p>0,05</text:p>
          </table:table-cell>
          <table:table-cell table:style-name="ce12" table:formula="of:=[.B5]/[.AC29]" office:value-type="float" office:value="0.748989698127554" calcext:value-type="float">
            <text:p>0,748989698127554</text:p>
          </table:table-cell>
          <table:table-cell table:style-name="ce143" office:value-type="string" calcext:value-type="string">
            <text:p>Kante</text:p>
          </table:table-cell>
          <table:table-cell table:number-columns-repeated="3"/>
          <table:table-cell table:style-name="ce156" table:formula="of:=SUMPRODUCT([.$A$4:.$C$6];[.X19:.Z21])" office:value-type="float" office:value="87.9289321881345" calcext:value-type="float">
            <text:p>87,9289321881345</text:p>
          </table:table-cell>
          <table:table-cell table:style-name="ce156" table:formula="of:=SUMPRODUCT([.$A$4:.$C$6];[.Y19:.AA21])" office:value-type="float" office:value="100" calcext:value-type="float">
            <text:p>100</text:p>
          </table:table-cell>
          <table:table-cell table:style-name="ce156" table:formula="of:=SUMPRODUCT([.$A$4:.$C$6];[.Z19:.AB21])" office:value-type="float" office:value="100" calcext:value-type="float">
            <text:p>100</text:p>
          </table:table-cell>
          <table:table-cell table:style-name="ce156" table:formula="of:=SUMPRODUCT([.$A$4:.$C$6];[.AA19:.AC21])" office:value-type="float" office:value="100" calcext:value-type="float">
            <text:p>100</text:p>
          </table:table-cell>
          <table:table-cell table:style-name="ce156" table:formula="of:=SUMPRODUCT([.$A$4:.$C$6];[.AB19:.AD21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4">
          <table:table-cell table:style-name="ce144"/>
          <table:table-cell table:style-name="ce11" table:formula="of:=[.B6]/[.Y30]" office:value-type="float" office:value="0.0568641046305657" calcext:value-type="float">
            <text:p>0,056864104630566</text:p>
          </table:table-cell>
          <table:table-cell table:style-name="ce11" table:formula="of:=[.C6]/[.Z30]" office:value-type="float" office:value="0.0353553390593274" calcext:value-type="float">
            <text:p>0,035355339059327</text:p>
          </table:table-cell>
          <table:table-cell/>
          <table:table-cell table:style-name="ce144"/>
          <table:table-cell table:style-name="ce13" table:formula="of:=[.A6]/[.Y30]" office:value-type="float" office:value="0.0402089939903744" calcext:value-type="float">
            <text:p>0,040208993990374</text:p>
          </table:table-cell>
          <table:table-cell table:style-name="ce13" table:formula="of:=[.B6]/[.Z30]" office:value-type="float" office:value="0.05" calcext:value-type="float">
            <text:p>0,05</text:p>
          </table:table-cell>
          <table:table-cell table:style-name="ce13" table:formula="of:=[.C6]/[.AA30]" office:value-type="float" office:value="0.0353553390593274" calcext:value-type="float">
            <text:p>0,035355339059327</text:p>
          </table:table-cell>
          <table:table-cell/>
          <table:table-cell table:style-name="ce13" table:formula="of:=[.A6]/[.Z30]" office:value-type="float" office:value="0.0353553390593274" calcext:value-type="float">
            <text:p>0,035355339059327</text:p>
          </table:table-cell>
          <table:table-cell table:style-name="ce13" table:formula="of:=[.B6]/[.AA30]" office:value-type="float" office:value="0.05" calcext:value-type="float">
            <text:p>0,05</text:p>
          </table:table-cell>
          <table:table-cell table:style-name="ce13" table:formula="of:=[.C6]/[.AB30]" office:value-type="float" office:value="0.0353553390593274" calcext:value-type="float">
            <text:p>0,035355339059327</text:p>
          </table:table-cell>
          <table:table-cell/>
          <table:table-cell table:style-name="ce13" table:formula="of:=[.A6]/[.AA30]" office:value-type="float" office:value="0.0353553390593274" calcext:value-type="float">
            <text:p>0,035355339059327</text:p>
          </table:table-cell>
          <table:table-cell table:style-name="ce13" table:formula="of:=[.B6]/[.AB30]" office:value-type="float" office:value="0.05" calcext:value-type="float">
            <text:p>0,05</text:p>
          </table:table-cell>
          <table:table-cell table:style-name="ce13" table:formula="of:=[.C6]/[.AC30]" office:value-type="float" office:value="0.0402089939903744" calcext:value-type="float">
            <text:p>0,040208993990374</text:p>
          </table:table-cell>
          <table:table-cell table:style-name="ce144"/>
          <table:table-cell/>
          <table:table-cell table:style-name="ce13" table:formula="of:=[.A6]/[.AB30]" office:value-type="float" office:value="0.0353553390593274" calcext:value-type="float">
            <text:p>0,035355339059327</text:p>
          </table:table-cell>
          <table:table-cell table:style-name="ce13" table:formula="of:=[.B6]/[.AC30]" office:value-type="float" office:value="0.0568641046305657" calcext:value-type="float">
            <text:p>0,056864104630566</text:p>
          </table:table-cell>
          <table:table-cell table:style-name="ce144"/>
          <table:table-cell table:number-columns-repeated="3"/>
          <table:table-cell table:style-name="ce156" table:formula="of:=SUMPRODUCT([.$A$4:.$C$6];[.X20:.Z22])" office:value-type="float" office:value="87.9289321881345" calcext:value-type="float">
            <text:p>87,9289321881345</text:p>
          </table:table-cell>
          <table:table-cell table:style-name="ce156" table:formula="of:=SUMPRODUCT([.$A$4:.$C$6];[.Y20:.AA22])" office:value-type="float" office:value="100" calcext:value-type="float">
            <text:p>100</text:p>
          </table:table-cell>
          <table:table-cell table:style-name="ce156" table:formula="of:=SUMPRODUCT([.$A$4:.$C$6];[.Z20:.AB22])" office:value-type="float" office:value="100" calcext:value-type="float">
            <text:p>100</text:p>
          </table:table-cell>
          <table:table-cell table:style-name="ce156" table:formula="of:=SUMPRODUCT([.$A$4:.$C$6];[.AA20:.AC22])" office:value-type="float" office:value="100" calcext:value-type="float">
            <text:p>100</text:p>
          </table:table-cell>
          <table:table-cell table:style-name="ce156" table:formula="of:=SUMPRODUCT([.$A$4:.$C$6];[.AB20:.AD22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4">
          <table:table-cell table:number-columns-repeated="24"/>
          <table:table-cell table:style-name="ce156" table:formula="of:=SUMPRODUCT([.$A$4:.$C$6];[.X21:.Z23])" office:value-type="float" office:value="87.9289321881345" calcext:value-type="float">
            <text:p>87,9289321881345</text:p>
          </table:table-cell>
          <table:table-cell table:style-name="ce156" table:formula="of:=SUMPRODUCT([.$A$4:.$C$6];[.Y21:.AA23])" office:value-type="float" office:value="100" calcext:value-type="float">
            <text:p>100</text:p>
          </table:table-cell>
          <table:table-cell table:style-name="ce156" table:formula="of:=SUMPRODUCT([.$A$4:.$C$6];[.Z21:.AB23])" office:value-type="float" office:value="100" calcext:value-type="float">
            <text:p>100</text:p>
          </table:table-cell>
          <table:table-cell table:style-name="ce156" table:formula="of:=SUMPRODUCT([.$A$4:.$C$6];[.AA21:.AC23])" office:value-type="float" office:value="100" calcext:value-type="float">
            <text:p>100</text:p>
          </table:table-cell>
          <table:table-cell table:style-name="ce156" table:formula="of:=SUMPRODUCT([.$A$4:.$C$6];[.AB21:.AD23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4">
          <table:table-cell table:style-name="ce144"/>
          <table:table-cell table:style-name="ce11" table:formula="of:=[.B4]/[.Y29]" office:value-type="float" office:value="0.0568641046305657" calcext:value-type="float">
            <text:p>0,056864104630566</text:p>
          </table:table-cell>
          <table:table-cell table:style-name="ce11" table:formula="of:=[.C4]/[.Z29]" office:value-type="float" office:value="0.0353553390593274" calcext:value-type="float">
            <text:p>0,035355339059327</text:p>
          </table:table-cell>
          <table:table-cell/>
          <table:table-cell table:style-name="ce144"/>
          <table:table-cell table:style-name="ce13" table:formula="of:=[.A4]/[.Y29]" office:value-type="float" office:value="0.0402089939903744" calcext:value-type="float">
            <text:p>0,040208993990374</text:p>
          </table:table-cell>
          <table:table-cell table:style-name="ce13" table:formula="of:=[.B4]/[.Z29]" office:value-type="float" office:value="0.05" calcext:value-type="float">
            <text:p>0,05</text:p>
          </table:table-cell>
          <table:table-cell table:style-name="ce13" table:formula="of:=[.C4]/[.AA29]" office:value-type="float" office:value="0.0353553390593274" calcext:value-type="float">
            <text:p>0,035355339059327</text:p>
          </table:table-cell>
          <table:table-cell/>
          <table:table-cell table:style-name="ce13" table:formula="of:=[.A4]/[.Z29]" office:value-type="float" office:value="0.0353553390593274" calcext:value-type="float">
            <text:p>0,035355339059327</text:p>
          </table:table-cell>
          <table:table-cell table:style-name="ce13" table:formula="of:=[.B4]/[.AA29]" office:value-type="float" office:value="0.05" calcext:value-type="float">
            <text:p>0,05</text:p>
          </table:table-cell>
          <table:table-cell table:style-name="ce13" table:formula="of:=[.C4]/[.AB29]" office:value-type="float" office:value="0.0353553390593274" calcext:value-type="float">
            <text:p>0,035355339059327</text:p>
          </table:table-cell>
          <table:table-cell/>
          <table:table-cell table:style-name="ce13" table:formula="of:=[.A4]/[.AA29]" office:value-type="float" office:value="0.0353553390593274" calcext:value-type="float">
            <text:p>0,035355339059327</text:p>
          </table:table-cell>
          <table:table-cell table:style-name="ce13" table:formula="of:=[.B4]/[.AB29]" office:value-type="float" office:value="0.05" calcext:value-type="float">
            <text:p>0,05</text:p>
          </table:table-cell>
          <table:table-cell table:style-name="ce13" table:formula="of:=[.C4]/[.AC29]" office:value-type="float" office:value="0.0402089939903744" calcext:value-type="float">
            <text:p>0,040208993990374</text:p>
          </table:table-cell>
          <table:table-cell table:style-name="ce144"/>
          <table:table-cell/>
          <table:table-cell table:style-name="ce13" table:formula="of:=[.A4]/[.AB29]" office:value-type="float" office:value="0.0353553390593274" calcext:value-type="float">
            <text:p>0,035355339059327</text:p>
          </table:table-cell>
          <table:table-cell table:style-name="ce13" table:formula="of:=[.B4]/[.AC29]" office:value-type="float" office:value="0.0568641046305657" calcext:value-type="float">
            <text:p>0,056864104630566</text:p>
          </table:table-cell>
          <table:table-cell table:style-name="ce144"/>
          <table:table-cell table:number-columns-repeated="3"/>
          <table:table-cell table:style-name="ce156" table:formula="of:=SUMPRODUCT([.$A$4:.$C$6];[.X22:.Z24])" office:value-type="float" office:value="79.3933982822018" calcext:value-type="float">
            <text:p>79,3933982822018</text:p>
          </table:table-cell>
          <table:table-cell table:style-name="ce156" table:formula="of:=SUMPRODUCT([.$A$4:.$C$6];[.Y22:.AA24])" office:value-type="float" office:value="87.9289321881345" calcext:value-type="float">
            <text:p>87,9289321881345</text:p>
          </table:table-cell>
          <table:table-cell table:style-name="ce156" table:formula="of:=SUMPRODUCT([.$A$4:.$C$6];[.Z22:.AB24])" office:value-type="float" office:value="87.9289321881345" calcext:value-type="float">
            <text:p>87,9289321881345</text:p>
          </table:table-cell>
          <table:table-cell table:style-name="ce156" table:formula="of:=SUMPRODUCT([.$A$4:.$C$6];[.AA22:.AC24])" office:value-type="float" office:value="87.9289321881345" calcext:value-type="float">
            <text:p>87,9289321881345</text:p>
          </table:table-cell>
          <table:table-cell table:style-name="ce156" table:formula="of:=SUMPRODUCT([.$A$4:.$C$6];[.AB22:.AD24])" office:value-type="float" office:value="79.3933982822018" calcext:value-type="float">
            <text:p>79,3933982822018</text:p>
          </table:table-cell>
          <table:table-cell table:number-columns-repeated="995"/>
        </table:table-row>
        <table:table-row table:style-name="ro4">
          <table:table-cell table:style-name="ce143" office:value-type="string" calcext:value-type="string">
            <text:p>Kante</text:p>
          </table:table-cell>
          <table:table-cell table:style-name="ce10" table:formula="of:=[.B5]/[.Y30]" office:value-type="float" office:value="0.748989698127554" calcext:value-type="float">
            <text:p>0,748989698127554</text:p>
          </table:table-cell>
          <table:table-cell table:style-name="ce11" table:formula="of:=[.C5]/[.Z30]" office:value-type="float" office:value="0.05" calcext:value-type="float">
            <text:p>0,05</text:p>
          </table:table-cell>
          <table:table-cell/>
          <table:table-cell table:style-name="ce143" office:value-type="string" calcext:value-type="string">
            <text:p>Kante</text:p>
          </table:table-cell>
          <table:table-cell table:style-name="ce13" table:formula="of:=[.A5]/[.Y30]" office:value-type="float" office:value="0.0568641046305657" calcext:value-type="float">
            <text:p>0,056864104630566</text:p>
          </table:table-cell>
          <table:table-cell table:style-name="ce12" table:formula="of:=[.B5]/[.Z30]" office:value-type="float" office:value="0.65857864376269" calcext:value-type="float">
            <text:p>0,65857864376269</text:p>
          </table:table-cell>
          <table:table-cell table:style-name="ce13" table:formula="of:=[.C5]/[.AA30]" office:value-type="float" office:value="0.05" calcext:value-type="float">
            <text:p>0,05</text:p>
          </table:table-cell>
          <table:table-cell/>
          <table:table-cell table:style-name="ce13" table:formula="of:=[.A5]/[.Z30]" office:value-type="float" office:value="0.05" calcext:value-type="float">
            <text:p>0,05</text:p>
          </table:table-cell>
          <table:table-cell table:style-name="ce12" table:formula="of:=[.B5]/[.AA30]" office:value-type="float" office:value="0.65857864376269" calcext:value-type="float">
            <text:p>0,65857864376269</text:p>
          </table:table-cell>
          <table:table-cell table:style-name="ce13" table:formula="of:=[.C5]/[.AB30]" office:value-type="float" office:value="0.05" calcext:value-type="float">
            <text:p>0,05</text:p>
          </table:table-cell>
          <table:table-cell/>
          <table:table-cell table:style-name="ce13" table:formula="of:=[.A5]/[.AA30]" office:value-type="float" office:value="0.05" calcext:value-type="float">
            <text:p>0,05</text:p>
          </table:table-cell>
          <table:table-cell table:style-name="ce12" table:formula="of:=[.B5]/[.AB30]" office:value-type="float" office:value="0.65857864376269" calcext:value-type="float">
            <text:p>0,65857864376269</text:p>
          </table:table-cell>
          <table:table-cell table:style-name="ce13" table:formula="of:=[.C5]/[.AC30]" office:value-type="float" office:value="0.0568641046305657" calcext:value-type="float">
            <text:p>0,056864104630566</text:p>
          </table:table-cell>
          <table:table-cell table:style-name="ce143" office:value-type="string" calcext:value-type="string">
            <text:p>Kante</text:p>
          </table:table-cell>
          <table:table-cell/>
          <table:table-cell table:style-name="ce13" table:formula="of:=[.A5]/[.AB30]" office:value-type="float" office:value="0.05" calcext:value-type="float">
            <text:p>0,05</text:p>
          </table:table-cell>
          <table:table-cell table:style-name="ce12" table:formula="of:=[.B5]/[.AC30]" office:value-type="float" office:value="0.748989698127554" calcext:value-type="float">
            <text:p>0,748989698127554</text:p>
          </table:table-cell>
          <table:table-cell table:style-name="ce143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144"/>
          <table:table-cell table:style-name="ce11" table:formula="of:=[.B6]/[.Y31]" office:value-type="float" office:value="0.0629775284618455" calcext:value-type="float">
            <text:p>0,062977528461846</text:p>
          </table:table-cell>
          <table:table-cell table:style-name="ce11" table:formula="of:=[.C6]/[.Z31]" office:value-type="float" office:value="0.0402089939903744" calcext:value-type="float">
            <text:p>0,040208993990374</text:p>
          </table:table-cell>
          <table:table-cell/>
          <table:table-cell table:style-name="ce144"/>
          <table:table-cell table:style-name="ce13" table:formula="of:=[.A6]/[.Y31]" office:value-type="float" office:value="0.0445318374377398" calcext:value-type="float">
            <text:p>0,04453183743774</text:p>
          </table:table-cell>
          <table:table-cell table:style-name="ce13" table:formula="of:=[.B6]/[.Z31]" office:value-type="float" office:value="0.0568641046305657" calcext:value-type="float">
            <text:p>0,056864104630566</text:p>
          </table:table-cell>
          <table:table-cell table:style-name="ce13" table:formula="of:=[.C6]/[.AA31]" office:value-type="float" office:value="0.0402089939903744" calcext:value-type="float">
            <text:p>0,040208993990374</text:p>
          </table:table-cell>
          <table:table-cell/>
          <table:table-cell table:style-name="ce13" table:formula="of:=[.A6]/[.Z31]" office:value-type="float" office:value="0.0402089939903744" calcext:value-type="float">
            <text:p>0,040208993990374</text:p>
          </table:table-cell>
          <table:table-cell table:style-name="ce13" table:formula="of:=[.B6]/[.AA31]" office:value-type="float" office:value="0.0568641046305657" calcext:value-type="float">
            <text:p>0,056864104630566</text:p>
          </table:table-cell>
          <table:table-cell table:style-name="ce13" table:formula="of:=[.C6]/[.AB31]" office:value-type="float" office:value="0.0402089939903744" calcext:value-type="float">
            <text:p>0,040208993990374</text:p>
          </table:table-cell>
          <table:table-cell/>
          <table:table-cell table:style-name="ce13" table:formula="of:=[.A6]/[.AA31]" office:value-type="float" office:value="0.0402089939903744" calcext:value-type="float">
            <text:p>0,040208993990374</text:p>
          </table:table-cell>
          <table:table-cell table:style-name="ce13" table:formula="of:=[.B6]/[.AB31]" office:value-type="float" office:value="0.0568641046305657" calcext:value-type="float">
            <text:p>0,056864104630566</text:p>
          </table:table-cell>
          <table:table-cell table:style-name="ce13" table:formula="of:=[.C6]/[.AC31]" office:value-type="float" office:value="0.0445318374377398" calcext:value-type="float">
            <text:p>0,04453183743774</text:p>
          </table:table-cell>
          <table:table-cell table:style-name="ce144"/>
          <table:table-cell/>
          <table:table-cell table:style-name="ce13" table:formula="of:=[.A6]/[.AB31]" office:value-type="float" office:value="0.0402089939903744" calcext:value-type="float">
            <text:p>0,040208993990374</text:p>
          </table:table-cell>
          <table:table-cell table:style-name="ce13" table:formula="of:=[.B6]/[.AC31]" office:value-type="float" office:value="0.0629775284618455" calcext:value-type="float">
            <text:p>0,062977528461846</text:p>
          </table:table-cell>
          <table:table-cell table:style-name="ce144"/>
          <table:table-cell table:number-columns-repeated="1003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26" office:value-type="string" calcext:value-type="string">
            <text:p>Ecke</text:p>
          </table:table-cell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 table:style-name="ce26" office:value-type="string" calcext:value-type="string">
            <text:p>Ecke</text:p>
          </table:table-cell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144"/>
          <table:table-cell table:style-name="ce11" table:formula="of:=[.B4]/[.Y30]" office:value-type="float" office:value="0.0568641046305657" calcext:value-type="float">
            <text:p>0,056864104630566</text:p>
          </table:table-cell>
          <table:table-cell table:style-name="ce11" table:formula="of:=[.C4]/[.Z30]" office:value-type="float" office:value="0.0353553390593274" calcext:value-type="float">
            <text:p>0,035355339059327</text:p>
          </table:table-cell>
          <table:table-cell/>
          <table:table-cell table:style-name="ce144"/>
          <table:table-cell table:style-name="ce13" table:formula="of:=[.A4]/[.Y30]" office:value-type="float" office:value="0.0402089939903744" calcext:value-type="float">
            <text:p>0,040208993990374</text:p>
          </table:table-cell>
          <table:table-cell table:style-name="ce13" table:formula="of:=[.B4]/[.Z30]" office:value-type="float" office:value="0.05" calcext:value-type="float">
            <text:p>0,05</text:p>
          </table:table-cell>
          <table:table-cell table:style-name="ce13" table:formula="of:=[.C4]/[.AA30]" office:value-type="float" office:value="0.0353553390593274" calcext:value-type="float">
            <text:p>0,035355339059327</text:p>
          </table:table-cell>
          <table:table-cell/>
          <table:table-cell table:style-name="ce13" table:formula="of:=[.A4]/[.Z30]" office:value-type="float" office:value="0.0353553390593274" calcext:value-type="float">
            <text:p>0,035355339059327</text:p>
          </table:table-cell>
          <table:table-cell table:style-name="ce13" table:formula="of:=[.B4]/[.AA30]" office:value-type="float" office:value="0.05" calcext:value-type="float">
            <text:p>0,05</text:p>
          </table:table-cell>
          <table:table-cell table:style-name="ce13" table:formula="of:=[.C4]/[.AB30]" office:value-type="float" office:value="0.0353553390593274" calcext:value-type="float">
            <text:p>0,035355339059327</text:p>
          </table:table-cell>
          <table:table-cell/>
          <table:table-cell table:style-name="ce13" table:formula="of:=[.A4]/[.AA30]" office:value-type="float" office:value="0.0353553390593274" calcext:value-type="float">
            <text:p>0,035355339059327</text:p>
          </table:table-cell>
          <table:table-cell table:style-name="ce13" table:formula="of:=[.B4]/[.AB30]" office:value-type="float" office:value="0.05" calcext:value-type="float">
            <text:p>0,05</text:p>
          </table:table-cell>
          <table:table-cell table:style-name="ce13" table:formula="of:=[.C4]/[.AC30]" office:value-type="float" office:value="0.0402089939903744" calcext:value-type="float">
            <text:p>0,040208993990374</text:p>
          </table:table-cell>
          <table:table-cell table:style-name="ce144"/>
          <table:table-cell/>
          <table:table-cell table:style-name="ce13" table:formula="of:=[.A4]/[.AB30]" office:value-type="float" office:value="0.0353553390593274" calcext:value-type="float">
            <text:p>0,035355339059327</text:p>
          </table:table-cell>
          <table:table-cell table:style-name="ce13" table:formula="of:=[.B4]/[.AC30]" office:value-type="float" office:value="0.0568641046305657" calcext:value-type="float">
            <text:p>0,056864104630566</text:p>
          </table:table-cell>
          <table:table-cell table:style-name="ce144"/>
          <table:table-cell table:number-columns-repeated="1003"/>
        </table:table-row>
        <table:table-row table:style-name="ro4">
          <table:table-cell table:style-name="ce143" office:value-type="string" calcext:value-type="string">
            <text:p>Kante</text:p>
          </table:table-cell>
          <table:table-cell table:style-name="ce10" table:formula="of:=[.B5]/[.Y31]" office:value-type="float" office:value="0.829513105638569" calcext:value-type="float">
            <text:p>0,829513105638569</text:p>
          </table:table-cell>
          <table:table-cell table:style-name="ce11" table:formula="of:=[.C5]/[.Z31]" office:value-type="float" office:value="0.0568641046305657" calcext:value-type="float">
            <text:p>0,056864104630566</text:p>
          </table:table-cell>
          <table:table-cell/>
          <table:table-cell table:style-name="ce143" office:value-type="string" calcext:value-type="string">
            <text:p>Kante</text:p>
          </table:table-cell>
          <table:table-cell table:style-name="ce13" table:formula="of:=[.A5]/[.Y31]" office:value-type="float" office:value="0.0629775284618455" calcext:value-type="float">
            <text:p>0,062977528461846</text:p>
          </table:table-cell>
          <table:table-cell table:style-name="ce12" table:formula="of:=[.B5]/[.Z31]" office:value-type="float" office:value="0.748989698127554" calcext:value-type="float">
            <text:p>0,748989698127554</text:p>
          </table:table-cell>
          <table:table-cell table:style-name="ce13" table:formula="of:=[.C5]/[.AA31]" office:value-type="float" office:value="0.0568641046305657" calcext:value-type="float">
            <text:p>0,056864104630566</text:p>
          </table:table-cell>
          <table:table-cell/>
          <table:table-cell table:style-name="ce13" table:formula="of:=[.A5]/[.Z31]" office:value-type="float" office:value="0.0568641046305657" calcext:value-type="float">
            <text:p>0,056864104630566</text:p>
          </table:table-cell>
          <table:table-cell table:style-name="ce12" table:formula="of:=[.B5]/[.AA31]" office:value-type="float" office:value="0.748989698127554" calcext:value-type="float">
            <text:p>0,748989698127554</text:p>
          </table:table-cell>
          <table:table-cell table:style-name="ce13" table:formula="of:=[.C5]/[.AB31]" office:value-type="float" office:value="0.0568641046305657" calcext:value-type="float">
            <text:p>0,056864104630566</text:p>
          </table:table-cell>
          <table:table-cell/>
          <table:table-cell table:style-name="ce13" table:formula="of:=[.A5]/[.AA31]" office:value-type="float" office:value="0.0568641046305657" calcext:value-type="float">
            <text:p>0,056864104630566</text:p>
          </table:table-cell>
          <table:table-cell table:style-name="ce12" table:formula="of:=[.B5]/[.AB31]" office:value-type="float" office:value="0.748989698127554" calcext:value-type="float">
            <text:p>0,748989698127554</text:p>
          </table:table-cell>
          <table:table-cell table:style-name="ce13" table:formula="of:=[.C5]/[.AC31]" office:value-type="float" office:value="0.0629775284618455" calcext:value-type="float">
            <text:p>0,062977528461846</text:p>
          </table:table-cell>
          <table:table-cell table:style-name="ce143" office:value-type="string" calcext:value-type="string">
            <text:p>Kante</text:p>
          </table:table-cell>
          <table:table-cell/>
          <table:table-cell table:style-name="ce13" table:formula="of:=[.A5]/[.AB31]" office:value-type="float" office:value="0.0568641046305657" calcext:value-type="float">
            <text:p>0,056864104630566</text:p>
          </table:table-cell>
          <table:table-cell table:style-name="ce12" table:formula="of:=[.B5]/[.AC31]" office:value-type="float" office:value="0.829513105638569" calcext:value-type="float">
            <text:p>0,829513105638569</text:p>
          </table:table-cell>
          <table:table-cell table:style-name="ce143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26" office:value-type="string" calcext:value-type="string">
            <text:p>Ecke</text:p>
          </table:table-cell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144"/>
          <table:table-cell table:style-name="ce26" office:value-type="string" calcext:value-type="string">
            <text:p>Ecke</text:p>
          </table:table-cell>
          <table:table-cell/>
          <table:table-cell table:style-name="ce144"/>
          <table:table-cell table:style-name="ce143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erteilung.X18:Verteilung.AD24">
            <calcext:condition calcext:apply-style-name="blue_dark_background" calcext:value="&lt;0.5" calcext:base-cell-address="Verteilung.X18"/>
            <calcext:condition calcext:apply-style-name="grey_background" calcext:value="&gt;=0.5" calcext:base-cell-address="Verteilung.X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_5f_background" style:display-name="Blue_background" style:family="table-cell" style:parent-style-name="Default">
      <style:table-cell-properties fo:background-color="#adc5e7"/>
    </style:style>
    <style:style style:name="grey_5f_background" style:display-name="grey_background" style:family="table-cell" style:parent-style-name="Default">
      <style:table-cell-properties fo:background-color="#dddddd"/>
    </style:style>
    <style:style style:name="blue_5f_dark_5f_background" style:display-name="blue_dark_background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 style:data-style-name="N2" text:time-value="16:51:59.215106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28T17:13:14.153873000</dc:date>
    <dc:creator>Engelbert Niehaus</dc:creator>
    <meta:editing-duration>P1DT20H4M29S</meta:editing-duration>
    <meta:editing-cycles>24</meta:editing-cycles>
    <meta:generator>LibreOffice/6.0.6.2$MacOSX_X86_64 LibreOffice_project/0c292870b25a325b5ed35f6b45599d2ea4458e77</meta:generator>
    <meta:document-statistic meta:table-count="12" meta:cell-count="2408" meta:object-count="0"/>
  </office:meta>
</office:document-meta>
</file>